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63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15.49mm"/>
    </style:style>
    <style:style style:name="co4" style:family="table-column">
      <style:table-column-properties fo:break-before="auto" style:column-width="29.65mm"/>
    </style:style>
    <style:style style:name="co5" style:family="table-column">
      <style:table-column-properties fo:break-before="auto" style:column-width="52.9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0.27mm"/>
    </style:style>
    <style:style style:name="co8" style:family="table-column">
      <style:table-column-properties fo:break-before="auto" style:column-width="28.6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. </number:text>
      <number:month/>
      <number:text>. </number:text>
      <number:year/>
    </number:date-style>
    <style:style style:name="ce1" style:family="table-cell" style:parent-style-name="Default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30">
      <style:text-properties fo:font-weight="bold" style:font-weight-asian="bold" style:font-weight-complex="bold"/>
    </style:style>
    <style:style style:name="ce5" style:family="table-cell" style:parent-style-name="Default" style:data-style-name="N30"/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Default"/>
        <table:table-row table:style-name="ro1">
          <table:table-cell table:style-name="ce2" office:value-type="string" calcext:value-type="string">
            <text:p>Jméno</text:p>
          </table:table-cell>
          <table:table-cell table:style-name="ce2" office:value-type="string" calcext:value-type="string">
            <text:p>Příjmení</text:p>
          </table:table-cell>
          <table:table-cell table:style-name="ce2" office:value-type="string" calcext:value-type="string">
            <text:p>Pohlaví</text:p>
          </table:table-cell>
          <table:table-cell table:style-name="ce4" office:value-type="string" calcext:value-type="string">
            <text:p>Datum narození</text:p>
          </table:table-cell>
          <table:table-cell table:style-name="ce2" office:value-type="string" calcext:value-type="string">
            <text:p>E-mail</text:p>
          </table:table-cell>
        </table:table-row>
        <table:table-row table:style-name="ro1">
          <table:table-cell table:formula="of:=INDIRECT(CONCATENATE(&quot;Nastaveni.&quot;;ADDRESS(RANDBETWEEN(2;41);IF([.C2]=&quot;muž&quot;;1;3);4));1)" office:value-type="string" office:string-value="Hana" calcext:value-type="string">
            <text:p>Hana</text:p>
          </table:table-cell>
          <table:table-cell table:formula="of:=INDIRECT(CONCATENATE(&quot;Nastaveni.&quot;;ADDRESS(RANDBETWEEN(2;41);IF([.C2]=&quot;muž&quot;;2;4);4));1)" office:value-type="string" office:string-value="Sabadková" calcext:value-type="string">
            <text:p>Sabadková</text:p>
          </table:table-cell>
          <table:table-cell table:style-name="ce3" table:formula="of:=IF(RAND()&gt;0.5;&quot;muž&quot;;&quot;žena&quot;)" office:value-type="string" office:string-value="žena" calcext:value-type="string">
            <text:p>žena</text:p>
          </table:table-cell>
          <table:table-cell table:formula="of:=RANDBETWEEN(18264;36526)" office:value-type="date" office:date-value="1971-08-20" calcext:value-type="date">
            <text:p>20. 8. 1971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2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2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sabadkova.hana@mail.cz" calcext:value-type="string">
            <text:p>sabadkova.hana@mail.cz</text:p>
          </table:table-cell>
        </table:table-row>
        <table:table-row table:style-name="ro1">
          <table:table-cell table:formula="of:=INDIRECT(CONCATENATE(&quot;Nastaveni.&quot;;ADDRESS(RANDBETWEEN(2;41);IF([.C3]=&quot;muž&quot;;1;3);4));1)" office:value-type="string" office:string-value="Jelena" calcext:value-type="string">
            <text:p>Jelena</text:p>
          </table:table-cell>
          <table:table-cell table:formula="of:=INDIRECT(CONCATENATE(&quot;Nastaveni.&quot;;ADDRESS(RANDBETWEEN(2;41);IF([.C3]=&quot;muž&quot;;2;4);4));1)" office:value-type="string" office:string-value="Perná" calcext:value-type="string">
            <text:p>Perná</text:p>
          </table:table-cell>
          <table:table-cell table:style-name="ce3" table:formula="of:=IF(RAND()&gt;0.5;&quot;muž&quot;;&quot;žena&quot;)" office:value-type="string" office:string-value="žena" calcext:value-type="string">
            <text:p>žena</text:p>
          </table:table-cell>
          <table:table-cell table:formula="of:=RANDBETWEEN(18264;36526)" office:value-type="date" office:date-value="1988-07-04" calcext:value-type="date">
            <text:p>4. 7. 1988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3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3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perna.jelena@mail.cz" calcext:value-type="string">
            <text:p>perna.jelena@mail.cz</text:p>
          </table:table-cell>
        </table:table-row>
        <table:table-row table:style-name="ro1">
          <table:table-cell table:formula="of:=INDIRECT(CONCATENATE(&quot;Nastaveni.&quot;;ADDRESS(RANDBETWEEN(2;41);IF([.C4]=&quot;muž&quot;;1;3);4));1)" office:value-type="string" office:string-value="Božena" calcext:value-type="string">
            <text:p>Božena</text:p>
          </table:table-cell>
          <table:table-cell table:formula="of:=INDIRECT(CONCATENATE(&quot;Nastaveni.&quot;;ADDRESS(RANDBETWEEN(2;41);IF([.C4]=&quot;muž&quot;;2;4);4));1)" office:value-type="string" office:string-value="Nováková" calcext:value-type="string">
            <text:p>Nováková</text:p>
          </table:table-cell>
          <table:table-cell table:style-name="ce3" table:formula="of:=IF(RAND()&gt;0.5;&quot;muž&quot;;&quot;žena&quot;)" office:value-type="string" office:string-value="žena" calcext:value-type="string">
            <text:p>žena</text:p>
          </table:table-cell>
          <table:table-cell table:formula="of:=RANDBETWEEN(18264;36526)" office:value-type="date" office:date-value="1993-04-14" calcext:value-type="date">
            <text:p>14. 4. 1993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4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4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novakova.bozena@mail.cz" calcext:value-type="string">
            <text:p>novakova.bozena@mail.cz</text:p>
          </table:table-cell>
        </table:table-row>
        <table:table-row table:style-name="ro1">
          <table:table-cell table:formula="of:=INDIRECT(CONCATENATE(&quot;Nastaveni.&quot;;ADDRESS(RANDBETWEEN(2;41);IF([.C5]=&quot;muž&quot;;1;3);4));1)" office:value-type="string" office:string-value="Dana" calcext:value-type="string">
            <text:p>Dana</text:p>
          </table:table-cell>
          <table:table-cell table:formula="of:=INDIRECT(CONCATENATE(&quot;Nastaveni.&quot;;ADDRESS(RANDBETWEEN(2;41);IF([.C5]=&quot;muž&quot;;2;4);4));1)" office:value-type="string" office:string-value="Vopršálková" calcext:value-type="string">
            <text:p>Vopršálková</text:p>
          </table:table-cell>
          <table:table-cell table:style-name="ce3" table:formula="of:=IF(RAND()&gt;0.5;&quot;muž&quot;;&quot;žena&quot;)" office:value-type="string" office:string-value="žena" calcext:value-type="string">
            <text:p>žena</text:p>
          </table:table-cell>
          <table:table-cell table:formula="of:=RANDBETWEEN(18264;36526)" office:value-type="date" office:date-value="1977-01-15" calcext:value-type="date">
            <text:p>15. 1. 1977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5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5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voprsalkova.dana@mail.cz" calcext:value-type="string">
            <text:p>voprsalkova.dana@mail.cz</text:p>
          </table:table-cell>
        </table:table-row>
        <table:table-row table:style-name="ro1">
          <table:table-cell table:formula="of:=INDIRECT(CONCATENATE(&quot;Nastaveni.&quot;;ADDRESS(RANDBETWEEN(2;41);IF([.C6]=&quot;muž&quot;;1;3);4));1)" office:value-type="string" office:string-value="Žaneta" calcext:value-type="string">
            <text:p>Žaneta</text:p>
          </table:table-cell>
          <table:table-cell table:formula="of:=INDIRECT(CONCATENATE(&quot;Nastaveni.&quot;;ADDRESS(RANDBETWEEN(2;41);IF([.C6]=&quot;muž&quot;;2;4);4));1)" office:value-type="string" office:string-value="Olecká" calcext:value-type="string">
            <text:p>Olecká</text:p>
          </table:table-cell>
          <table:table-cell table:style-name="ce3" table:formula="of:=IF(RAND()&gt;0.5;&quot;muž&quot;;&quot;žena&quot;)" office:value-type="string" office:string-value="žena" calcext:value-type="string">
            <text:p>žena</text:p>
          </table:table-cell>
          <table:table-cell table:formula="of:=RANDBETWEEN(18264;36526)" office:value-type="date" office:date-value="1959-05-27" calcext:value-type="date">
            <text:p>27. 5. 1959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6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6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olecka.zaneta@mail.cz" calcext:value-type="string">
            <text:p>olecka.zaneta@mail.cz</text:p>
          </table:table-cell>
        </table:table-row>
        <table:table-row table:style-name="ro1">
          <table:table-cell table:formula="of:=INDIRECT(CONCATENATE(&quot;Nastaveni.&quot;;ADDRESS(RANDBETWEEN(2;41);IF([.C7]=&quot;muž&quot;;1;3);4));1)" office:value-type="string" office:string-value="Zdena" calcext:value-type="string">
            <text:p>Zdena</text:p>
          </table:table-cell>
          <table:table-cell table:formula="of:=INDIRECT(CONCATENATE(&quot;Nastaveni.&quot;;ADDRESS(RANDBETWEEN(2;41);IF([.C7]=&quot;muž&quot;;2;4);4));1)" office:value-type="string" office:string-value="Vopršálková" calcext:value-type="string">
            <text:p>Vopršálková</text:p>
          </table:table-cell>
          <table:table-cell table:style-name="ce3" table:formula="of:=IF(RAND()&gt;0.5;&quot;muž&quot;;&quot;žena&quot;)" office:value-type="string" office:string-value="žena" calcext:value-type="string">
            <text:p>žena</text:p>
          </table:table-cell>
          <table:table-cell table:formula="of:=RANDBETWEEN(18264;36526)" office:value-type="date" office:date-value="1992-12-21" calcext:value-type="date">
            <text:p>21. 12. 1992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7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7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voprsalkova.zdena@mail.cz" calcext:value-type="string">
            <text:p>voprsalkova.zdena@mail.cz</text:p>
          </table:table-cell>
        </table:table-row>
        <table:table-row table:style-name="ro1">
          <table:table-cell table:formula="of:=INDIRECT(CONCATENATE(&quot;Nastaveni.&quot;;ADDRESS(RANDBETWEEN(2;41);IF([.C8]=&quot;muž&quot;;1;3);4));1)" office:value-type="string" office:string-value="Jelena" calcext:value-type="string">
            <text:p>Jelena</text:p>
          </table:table-cell>
          <table:table-cell table:formula="of:=INDIRECT(CONCATENATE(&quot;Nastaveni.&quot;;ADDRESS(RANDBETWEEN(2;41);IF([.C8]=&quot;muž&quot;;2;4);4));1)" office:value-type="string" office:string-value="Doroženská" calcext:value-type="string">
            <text:p>Doroženská</text:p>
          </table:table-cell>
          <table:table-cell table:style-name="ce3" table:formula="of:=IF(RAND()&gt;0.5;&quot;muž&quot;;&quot;žena&quot;)" office:value-type="string" office:string-value="žena" calcext:value-type="string">
            <text:p>žena</text:p>
          </table:table-cell>
          <table:table-cell table:formula="of:=RANDBETWEEN(18264;36526)" office:value-type="date" office:date-value="1991-12-21" calcext:value-type="date">
            <text:p>21. 12. 1991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8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8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dorozenska.jelena@mail.cz" calcext:value-type="string">
            <text:p>dorozenska.jelena@mail.cz</text:p>
          </table:table-cell>
        </table:table-row>
        <table:table-row table:style-name="ro1">
          <table:table-cell table:formula="of:=INDIRECT(CONCATENATE(&quot;Nastaveni.&quot;;ADDRESS(RANDBETWEEN(2;41);IF([.C9]=&quot;muž&quot;;1;3);4));1)" office:value-type="string" office:string-value="Oto" calcext:value-type="string">
            <text:p>Oto</text:p>
          </table:table-cell>
          <table:table-cell table:formula="of:=INDIRECT(CONCATENATE(&quot;Nastaveni.&quot;;ADDRESS(RANDBETWEEN(2;41);IF([.C9]=&quot;muž&quot;;2;4);4));1)" office:value-type="string" office:string-value="Novák" calcext:value-type="string">
            <text:p>Novák</text:p>
          </table:table-cell>
          <table:table-cell table:style-name="ce3" table:formula="of:=IF(RAND()&gt;0.5;&quot;muž&quot;;&quot;žena&quot;)" office:value-type="string" office:string-value="muž" calcext:value-type="string">
            <text:p>muž</text:p>
          </table:table-cell>
          <table:table-cell table:formula="of:=RANDBETWEEN(18264;36526)" office:value-type="date" office:date-value="1964-09-09" calcext:value-type="date">
            <text:p>9. 9. 1964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9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9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novak.oto@mail.cz" calcext:value-type="string">
            <text:p>novak.oto@mail.cz</text:p>
          </table:table-cell>
        </table:table-row>
        <table:table-row table:style-name="ro1">
          <table:table-cell table:formula="of:=INDIRECT(CONCATENATE(&quot;Nastaveni.&quot;;ADDRESS(RANDBETWEEN(2;41);IF([.C10]=&quot;muž&quot;;1;3);4));1)" office:value-type="string" office:string-value="Lenka" calcext:value-type="string">
            <text:p>Lenka</text:p>
          </table:table-cell>
          <table:table-cell table:formula="of:=INDIRECT(CONCATENATE(&quot;Nastaveni.&quot;;ADDRESS(RANDBETWEEN(2;41);IF([.C10]=&quot;muž&quot;;2;4);4));1)" office:value-type="string" office:string-value="Mašková" calcext:value-type="string">
            <text:p>Mašková</text:p>
          </table:table-cell>
          <table:table-cell table:style-name="ce3" table:formula="of:=IF(RAND()&gt;0.5;&quot;muž&quot;;&quot;žena&quot;)" office:value-type="string" office:string-value="žena" calcext:value-type="string">
            <text:p>žena</text:p>
          </table:table-cell>
          <table:table-cell table:formula="of:=RANDBETWEEN(18264;36526)" office:value-type="date" office:date-value="1992-06-29" calcext:value-type="date">
            <text:p>29. 6. 1992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10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10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maskova.lenka@mail.cz" calcext:value-type="string">
            <text:p>maskova.lenka@mail.cz</text:p>
          </table:table-cell>
        </table:table-row>
        <table:table-row table:style-name="ro1">
          <table:table-cell table:formula="of:=INDIRECT(CONCATENATE(&quot;Nastaveni.&quot;;ADDRESS(RANDBETWEEN(2;41);IF([.C11]=&quot;muž&quot;;1;3);4));1)" office:value-type="string" office:string-value="Waldemar" calcext:value-type="string">
            <text:p>Waldemar</text:p>
          </table:table-cell>
          <table:table-cell table:formula="of:=INDIRECT(CONCATENATE(&quot;Nastaveni.&quot;;ADDRESS(RANDBETWEEN(2;41);IF([.C11]=&quot;muž&quot;;2;4);4));1)" office:value-type="string" office:string-value="Chaplin" calcext:value-type="string">
            <text:p>Chaplin</text:p>
          </table:table-cell>
          <table:table-cell table:style-name="ce3" table:formula="of:=IF(RAND()&gt;0.5;&quot;muž&quot;;&quot;žena&quot;)" office:value-type="string" office:string-value="muž" calcext:value-type="string">
            <text:p>muž</text:p>
          </table:table-cell>
          <table:table-cell table:formula="of:=RANDBETWEEN(18264;36526)" office:value-type="date" office:date-value="1992-09-15" calcext:value-type="date">
            <text:p>15. 9. 1992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11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11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chaplin.waldemar@mail.cz" calcext:value-type="string">
            <text:p>chaplin.waldemar@mail.cz</text:p>
          </table:table-cell>
        </table:table-row>
        <table:table-row table:style-name="ro1">
          <table:table-cell table:formula="of:=INDIRECT(CONCATENATE(&quot;Nastaveni.&quot;;ADDRESS(RANDBETWEEN(2;41);IF([.C12]=&quot;muž&quot;;1;3);4));1)" office:value-type="string" office:string-value="Lenka" calcext:value-type="string">
            <text:p>Lenka</text:p>
          </table:table-cell>
          <table:table-cell table:formula="of:=INDIRECT(CONCATENATE(&quot;Nastaveni.&quot;;ADDRESS(RANDBETWEEN(2;41);IF([.C12]=&quot;muž&quot;;2;4);4));1)" office:value-type="string" office:string-value="Vopršálková" calcext:value-type="string">
            <text:p>Vopršálková</text:p>
          </table:table-cell>
          <table:table-cell table:style-name="ce3" table:formula="of:=IF(RAND()&gt;0.5;&quot;muž&quot;;&quot;žena&quot;)" office:value-type="string" office:string-value="žena" calcext:value-type="string">
            <text:p>žena</text:p>
          </table:table-cell>
          <table:table-cell table:formula="of:=RANDBETWEEN(18264;36526)" office:value-type="date" office:date-value="1978-01-15" calcext:value-type="date">
            <text:p>15. 1. 1978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12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12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voprsalkova.lenka@mail.cz" calcext:value-type="string">
            <text:p>voprsalkova.lenka@mail.cz</text:p>
          </table:table-cell>
        </table:table-row>
        <table:table-row table:style-name="ro1">
          <table:table-cell table:formula="of:=INDIRECT(CONCATENATE(&quot;Nastaveni.&quot;;ADDRESS(RANDBETWEEN(2;41);IF([.C13]=&quot;muž&quot;;1;3);4));1)" office:value-type="string" office:string-value="Karla" calcext:value-type="string">
            <text:p>Karla</text:p>
          </table:table-cell>
          <table:table-cell table:formula="of:=INDIRECT(CONCATENATE(&quot;Nastaveni.&quot;;ADDRESS(RANDBETWEEN(2;41);IF([.C13]=&quot;muž&quot;;2;4);4));1)" office:value-type="string" office:string-value="Mladá" calcext:value-type="string">
            <text:p>Mladá</text:p>
          </table:table-cell>
          <table:table-cell table:style-name="ce3" table:formula="of:=IF(RAND()&gt;0.5;&quot;muž&quot;;&quot;žena&quot;)" office:value-type="string" office:string-value="žena" calcext:value-type="string">
            <text:p>žena</text:p>
          </table:table-cell>
          <table:table-cell table:formula="of:=RANDBETWEEN(18264;36526)" office:value-type="date" office:date-value="1983-08-24" calcext:value-type="date">
            <text:p>24. 8. 1983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13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13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mlada.karla@mail.cz" calcext:value-type="string">
            <text:p>mlada.karla@mail.cz</text:p>
          </table:table-cell>
        </table:table-row>
        <table:table-row table:style-name="ro1">
          <table:table-cell table:formula="of:=INDIRECT(CONCATENATE(&quot;Nastaveni.&quot;;ADDRESS(RANDBETWEEN(2;41);IF([.C14]=&quot;muž&quot;;1;3);4));1)" office:value-type="string" office:string-value="Vladěna" calcext:value-type="string">
            <text:p>Vladěna</text:p>
          </table:table-cell>
          <table:table-cell table:formula="of:=INDIRECT(CONCATENATE(&quot;Nastaveni.&quot;;ADDRESS(RANDBETWEEN(2;41);IF([.C14]=&quot;muž&quot;;2;4);4));1)" office:value-type="string" office:string-value="Pertová" calcext:value-type="string">
            <text:p>Pertová</text:p>
          </table:table-cell>
          <table:table-cell table:style-name="ce3" table:formula="of:=IF(RAND()&gt;0.5;&quot;muž&quot;;&quot;žena&quot;)" office:value-type="string" office:string-value="žena" calcext:value-type="string">
            <text:p>žena</text:p>
          </table:table-cell>
          <table:table-cell table:formula="of:=RANDBETWEEN(18264;36526)" office:value-type="date" office:date-value="1982-10-02" calcext:value-type="date">
            <text:p>2. 10. 1982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14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14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pertova.vladena@mail.cz" calcext:value-type="string">
            <text:p>pertova.vladena@mail.cz</text:p>
          </table:table-cell>
        </table:table-row>
        <table:table-row table:style-name="ro1">
          <table:table-cell table:formula="of:=INDIRECT(CONCATENATE(&quot;Nastaveni.&quot;;ADDRESS(RANDBETWEEN(2;41);IF([.C15]=&quot;muž&quot;;1;3);4));1)" office:value-type="string" office:string-value="Xaver" calcext:value-type="string">
            <text:p>Xaver</text:p>
          </table:table-cell>
          <table:table-cell table:formula="of:=INDIRECT(CONCATENATE(&quot;Nastaveni.&quot;;ADDRESS(RANDBETWEEN(2;41);IF([.C15]=&quot;muž&quot;;2;4);4));1)" office:value-type="string" office:string-value="Kučera" calcext:value-type="string">
            <text:p>Kučera</text:p>
          </table:table-cell>
          <table:table-cell table:style-name="ce3" table:formula="of:=IF(RAND()&gt;0.5;&quot;muž&quot;;&quot;žena&quot;)" office:value-type="string" office:string-value="muž" calcext:value-type="string">
            <text:p>muž</text:p>
          </table:table-cell>
          <table:table-cell table:formula="of:=RANDBETWEEN(18264;36526)" office:value-type="date" office:date-value="1983-06-20" calcext:value-type="date">
            <text:p>20. 6. 1983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15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15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kucera.xaver@mail.cz" calcext:value-type="string">
            <text:p>kucera.xaver@mail.cz</text:p>
          </table:table-cell>
        </table:table-row>
        <table:table-row table:style-name="ro1">
          <table:table-cell table:formula="of:=INDIRECT(CONCATENATE(&quot;Nastaveni.&quot;;ADDRESS(RANDBETWEEN(2;41);IF([.C16]=&quot;muž&quot;;1;3);4));1)" office:value-type="string" office:string-value="Aleš" calcext:value-type="string">
            <text:p>Aleš</text:p>
          </table:table-cell>
          <table:table-cell table:formula="of:=INDIRECT(CONCATENATE(&quot;Nastaveni.&quot;;ADDRESS(RANDBETWEEN(2;41);IF([.C16]=&quot;muž&quot;;2;4);4));1)" office:value-type="string" office:string-value="Zábava" calcext:value-type="string">
            <text:p>Zábava</text:p>
          </table:table-cell>
          <table:table-cell table:style-name="ce3" table:formula="of:=IF(RAND()&gt;0.5;&quot;muž&quot;;&quot;žena&quot;)" office:value-type="string" office:string-value="muž" calcext:value-type="string">
            <text:p>muž</text:p>
          </table:table-cell>
          <table:table-cell table:formula="of:=RANDBETWEEN(18264;36526)" office:value-type="date" office:date-value="1985-01-26" calcext:value-type="date">
            <text:p>26. 1. 1985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16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16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zabava.ales@mail.cz" calcext:value-type="string">
            <text:p>zabava.ales@mail.cz</text:p>
          </table:table-cell>
        </table:table-row>
        <table:table-row table:style-name="ro1">
          <table:table-cell table:formula="of:=INDIRECT(CONCATENATE(&quot;Nastaveni.&quot;;ADDRESS(RANDBETWEEN(2;41);IF([.C17]=&quot;muž&quot;;1;3);4));1)" office:value-type="string" office:string-value="Ervín" calcext:value-type="string">
            <text:p>Ervín</text:p>
          </table:table-cell>
          <table:table-cell table:formula="of:=INDIRECT(CONCATENATE(&quot;Nastaveni.&quot;;ADDRESS(RANDBETWEEN(2;41);IF([.C17]=&quot;muž&quot;;2;4);4));1)" office:value-type="string" office:string-value="Hovorka" calcext:value-type="string">
            <text:p>Hovorka</text:p>
          </table:table-cell>
          <table:table-cell table:style-name="ce3" table:formula="of:=IF(RAND()&gt;0.5;&quot;muž&quot;;&quot;žena&quot;)" office:value-type="string" office:string-value="muž" calcext:value-type="string">
            <text:p>muž</text:p>
          </table:table-cell>
          <table:table-cell table:formula="of:=RANDBETWEEN(18264;36526)" office:value-type="date" office:date-value="1967-10-17" calcext:value-type="date">
            <text:p>17. 10. 1967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17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17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hovorka.ervin@mail.cz" calcext:value-type="string">
            <text:p>hovorka.ervin@mail.cz</text:p>
          </table:table-cell>
        </table:table-row>
        <table:table-row table:style-name="ro1">
          <table:table-cell table:formula="of:=INDIRECT(CONCATENATE(&quot;Nastaveni.&quot;;ADDRESS(RANDBETWEEN(2;41);IF([.C18]=&quot;muž&quot;;1;3);4));1)" office:value-type="string" office:string-value="Lenka" calcext:value-type="string">
            <text:p>Lenka</text:p>
          </table:table-cell>
          <table:table-cell table:formula="of:=INDIRECT(CONCATENATE(&quot;Nastaveni.&quot;;ADDRESS(RANDBETWEEN(2;41);IF([.C18]=&quot;muž&quot;;2;4);4));1)" office:value-type="string" office:string-value="Mašková" calcext:value-type="string">
            <text:p>Mašková</text:p>
          </table:table-cell>
          <table:table-cell table:style-name="ce3" table:formula="of:=IF(RAND()&gt;0.5;&quot;muž&quot;;&quot;žena&quot;)" office:value-type="string" office:string-value="žena" calcext:value-type="string">
            <text:p>žena</text:p>
          </table:table-cell>
          <table:table-cell table:formula="of:=RANDBETWEEN(18264;36526)" office:value-type="date" office:date-value="1984-07-13" calcext:value-type="date">
            <text:p>13. 7. 1984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18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18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maskova.lenka@mail.cz" calcext:value-type="string">
            <text:p>maskova.lenka@mail.cz</text:p>
          </table:table-cell>
        </table:table-row>
        <table:table-row table:style-name="ro1">
          <table:table-cell table:formula="of:=INDIRECT(CONCATENATE(&quot;Nastaveni.&quot;;ADDRESS(RANDBETWEEN(2;41);IF([.C19]=&quot;muž&quot;;1;3);4));1)" office:value-type="string" office:string-value="Libuše" calcext:value-type="string">
            <text:p>Libuše</text:p>
          </table:table-cell>
          <table:table-cell table:formula="of:=INDIRECT(CONCATENATE(&quot;Nastaveni.&quot;;ADDRESS(RANDBETWEEN(2;41);IF([.C19]=&quot;muž&quot;;2;4);4));1)" office:value-type="string" office:string-value="Sabadková" calcext:value-type="string">
            <text:p>Sabadková</text:p>
          </table:table-cell>
          <table:table-cell table:style-name="ce3" table:formula="of:=IF(RAND()&gt;0.5;&quot;muž&quot;;&quot;žena&quot;)" office:value-type="string" office:string-value="žena" calcext:value-type="string">
            <text:p>žena</text:p>
          </table:table-cell>
          <table:table-cell table:formula="of:=RANDBETWEEN(18264;36526)" office:value-type="date" office:date-value="1978-03-15" calcext:value-type="date">
            <text:p>15. 3. 1978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19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19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sabadkova.libuse@mail.cz" calcext:value-type="string">
            <text:p>sabadkova.libuse@mail.cz</text:p>
          </table:table-cell>
        </table:table-row>
        <table:table-row table:style-name="ro1">
          <table:table-cell table:formula="of:=INDIRECT(CONCATENATE(&quot;Nastaveni.&quot;;ADDRESS(RANDBETWEEN(2;41);IF([.C20]=&quot;muž&quot;;1;3);4));1)" office:value-type="string" office:string-value="Rudolf" calcext:value-type="string">
            <text:p>Rudolf</text:p>
          </table:table-cell>
          <table:table-cell table:formula="of:=INDIRECT(CONCATENATE(&quot;Nastaveni.&quot;;ADDRESS(RANDBETWEEN(2;41);IF([.C20]=&quot;muž&quot;;2;4);4));1)" office:value-type="string" office:string-value="Fiala" calcext:value-type="string">
            <text:p>Fiala</text:p>
          </table:table-cell>
          <table:table-cell table:style-name="ce3" table:formula="of:=IF(RAND()&gt;0.5;&quot;muž&quot;;&quot;žena&quot;)" office:value-type="string" office:string-value="muž" calcext:value-type="string">
            <text:p>muž</text:p>
          </table:table-cell>
          <table:table-cell table:formula="of:=RANDBETWEEN(18264;36526)" office:value-type="date" office:date-value="1992-01-17" calcext:value-type="date">
            <text:p>17. 1. 1992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20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20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fiala.rudolf@mail.cz" calcext:value-type="string">
            <text:p>fiala.rudolf@mail.cz</text:p>
          </table:table-cell>
        </table:table-row>
        <table:table-row table:style-name="ro1">
          <table:table-cell table:formula="of:=INDIRECT(CONCATENATE(&quot;Nastaveni.&quot;;ADDRESS(RANDBETWEEN(2;41);IF([.C21]=&quot;muž&quot;;1;3);4));1)" office:value-type="string" office:string-value="Ladislav" calcext:value-type="string">
            <text:p>Ladislav</text:p>
          </table:table-cell>
          <table:table-cell table:formula="of:=INDIRECT(CONCATENATE(&quot;Nastaveni.&quot;;ADDRESS(RANDBETWEEN(2;41);IF([.C21]=&quot;muž&quot;;2;4);4));1)" office:value-type="string" office:string-value="Nejezchleba" calcext:value-type="string">
            <text:p>Nejezchleba</text:p>
          </table:table-cell>
          <table:table-cell table:style-name="ce3" table:formula="of:=IF(RAND()&gt;0.5;&quot;muž&quot;;&quot;žena&quot;)" office:value-type="string" office:string-value="muž" calcext:value-type="string">
            <text:p>muž</text:p>
          </table:table-cell>
          <table:table-cell table:formula="of:=RANDBETWEEN(18264;36526)" office:value-type="date" office:date-value="1965-11-21" calcext:value-type="date">
            <text:p>21. 11. 1965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21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21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nejezchleba.ladislav@mail.cz" calcext:value-type="string">
            <text:p>nejezchleba.ladislav@mail.cz</text:p>
          </table:table-cell>
        </table:table-row>
        <table:table-row table:style-name="ro1">
          <table:table-cell table:formula="of:=INDIRECT(CONCATENATE(&quot;Nastaveni.&quot;;ADDRESS(RANDBETWEEN(2;41);IF([.C22]=&quot;muž&quot;;1;3);4));1)" office:value-type="string" office:string-value="Adéla" calcext:value-type="string">
            <text:p>Adéla</text:p>
          </table:table-cell>
          <table:table-cell table:formula="of:=INDIRECT(CONCATENATE(&quot;Nastaveni.&quot;;ADDRESS(RANDBETWEEN(2;41);IF([.C22]=&quot;muž&quot;;2;4);4));1)" office:value-type="string" office:string-value="Dvořáková" calcext:value-type="string">
            <text:p>Dvořáková</text:p>
          </table:table-cell>
          <table:table-cell table:style-name="ce3" table:formula="of:=IF(RAND()&gt;0.5;&quot;muž&quot;;&quot;žena&quot;)" office:value-type="string" office:string-value="žena" calcext:value-type="string">
            <text:p>žena</text:p>
          </table:table-cell>
          <table:table-cell table:formula="of:=RANDBETWEEN(18264;36526)" office:value-type="date" office:date-value="1965-07-24" calcext:value-type="date">
            <text:p>24. 7. 1965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22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22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dvorakova.adela@mail.cz" calcext:value-type="string">
            <text:p>dvorakova.adela@mail.cz</text:p>
          </table:table-cell>
        </table:table-row>
        <table:table-row table:style-name="ro1">
          <table:table-cell table:formula="of:=INDIRECT(CONCATENATE(&quot;Nastaveni.&quot;;ADDRESS(RANDBETWEEN(2;41);IF([.C23]=&quot;muž&quot;;1;3);4));1)" office:value-type="string" office:string-value="Pavel" calcext:value-type="string">
            <text:p>Pavel</text:p>
          </table:table-cell>
          <table:table-cell table:formula="of:=INDIRECT(CONCATENATE(&quot;Nastaveni.&quot;;ADDRESS(RANDBETWEEN(2;41);IF([.C23]=&quot;muž&quot;;2;4);4));1)" office:value-type="string" office:string-value="Ulek" calcext:value-type="string">
            <text:p>Ulek</text:p>
          </table:table-cell>
          <table:table-cell table:style-name="ce3" table:formula="of:=IF(RAND()&gt;0.5;&quot;muž&quot;;&quot;žena&quot;)" office:value-type="string" office:string-value="muž" calcext:value-type="string">
            <text:p>muž</text:p>
          </table:table-cell>
          <table:table-cell table:formula="of:=RANDBETWEEN(18264;36526)" office:value-type="date" office:date-value="1999-09-19" calcext:value-type="date">
            <text:p>19. 9. 1999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23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23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ulek.pavel@mail.cz" calcext:value-type="string">
            <text:p>ulek.pavel@mail.cz</text:p>
          </table:table-cell>
        </table:table-row>
        <table:table-row table:style-name="ro1">
          <table:table-cell table:formula="of:=INDIRECT(CONCATENATE(&quot;Nastaveni.&quot;;ADDRESS(RANDBETWEEN(2;41);IF([.C24]=&quot;muž&quot;;1;3);4));1)" office:value-type="string" office:string-value="Lucie" calcext:value-type="string">
            <text:p>Lucie</text:p>
          </table:table-cell>
          <table:table-cell table:formula="of:=INDIRECT(CONCATENATE(&quot;Nastaveni.&quot;;ADDRESS(RANDBETWEEN(2;41);IF([.C24]=&quot;muž&quot;;2;4);4));1)" office:value-type="string" office:string-value="Doroženská" calcext:value-type="string">
            <text:p>Doroženská</text:p>
          </table:table-cell>
          <table:table-cell table:style-name="ce3" table:formula="of:=IF(RAND()&gt;0.5;&quot;muž&quot;;&quot;žena&quot;)" office:value-type="string" office:string-value="žena" calcext:value-type="string">
            <text:p>žena</text:p>
          </table:table-cell>
          <table:table-cell table:formula="of:=RANDBETWEEN(18264;36526)" office:value-type="date" office:date-value="1982-06-23" calcext:value-type="date">
            <text:p>23. 6. 1982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24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24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dorozenska.lucie@mail.cz" calcext:value-type="string">
            <text:p>dorozenska.lucie@mail.cz</text:p>
          </table:table-cell>
        </table:table-row>
        <table:table-row table:style-name="ro1">
          <table:table-cell table:formula="of:=INDIRECT(CONCATENATE(&quot;Nastaveni.&quot;;ADDRESS(RANDBETWEEN(2;41);IF([.C25]=&quot;muž&quot;;1;3);4));1)" office:value-type="string" office:string-value="Gerta" calcext:value-type="string">
            <text:p>Gerta</text:p>
          </table:table-cell>
          <table:table-cell table:formula="of:=INDIRECT(CONCATENATE(&quot;Nastaveni.&quot;;ADDRESS(RANDBETWEEN(2;41);IF([.C25]=&quot;muž&quot;;2;4);4));1)" office:value-type="string" office:string-value="Gregorová" calcext:value-type="string">
            <text:p>Gregorová</text:p>
          </table:table-cell>
          <table:table-cell table:style-name="ce3" table:formula="of:=IF(RAND()&gt;0.5;&quot;muž&quot;;&quot;žena&quot;)" office:value-type="string" office:string-value="žena" calcext:value-type="string">
            <text:p>žena</text:p>
          </table:table-cell>
          <table:table-cell table:formula="of:=RANDBETWEEN(18264;36526)" office:value-type="date" office:date-value="1976-06-28" calcext:value-type="date">
            <text:p>28. 6. 1976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25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25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gregorova.gerta@mail.cz" calcext:value-type="string">
            <text:p>gregorova.gerta@mail.cz</text:p>
          </table:table-cell>
        </table:table-row>
        <table:table-row table:style-name="ro1">
          <table:table-cell table:formula="of:=INDIRECT(CONCATENATE(&quot;Nastaveni.&quot;;ADDRESS(RANDBETWEEN(2;41);IF([.C26]=&quot;muž&quot;;1;3);4));1)" office:value-type="string" office:string-value="Zdena" calcext:value-type="string">
            <text:p>Zdena</text:p>
          </table:table-cell>
          <table:table-cell table:formula="of:=INDIRECT(CONCATENATE(&quot;Nastaveni.&quot;;ADDRESS(RANDBETWEEN(2;41);IF([.C26]=&quot;muž&quot;;2;4);4));1)" office:value-type="string" office:string-value="Doroženská" calcext:value-type="string">
            <text:p>Doroženská</text:p>
          </table:table-cell>
          <table:table-cell table:style-name="ce3" table:formula="of:=IF(RAND()&gt;0.5;&quot;muž&quot;;&quot;žena&quot;)" office:value-type="string" office:string-value="žena" calcext:value-type="string">
            <text:p>žena</text:p>
          </table:table-cell>
          <table:table-cell table:formula="of:=RANDBETWEEN(18264;36526)" office:value-type="date" office:date-value="1971-10-31" calcext:value-type="date">
            <text:p>31. 10. 1971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26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26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dorozenska.zdena@mail.cz" calcext:value-type="string">
            <text:p>dorozenska.zdena@mail.cz</text:p>
          </table:table-cell>
        </table:table-row>
        <table:table-row table:style-name="ro1">
          <table:table-cell table:formula="of:=INDIRECT(CONCATENATE(&quot;Nastaveni.&quot;;ADDRESS(RANDBETWEEN(2;41);IF([.C27]=&quot;muž&quot;;1;3);4));1)" office:value-type="string" office:string-value="Stanislav" calcext:value-type="string">
            <text:p>Stanislav</text:p>
          </table:table-cell>
          <table:table-cell table:formula="of:=INDIRECT(CONCATENATE(&quot;Nastaveni.&quot;;ADDRESS(RANDBETWEEN(2;41);IF([.C27]=&quot;muž&quot;;2;4);4));1)" office:value-type="string" office:string-value="Zikuda" calcext:value-type="string">
            <text:p>Zikuda</text:p>
          </table:table-cell>
          <table:table-cell table:style-name="ce3" table:formula="of:=IF(RAND()&gt;0.5;&quot;muž&quot;;&quot;žena&quot;)" office:value-type="string" office:string-value="muž" calcext:value-type="string">
            <text:p>muž</text:p>
          </table:table-cell>
          <table:table-cell table:formula="of:=RANDBETWEEN(18264;36526)" office:value-type="date" office:date-value="1980-09-02" calcext:value-type="date">
            <text:p>2. 9. 1980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27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27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zikuda.stanislav@mail.cz" calcext:value-type="string">
            <text:p>zikuda.stanislav@mail.cz</text:p>
          </table:table-cell>
        </table:table-row>
        <table:table-row table:style-name="ro1">
          <table:table-cell table:formula="of:=INDIRECT(CONCATENATE(&quot;Nastaveni.&quot;;ADDRESS(RANDBETWEEN(2;41);IF([.C28]=&quot;muž&quot;;1;3);4));1)" office:value-type="string" office:string-value="Daniel" calcext:value-type="string">
            <text:p>Daniel</text:p>
          </table:table-cell>
          <table:table-cell table:formula="of:=INDIRECT(CONCATENATE(&quot;Nastaveni.&quot;;ADDRESS(RANDBETWEEN(2;41);IF([.C28]=&quot;muž&quot;;2;4);4));1)" office:value-type="string" office:string-value="Kučera" calcext:value-type="string">
            <text:p>Kučera</text:p>
          </table:table-cell>
          <table:table-cell table:style-name="ce3" table:formula="of:=IF(RAND()&gt;0.5;&quot;muž&quot;;&quot;žena&quot;)" office:value-type="string" office:string-value="muž" calcext:value-type="string">
            <text:p>muž</text:p>
          </table:table-cell>
          <table:table-cell table:formula="of:=RANDBETWEEN(18264;36526)" office:value-type="date" office:date-value="1961-12-18" calcext:value-type="date">
            <text:p>18. 12. 1961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28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28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kucera.daniel@mail.cz" calcext:value-type="string">
            <text:p>kucera.daniel@mail.cz</text:p>
          </table:table-cell>
        </table:table-row>
        <table:table-row table:style-name="ro1">
          <table:table-cell table:formula="of:=INDIRECT(CONCATENATE(&quot;Nastaveni.&quot;;ADDRESS(RANDBETWEEN(2;41);IF([.C29]=&quot;muž&quot;;1;3);4));1)" office:value-type="string" office:string-value="Filoména" calcext:value-type="string">
            <text:p>Filoména</text:p>
          </table:table-cell>
          <table:table-cell table:formula="of:=INDIRECT(CONCATENATE(&quot;Nastaveni.&quot;;ADDRESS(RANDBETWEEN(2;41);IF([.C29]=&quot;muž&quot;;2;4);4));1)" office:value-type="string" office:string-value="Klaková" calcext:value-type="string">
            <text:p>Klaková</text:p>
          </table:table-cell>
          <table:table-cell table:style-name="ce3" table:formula="of:=IF(RAND()&gt;0.5;&quot;muž&quot;;&quot;žena&quot;)" office:value-type="string" office:string-value="žena" calcext:value-type="string">
            <text:p>žena</text:p>
          </table:table-cell>
          <table:table-cell table:formula="of:=RANDBETWEEN(18264;36526)" office:value-type="date" office:date-value="1978-06-10" calcext:value-type="date">
            <text:p>10. 6. 1978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29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29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klakova.filomena@mail.cz" calcext:value-type="string">
            <text:p>klakova.filomena@mail.cz</text:p>
          </table:table-cell>
        </table:table-row>
        <table:table-row table:style-name="ro1">
          <table:table-cell table:formula="of:=INDIRECT(CONCATENATE(&quot;Nastaveni.&quot;;ADDRESS(RANDBETWEEN(2;41);IF([.C30]=&quot;muž&quot;;1;3);4));1)" office:value-type="string" office:string-value="Gerhard" calcext:value-type="string">
            <text:p>Gerhard</text:p>
          </table:table-cell>
          <table:table-cell table:formula="of:=INDIRECT(CONCATENATE(&quot;Nastaveni.&quot;;ADDRESS(RANDBETWEEN(2;41);IF([.C30]=&quot;muž&quot;;2;4);4));1)" office:value-type="string" office:string-value="Žampach" calcext:value-type="string">
            <text:p>Žampach</text:p>
          </table:table-cell>
          <table:table-cell table:style-name="ce3" table:formula="of:=IF(RAND()&gt;0.5;&quot;muž&quot;;&quot;žena&quot;)" office:value-type="string" office:string-value="muž" calcext:value-type="string">
            <text:p>muž</text:p>
          </table:table-cell>
          <table:table-cell table:formula="of:=RANDBETWEEN(18264;36526)" office:value-type="date" office:date-value="1974-05-03" calcext:value-type="date">
            <text:p>3. 5. 1974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30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30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zampach.gerhard@mail.cz" calcext:value-type="string">
            <text:p>zampach.gerhard@mail.cz</text:p>
          </table:table-cell>
        </table:table-row>
        <table:table-row table:style-name="ro1">
          <table:table-cell table:formula="of:=INDIRECT(CONCATENATE(&quot;Nastaveni.&quot;;ADDRESS(RANDBETWEEN(2;41);IF([.C31]=&quot;muž&quot;;1;3);4));1)" office:value-type="string" office:string-value="Libuše" calcext:value-type="string">
            <text:p>Libuše</text:p>
          </table:table-cell>
          <table:table-cell table:formula="of:=INDIRECT(CONCATENATE(&quot;Nastaveni.&quot;;ADDRESS(RANDBETWEEN(2;41);IF([.C31]=&quot;muž&quot;;2;4);4));1)" office:value-type="string" office:string-value="Janzáková" calcext:value-type="string">
            <text:p>Janzáková</text:p>
          </table:table-cell>
          <table:table-cell table:style-name="ce3" table:formula="of:=IF(RAND()&gt;0.5;&quot;muž&quot;;&quot;žena&quot;)" office:value-type="string" office:string-value="žena" calcext:value-type="string">
            <text:p>žena</text:p>
          </table:table-cell>
          <table:table-cell table:formula="of:=RANDBETWEEN(18264;36526)" office:value-type="date" office:date-value="1962-07-02" calcext:value-type="date">
            <text:p>2. 7. 1962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31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31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janzakova.libuse@mail.cz" calcext:value-type="string">
            <text:p>janzakova.libuse@mail.cz</text:p>
          </table:table-cell>
        </table:table-row>
        <table:table-row table:style-name="ro1">
          <table:table-cell table:formula="of:=INDIRECT(CONCATENATE(&quot;Nastaveni.&quot;;ADDRESS(RANDBETWEEN(2;41);IF([.C32]=&quot;muž&quot;;1;3);4));1)" office:value-type="string" office:string-value="Jana" calcext:value-type="string">
            <text:p>Jana</text:p>
          </table:table-cell>
          <table:table-cell table:formula="of:=INDIRECT(CONCATENATE(&quot;Nastaveni.&quot;;ADDRESS(RANDBETWEEN(2;41);IF([.C32]=&quot;muž&quot;;2;4);4));1)" office:value-type="string" office:string-value="Doroženská" calcext:value-type="string">
            <text:p>Doroženská</text:p>
          </table:table-cell>
          <table:table-cell table:style-name="ce3" table:formula="of:=IF(RAND()&gt;0.5;&quot;muž&quot;;&quot;žena&quot;)" office:value-type="string" office:string-value="žena" calcext:value-type="string">
            <text:p>žena</text:p>
          </table:table-cell>
          <table:table-cell table:formula="of:=RANDBETWEEN(18264;36526)" office:value-type="date" office:date-value="1956-03-21" calcext:value-type="date">
            <text:p>21. 3. 1956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32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32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dorozenska.jana@mail.cz" calcext:value-type="string">
            <text:p>dorozenska.jana@mail.cz</text:p>
          </table:table-cell>
        </table:table-row>
        <table:table-row table:style-name="ro1">
          <table:table-cell table:formula="of:=INDIRECT(CONCATENATE(&quot;Nastaveni.&quot;;ADDRESS(RANDBETWEEN(2;41);IF([.C33]=&quot;muž&quot;;1;3);4));1)" office:value-type="string" office:string-value="Oto" calcext:value-type="string">
            <text:p>Oto</text:p>
          </table:table-cell>
          <table:table-cell table:formula="of:=INDIRECT(CONCATENATE(&quot;Nastaveni.&quot;;ADDRESS(RANDBETWEEN(2;41);IF([.C33]=&quot;muž&quot;;2;4);4));1)" office:value-type="string" office:string-value="Žampach" calcext:value-type="string">
            <text:p>Žampach</text:p>
          </table:table-cell>
          <table:table-cell table:style-name="ce3" table:formula="of:=IF(RAND()&gt;0.5;&quot;muž&quot;;&quot;žena&quot;)" office:value-type="string" office:string-value="muž" calcext:value-type="string">
            <text:p>muž</text:p>
          </table:table-cell>
          <table:table-cell table:formula="of:=RANDBETWEEN(18264;36526)" office:value-type="date" office:date-value="1953-10-30" calcext:value-type="date">
            <text:p>30. 10. 1953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33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33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zampach.oto@mail.cz" calcext:value-type="string">
            <text:p>zampach.oto@mail.cz</text:p>
          </table:table-cell>
        </table:table-row>
        <table:table-row table:style-name="ro1">
          <table:table-cell table:formula="of:=INDIRECT(CONCATENATE(&quot;Nastaveni.&quot;;ADDRESS(RANDBETWEEN(2;41);IF([.C34]=&quot;muž&quot;;1;3);4));1)" office:value-type="string" office:string-value="Ivo" calcext:value-type="string">
            <text:p>Ivo</text:p>
          </table:table-cell>
          <table:table-cell table:formula="of:=INDIRECT(CONCATENATE(&quot;Nastaveni.&quot;;ADDRESS(RANDBETWEEN(2;41);IF([.C34]=&quot;muž&quot;;2;4);4));1)" office:value-type="string" office:string-value="Kučera" calcext:value-type="string">
            <text:p>Kučera</text:p>
          </table:table-cell>
          <table:table-cell table:style-name="ce3" table:formula="of:=IF(RAND()&gt;0.5;&quot;muž&quot;;&quot;žena&quot;)" office:value-type="string" office:string-value="muž" calcext:value-type="string">
            <text:p>muž</text:p>
          </table:table-cell>
          <table:table-cell table:formula="of:=RANDBETWEEN(18264;36526)" office:value-type="date" office:date-value="1975-07-26" calcext:value-type="date">
            <text:p>26. 7. 1975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34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34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kucera.ivo@mail.cz" calcext:value-type="string">
            <text:p>kucera.ivo@mail.cz</text:p>
          </table:table-cell>
        </table:table-row>
        <table:table-row table:style-name="ro1">
          <table:table-cell table:formula="of:=INDIRECT(CONCATENATE(&quot;Nastaveni.&quot;;ADDRESS(RANDBETWEEN(2;41);IF([.C35]=&quot;muž&quot;;1;3);4));1)" office:value-type="string" office:string-value="Eva" calcext:value-type="string">
            <text:p>Eva</text:p>
          </table:table-cell>
          <table:table-cell table:formula="of:=INDIRECT(CONCATENATE(&quot;Nastaveni.&quot;;ADDRESS(RANDBETWEEN(2;41);IF([.C35]=&quot;muž&quot;;2;4);4));1)" office:value-type="string" office:string-value="Klaková" calcext:value-type="string">
            <text:p>Klaková</text:p>
          </table:table-cell>
          <table:table-cell table:style-name="ce3" table:formula="of:=IF(RAND()&gt;0.5;&quot;muž&quot;;&quot;žena&quot;)" office:value-type="string" office:string-value="žena" calcext:value-type="string">
            <text:p>žena</text:p>
          </table:table-cell>
          <table:table-cell table:formula="of:=RANDBETWEEN(18264;36526)" office:value-type="date" office:date-value="1968-09-12" calcext:value-type="date">
            <text:p>12. 9. 1968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35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35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klakova.eva@mail.cz" calcext:value-type="string">
            <text:p>klakova.eva@mail.cz</text:p>
          </table:table-cell>
        </table:table-row>
        <table:table-row table:style-name="ro1">
          <table:table-cell table:formula="of:=INDIRECT(CONCATENATE(&quot;Nastaveni.&quot;;ADDRESS(RANDBETWEEN(2;41);IF([.C36]=&quot;muž&quot;;1;3);4));1)" office:value-type="string" office:string-value="Žaneta" calcext:value-type="string">
            <text:p>Žaneta</text:p>
          </table:table-cell>
          <table:table-cell table:formula="of:=INDIRECT(CONCATENATE(&quot;Nastaveni.&quot;;ADDRESS(RANDBETWEEN(2;41);IF([.C36]=&quot;muž&quot;;2;4);4));1)" office:value-type="string" office:string-value="Janušinská" calcext:value-type="string">
            <text:p>Janušinská</text:p>
          </table:table-cell>
          <table:table-cell table:style-name="ce3" table:formula="of:=IF(RAND()&gt;0.5;&quot;muž&quot;;&quot;žena&quot;)" office:value-type="string" office:string-value="žena" calcext:value-type="string">
            <text:p>žena</text:p>
          </table:table-cell>
          <table:table-cell table:formula="of:=RANDBETWEEN(18264;36526)" office:value-type="date" office:date-value="1952-01-29" calcext:value-type="date">
            <text:p>29. 1. 1952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36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36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janusinska.zaneta@mail.cz" calcext:value-type="string">
            <text:p>janusinska.zaneta@mail.cz</text:p>
          </table:table-cell>
        </table:table-row>
        <table:table-row table:style-name="ro1">
          <table:table-cell table:formula="of:=INDIRECT(CONCATENATE(&quot;Nastaveni.&quot;;ADDRESS(RANDBETWEEN(2;41);IF([.C37]=&quot;muž&quot;;1;3);4));1)" office:value-type="string" office:string-value="Radka" calcext:value-type="string">
            <text:p>Radka</text:p>
          </table:table-cell>
          <table:table-cell table:formula="of:=INDIRECT(CONCATENATE(&quot;Nastaveni.&quot;;ADDRESS(RANDBETWEEN(2;41);IF([.C37]=&quot;muž&quot;;2;4);4));1)" office:value-type="string" office:string-value="Václavíková" calcext:value-type="string">
            <text:p>Václavíková</text:p>
          </table:table-cell>
          <table:table-cell table:style-name="ce3" table:formula="of:=IF(RAND()&gt;0.5;&quot;muž&quot;;&quot;žena&quot;)" office:value-type="string" office:string-value="žena" calcext:value-type="string">
            <text:p>žena</text:p>
          </table:table-cell>
          <table:table-cell table:formula="of:=RANDBETWEEN(18264;36526)" office:value-type="date" office:date-value="1995-03-16" calcext:value-type="date">
            <text:p>16. 3. 1995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37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37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vaclavikova.radka@mail.cz" calcext:value-type="string">
            <text:p>vaclavikova.radka@mail.cz</text:p>
          </table:table-cell>
        </table:table-row>
        <table:table-row table:style-name="ro1">
          <table:table-cell table:formula="of:=INDIRECT(CONCATENATE(&quot;Nastaveni.&quot;;ADDRESS(RANDBETWEEN(2;41);IF([.C38]=&quot;muž&quot;;1;3);4));1)" office:value-type="string" office:string-value="Stanislav" calcext:value-type="string">
            <text:p>Stanislav</text:p>
          </table:table-cell>
          <table:table-cell table:formula="of:=INDIRECT(CONCATENATE(&quot;Nastaveni.&quot;;ADDRESS(RANDBETWEEN(2;41);IF([.C38]=&quot;muž&quot;;2;4);4));1)" office:value-type="string" office:string-value="Řehoř" calcext:value-type="string">
            <text:p>Řehoř</text:p>
          </table:table-cell>
          <table:table-cell table:style-name="ce3" table:formula="of:=IF(RAND()&gt;0.5;&quot;muž&quot;;&quot;žena&quot;)" office:value-type="string" office:string-value="muž" calcext:value-type="string">
            <text:p>muž</text:p>
          </table:table-cell>
          <table:table-cell table:formula="of:=RANDBETWEEN(18264;36526)" office:value-type="date" office:date-value="1969-02-22" calcext:value-type="date">
            <text:p>22. 2. 1969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38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38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rehor.stanislav@mail.cz" calcext:value-type="string">
            <text:p>rehor.stanislav@mail.cz</text:p>
          </table:table-cell>
        </table:table-row>
        <table:table-row table:style-name="ro1">
          <table:table-cell table:formula="of:=INDIRECT(CONCATENATE(&quot;Nastaveni.&quot;;ADDRESS(RANDBETWEEN(2;41);IF([.C39]=&quot;muž&quot;;1;3);4));1)" office:value-type="string" office:string-value="Florián" calcext:value-type="string">
            <text:p>Florián</text:p>
          </table:table-cell>
          <table:table-cell table:formula="of:=INDIRECT(CONCATENATE(&quot;Nastaveni.&quot;;ADDRESS(RANDBETWEEN(2;41);IF([.C39]=&quot;muž&quot;;2;4);4));1)" office:value-type="string" office:string-value="Žlutý" calcext:value-type="string">
            <text:p>Žlutý</text:p>
          </table:table-cell>
          <table:table-cell table:style-name="ce3" table:formula="of:=IF(RAND()&gt;0.5;&quot;muž&quot;;&quot;žena&quot;)" office:value-type="string" office:string-value="muž" calcext:value-type="string">
            <text:p>muž</text:p>
          </table:table-cell>
          <table:table-cell table:formula="of:=RANDBETWEEN(18264;36526)" office:value-type="date" office:date-value="1993-08-19" calcext:value-type="date">
            <text:p>19. 8. 1993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39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39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zluty.florian@mail.cz" calcext:value-type="string">
            <text:p>zluty.florian@mail.cz</text:p>
          </table:table-cell>
        </table:table-row>
        <table:table-row table:style-name="ro1">
          <table:table-cell table:formula="of:=INDIRECT(CONCATENATE(&quot;Nastaveni.&quot;;ADDRESS(RANDBETWEEN(2;41);IF([.C40]=&quot;muž&quot;;1;3);4));1)" office:value-type="string" office:string-value="Naďa" calcext:value-type="string">
            <text:p>Naďa</text:p>
          </table:table-cell>
          <table:table-cell table:formula="of:=INDIRECT(CONCATENATE(&quot;Nastaveni.&quot;;ADDRESS(RANDBETWEEN(2;41);IF([.C40]=&quot;muž&quot;;2;4);4));1)" office:value-type="string" office:string-value="Janušinská" calcext:value-type="string">
            <text:p>Janušinská</text:p>
          </table:table-cell>
          <table:table-cell table:style-name="ce3" table:formula="of:=IF(RAND()&gt;0.5;&quot;muž&quot;;&quot;žena&quot;)" office:value-type="string" office:string-value="žena" calcext:value-type="string">
            <text:p>žena</text:p>
          </table:table-cell>
          <table:table-cell table:formula="of:=RANDBETWEEN(18264;36526)" office:value-type="date" office:date-value="1963-09-22" calcext:value-type="date">
            <text:p>22. 9. 1963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40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40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janusinska.nada@mail.cz" calcext:value-type="string">
            <text:p>janusinska.nada@mail.cz</text:p>
          </table:table-cell>
        </table:table-row>
        <table:table-row table:style-name="ro1">
          <table:table-cell table:formula="of:=INDIRECT(CONCATENATE(&quot;Nastaveni.&quot;;ADDRESS(RANDBETWEEN(2;41);IF([.C41]=&quot;muž&quot;;1;3);4));1)" office:value-type="string" office:string-value="Naděžda" calcext:value-type="string">
            <text:p>Naděžda</text:p>
          </table:table-cell>
          <table:table-cell table:formula="of:=INDIRECT(CONCATENATE(&quot;Nastaveni.&quot;;ADDRESS(RANDBETWEEN(2;41);IF([.C41]=&quot;muž&quot;;2;4);4));1)" office:value-type="string" office:string-value="Rábová" calcext:value-type="string">
            <text:p>Rábová</text:p>
          </table:table-cell>
          <table:table-cell table:style-name="ce3" table:formula="of:=IF(RAND()&gt;0.5;&quot;muž&quot;;&quot;žena&quot;)" office:value-type="string" office:string-value="žena" calcext:value-type="string">
            <text:p>žena</text:p>
          </table:table-cell>
          <table:table-cell table:formula="of:=RANDBETWEEN(18264;36526)" office:value-type="date" office:date-value="1981-09-08" calcext:value-type="date">
            <text:p>8. 9. 1981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41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41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rabova.nadezda@mail.cz" calcext:value-type="string">
            <text:p>rabova.nadezda@mail.cz</text:p>
          </table:table-cell>
        </table:table-row>
        <table:table-row table:style-name="ro1">
          <table:table-cell table:formula="of:=INDIRECT(CONCATENATE(&quot;Nastaveni.&quot;;ADDRESS(RANDBETWEEN(2;41);IF([.C42]=&quot;muž&quot;;1;3);4));1)" office:value-type="string" office:string-value="Milada" calcext:value-type="string">
            <text:p>Milada</text:p>
          </table:table-cell>
          <table:table-cell table:formula="of:=INDIRECT(CONCATENATE(&quot;Nastaveni.&quot;;ADDRESS(RANDBETWEEN(2;41);IF([.C42]=&quot;muž&quot;;2;4);4));1)" office:value-type="string" office:string-value="Mladá" calcext:value-type="string">
            <text:p>Mladá</text:p>
          </table:table-cell>
          <table:table-cell table:style-name="ce3" table:formula="of:=IF(RAND()&gt;0.5;&quot;muž&quot;;&quot;žena&quot;)" office:value-type="string" office:string-value="žena" calcext:value-type="string">
            <text:p>žena</text:p>
          </table:table-cell>
          <table:table-cell table:formula="of:=RANDBETWEEN(18264;36526)" office:value-type="date" office:date-value="1993-03-09" calcext:value-type="date">
            <text:p>9. 3. 1993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42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42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mlada.milada@mail.cz" calcext:value-type="string">
            <text:p>mlada.milada@mail.cz</text:p>
          </table:table-cell>
        </table:table-row>
        <table:table-row table:style-name="ro1">
          <table:table-cell table:formula="of:=INDIRECT(CONCATENATE(&quot;Nastaveni.&quot;;ADDRESS(RANDBETWEEN(2;41);IF([.C43]=&quot;muž&quot;;1;3);4));1)" office:value-type="string" office:string-value="Pavel" calcext:value-type="string">
            <text:p>Pavel</text:p>
          </table:table-cell>
          <table:table-cell table:formula="of:=INDIRECT(CONCATENATE(&quot;Nastaveni.&quot;;ADDRESS(RANDBETWEEN(2;41);IF([.C43]=&quot;muž&quot;;2;4);4));1)" office:value-type="string" office:string-value="Ulek" calcext:value-type="string">
            <text:p>Ulek</text:p>
          </table:table-cell>
          <table:table-cell table:style-name="ce3" table:formula="of:=IF(RAND()&gt;0.5;&quot;muž&quot;;&quot;žena&quot;)" office:value-type="string" office:string-value="muž" calcext:value-type="string">
            <text:p>muž</text:p>
          </table:table-cell>
          <table:table-cell table:formula="of:=RANDBETWEEN(18264;36526)" office:value-type="date" office:date-value="1958-10-27" calcext:value-type="date">
            <text:p>27. 10. 1958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43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43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ulek.pavel@mail.cz" calcext:value-type="string">
            <text:p>ulek.pavel@mail.cz</text:p>
          </table:table-cell>
        </table:table-row>
        <table:table-row table:style-name="ro1">
          <table:table-cell table:formula="of:=INDIRECT(CONCATENATE(&quot;Nastaveni.&quot;;ADDRESS(RANDBETWEEN(2;41);IF([.C44]=&quot;muž&quot;;1;3);4));1)" office:value-type="string" office:string-value="Rudolf" calcext:value-type="string">
            <text:p>Rudolf</text:p>
          </table:table-cell>
          <table:table-cell table:formula="of:=INDIRECT(CONCATENATE(&quot;Nastaveni.&quot;;ADDRESS(RANDBETWEEN(2;41);IF([.C44]=&quot;muž&quot;;2;4);4));1)" office:value-type="string" office:string-value="Žampach" calcext:value-type="string">
            <text:p>Žampach</text:p>
          </table:table-cell>
          <table:table-cell table:style-name="ce3" table:formula="of:=IF(RAND()&gt;0.5;&quot;muž&quot;;&quot;žena&quot;)" office:value-type="string" office:string-value="muž" calcext:value-type="string">
            <text:p>muž</text:p>
          </table:table-cell>
          <table:table-cell table:formula="of:=RANDBETWEEN(18264;36526)" office:value-type="date" office:date-value="1987-03-04" calcext:value-type="date">
            <text:p>4. 3. 1987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44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44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zampach.rudolf@mail.cz" calcext:value-type="string">
            <text:p>zampach.rudolf@mail.cz</text:p>
          </table:table-cell>
        </table:table-row>
        <table:table-row table:style-name="ro1">
          <table:table-cell table:formula="of:=INDIRECT(CONCATENATE(&quot;Nastaveni.&quot;;ADDRESS(RANDBETWEEN(2;41);IF([.C45]=&quot;muž&quot;;1;3);4));1)" office:value-type="string" office:string-value="Zdeněk" calcext:value-type="string">
            <text:p>Zdeněk</text:p>
          </table:table-cell>
          <table:table-cell table:formula="of:=INDIRECT(CONCATENATE(&quot;Nastaveni.&quot;;ADDRESS(RANDBETWEEN(2;41);IF([.C45]=&quot;muž&quot;;2;4);4));1)" office:value-type="string" office:string-value="Hladký" calcext:value-type="string">
            <text:p>Hladký</text:p>
          </table:table-cell>
          <table:table-cell table:style-name="ce3" table:formula="of:=IF(RAND()&gt;0.5;&quot;muž&quot;;&quot;žena&quot;)" office:value-type="string" office:string-value="muž" calcext:value-type="string">
            <text:p>muž</text:p>
          </table:table-cell>
          <table:table-cell table:formula="of:=RANDBETWEEN(18264;36526)" office:value-type="date" office:date-value="1968-12-27" calcext:value-type="date">
            <text:p>27. 12. 1968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45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45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hladky.zdenek@mail.cz" calcext:value-type="string">
            <text:p>hladky.zdenek@mail.cz</text:p>
          </table:table-cell>
        </table:table-row>
        <table:table-row table:style-name="ro1">
          <table:table-cell table:formula="of:=INDIRECT(CONCATENATE(&quot;Nastaveni.&quot;;ADDRESS(RANDBETWEEN(2;41);IF([.C46]=&quot;muž&quot;;1;3);4));1)" office:value-type="string" office:string-value="Norbert" calcext:value-type="string">
            <text:p>Norbert</text:p>
          </table:table-cell>
          <table:table-cell table:formula="of:=INDIRECT(CONCATENATE(&quot;Nastaveni.&quot;;ADDRESS(RANDBETWEEN(2;41);IF([.C46]=&quot;muž&quot;;2;4);4));1)" office:value-type="string" office:string-value="Chaplin" calcext:value-type="string">
            <text:p>Chaplin</text:p>
          </table:table-cell>
          <table:table-cell table:style-name="ce3" table:formula="of:=IF(RAND()&gt;0.5;&quot;muž&quot;;&quot;žena&quot;)" office:value-type="string" office:string-value="muž" calcext:value-type="string">
            <text:p>muž</text:p>
          </table:table-cell>
          <table:table-cell table:formula="of:=RANDBETWEEN(18264;36526)" office:value-type="date" office:date-value="1974-02-18" calcext:value-type="date">
            <text:p>18. 2. 1974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46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46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chaplin.norbert@mail.cz" calcext:value-type="string">
            <text:p>chaplin.norbert@mail.cz</text:p>
          </table:table-cell>
        </table:table-row>
        <table:table-row table:style-name="ro1">
          <table:table-cell table:formula="of:=INDIRECT(CONCATENATE(&quot;Nastaveni.&quot;;ADDRESS(RANDBETWEEN(2;41);IF([.C47]=&quot;muž&quot;;1;3);4));1)" office:value-type="string" office:string-value="Adam" calcext:value-type="string">
            <text:p>Adam</text:p>
          </table:table-cell>
          <table:table-cell table:formula="of:=INDIRECT(CONCATENATE(&quot;Nastaveni.&quot;;ADDRESS(RANDBETWEEN(2;41);IF([.C47]=&quot;muž&quot;;2;4);4));1)" office:value-type="string" office:string-value="Hladký" calcext:value-type="string">
            <text:p>Hladký</text:p>
          </table:table-cell>
          <table:table-cell table:style-name="ce3" table:formula="of:=IF(RAND()&gt;0.5;&quot;muž&quot;;&quot;žena&quot;)" office:value-type="string" office:string-value="muž" calcext:value-type="string">
            <text:p>muž</text:p>
          </table:table-cell>
          <table:table-cell table:formula="of:=RANDBETWEEN(18264;36526)" office:value-type="date" office:date-value="1971-07-13" calcext:value-type="date">
            <text:p>13. 7. 1971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47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47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hladky.adam@mail.cz" calcext:value-type="string">
            <text:p>hladky.adam@mail.cz</text:p>
          </table:table-cell>
        </table:table-row>
        <table:table-row table:style-name="ro1">
          <table:table-cell table:formula="of:=INDIRECT(CONCATENATE(&quot;Nastaveni.&quot;;ADDRESS(RANDBETWEEN(2;41);IF([.C48]=&quot;muž&quot;;1;3);4));1)" office:value-type="string" office:string-value="Žaneta" calcext:value-type="string">
            <text:p>Žaneta</text:p>
          </table:table-cell>
          <table:table-cell table:formula="of:=INDIRECT(CONCATENATE(&quot;Nastaveni.&quot;;ADDRESS(RANDBETWEEN(2;41);IF([.C48]=&quot;muž&quot;;2;4);4));1)" office:value-type="string" office:string-value="Ropická" calcext:value-type="string">
            <text:p>Ropická</text:p>
          </table:table-cell>
          <table:table-cell table:style-name="ce3" table:formula="of:=IF(RAND()&gt;0.5;&quot;muž&quot;;&quot;žena&quot;)" office:value-type="string" office:string-value="žena" calcext:value-type="string">
            <text:p>žena</text:p>
          </table:table-cell>
          <table:table-cell table:formula="of:=RANDBETWEEN(18264;36526)" office:value-type="date" office:date-value="1992-04-02" calcext:value-type="date">
            <text:p>2. 4. 1992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48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48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ropicka.zaneta@mail.cz" calcext:value-type="string">
            <text:p>ropicka.zaneta@mail.cz</text:p>
          </table:table-cell>
        </table:table-row>
        <table:table-row table:style-name="ro1">
          <table:table-cell table:formula="of:=INDIRECT(CONCATENATE(&quot;Nastaveni.&quot;;ADDRESS(RANDBETWEEN(2;41);IF([.C49]=&quot;muž&quot;;1;3);4));1)" office:value-type="string" office:string-value="Teofil" calcext:value-type="string">
            <text:p>Teofil</text:p>
          </table:table-cell>
          <table:table-cell table:formula="of:=INDIRECT(CONCATENATE(&quot;Nastaveni.&quot;;ADDRESS(RANDBETWEEN(2;41);IF([.C49]=&quot;muž&quot;;2;4);4));1)" office:value-type="string" office:string-value="Ďurik" calcext:value-type="string">
            <text:p>Ďurik</text:p>
          </table:table-cell>
          <table:table-cell table:style-name="ce3" table:formula="of:=IF(RAND()&gt;0.5;&quot;muž&quot;;&quot;žena&quot;)" office:value-type="string" office:string-value="muž" calcext:value-type="string">
            <text:p>muž</text:p>
          </table:table-cell>
          <table:table-cell table:formula="of:=RANDBETWEEN(18264;36526)" office:value-type="date" office:date-value="1956-03-15" calcext:value-type="date">
            <text:p>15. 3. 1956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49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49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ďurik.teofil@mail.cz" calcext:value-type="string">
            <text:p>ďurik.teofil@mail.cz</text:p>
          </table:table-cell>
        </table:table-row>
        <table:table-row table:style-name="ro1">
          <table:table-cell table:formula="of:=INDIRECT(CONCATENATE(&quot;Nastaveni.&quot;;ADDRESS(RANDBETWEEN(2;41);IF([.C50]=&quot;muž&quot;;1;3);4));1)" office:value-type="string" office:string-value="Ulrich" calcext:value-type="string">
            <text:p>Ulrich</text:p>
          </table:table-cell>
          <table:table-cell table:formula="of:=INDIRECT(CONCATENATE(&quot;Nastaveni.&quot;;ADDRESS(RANDBETWEEN(2;41);IF([.C50]=&quot;muž&quot;;2;4);4));1)" office:value-type="string" office:string-value="Bílý" calcext:value-type="string">
            <text:p>Bílý</text:p>
          </table:table-cell>
          <table:table-cell table:style-name="ce3" table:formula="of:=IF(RAND()&gt;0.5;&quot;muž&quot;;&quot;žena&quot;)" office:value-type="string" office:string-value="muž" calcext:value-type="string">
            <text:p>muž</text:p>
          </table:table-cell>
          <table:table-cell table:formula="of:=RANDBETWEEN(18264;36526)" office:value-type="date" office:date-value="1996-10-01" calcext:value-type="date">
            <text:p>1. 10. 1996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50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50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bily.ulrich@mail.cz" calcext:value-type="string">
            <text:p>bily.ulrich@mail.cz</text:p>
          </table:table-cell>
        </table:table-row>
        <table:table-row table:style-name="ro1">
          <table:table-cell table:formula="of:=INDIRECT(CONCATENATE(&quot;Nastaveni.&quot;;ADDRESS(RANDBETWEEN(2;41);IF([.C51]=&quot;muž&quot;;1;3);4));1)" office:value-type="string" office:string-value="Lenka" calcext:value-type="string">
            <text:p>Lenka</text:p>
          </table:table-cell>
          <table:table-cell table:formula="of:=INDIRECT(CONCATENATE(&quot;Nastaveni.&quot;;ADDRESS(RANDBETWEEN(2;41);IF([.C51]=&quot;muž&quot;;2;4);4));1)" office:value-type="string" office:string-value="Klaisová" calcext:value-type="string">
            <text:p>Klaisová</text:p>
          </table:table-cell>
          <table:table-cell table:style-name="ce3" table:formula="of:=IF(RAND()&gt;0.5;&quot;muž&quot;;&quot;žena&quot;)" office:value-type="string" office:string-value="žena" calcext:value-type="string">
            <text:p>žena</text:p>
          </table:table-cell>
          <table:table-cell table:formula="of:=RANDBETWEEN(18264;36526)" office:value-type="date" office:date-value="1988-03-14" calcext:value-type="date">
            <text:p>14. 3. 1988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51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51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klaisova.lenka@mail.cz" calcext:value-type="string">
            <text:p>klaisova.lenka@mail.cz</text:p>
          </table:table-cell>
        </table:table-row>
        <table:table-row table:style-name="ro1">
          <table:table-cell table:formula="of:=INDIRECT(CONCATENATE(&quot;Nastaveni.&quot;;ADDRESS(RANDBETWEEN(2;41);IF([.C52]=&quot;muž&quot;;1;3);4));1)" office:value-type="string" office:string-value="Waldemar" calcext:value-type="string">
            <text:p>Waldemar</text:p>
          </table:table-cell>
          <table:table-cell table:formula="of:=INDIRECT(CONCATENATE(&quot;Nastaveni.&quot;;ADDRESS(RANDBETWEEN(2;41);IF([.C52]=&quot;muž&quot;;2;4);4));1)" office:value-type="string" office:string-value="Horák" calcext:value-type="string">
            <text:p>Horák</text:p>
          </table:table-cell>
          <table:table-cell table:style-name="ce3" table:formula="of:=IF(RAND()&gt;0.5;&quot;muž&quot;;&quot;žena&quot;)" office:value-type="string" office:string-value="muž" calcext:value-type="string">
            <text:p>muž</text:p>
          </table:table-cell>
          <table:table-cell table:formula="of:=RANDBETWEEN(18264;36526)" office:value-type="date" office:date-value="1989-10-11" calcext:value-type="date">
            <text:p>11. 10. 1989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52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52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horak.waldemar@mail.cz" calcext:value-type="string">
            <text:p>horak.waldemar@mail.cz</text:p>
          </table:table-cell>
        </table:table-row>
        <table:table-row table:style-name="ro1">
          <table:table-cell table:formula="of:=INDIRECT(CONCATENATE(&quot;Nastaveni.&quot;;ADDRESS(RANDBETWEEN(2;41);IF([.C53]=&quot;muž&quot;;1;3);4));1)" office:value-type="string" office:string-value="Drahomíra" calcext:value-type="string">
            <text:p>Drahomíra</text:p>
          </table:table-cell>
          <table:table-cell table:formula="of:=INDIRECT(CONCATENATE(&quot;Nastaveni.&quot;;ADDRESS(RANDBETWEEN(2;41);IF([.C53]=&quot;muž&quot;;2;4);4));1)" office:value-type="string" office:string-value="Černá" calcext:value-type="string">
            <text:p>Černá</text:p>
          </table:table-cell>
          <table:table-cell table:style-name="ce3" table:formula="of:=IF(RAND()&gt;0.5;&quot;muž&quot;;&quot;žena&quot;)" office:value-type="string" office:string-value="žena" calcext:value-type="string">
            <text:p>žena</text:p>
          </table:table-cell>
          <table:table-cell table:formula="of:=RANDBETWEEN(18264;36526)" office:value-type="date" office:date-value="1997-09-07" calcext:value-type="date">
            <text:p>7. 9. 1997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53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53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cerna.drahomira@mail.cz" calcext:value-type="string">
            <text:p>cerna.drahomira@mail.cz</text:p>
          </table:table-cell>
        </table:table-row>
        <table:table-row table:style-name="ro1">
          <table:table-cell table:formula="of:=INDIRECT(CONCATENATE(&quot;Nastaveni.&quot;;ADDRESS(RANDBETWEEN(2;41);IF([.C54]=&quot;muž&quot;;1;3);4));1)" office:value-type="string" office:string-value="Cyril" calcext:value-type="string">
            <text:p>Cyril</text:p>
          </table:table-cell>
          <table:table-cell table:formula="of:=INDIRECT(CONCATENATE(&quot;Nastaveni.&quot;;ADDRESS(RANDBETWEEN(2;41);IF([.C54]=&quot;muž&quot;;2;4);4));1)" office:value-type="string" office:string-value="Polák" calcext:value-type="string">
            <text:p>Polák</text:p>
          </table:table-cell>
          <table:table-cell table:style-name="ce3" table:formula="of:=IF(RAND()&gt;0.5;&quot;muž&quot;;&quot;žena&quot;)" office:value-type="string" office:string-value="muž" calcext:value-type="string">
            <text:p>muž</text:p>
          </table:table-cell>
          <table:table-cell table:formula="of:=RANDBETWEEN(18264;36526)" office:value-type="date" office:date-value="1985-10-06" calcext:value-type="date">
            <text:p>6. 10. 1985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54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54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polak.cyril@mail.cz" calcext:value-type="string">
            <text:p>polak.cyril@mail.cz</text:p>
          </table:table-cell>
        </table:table-row>
        <table:table-row table:style-name="ro1">
          <table:table-cell table:formula="of:=INDIRECT(CONCATENATE(&quot;Nastaveni.&quot;;ADDRESS(RANDBETWEEN(2;41);IF([.C55]=&quot;muž&quot;;1;3);4));1)" office:value-type="string" office:string-value="Ludvík" calcext:value-type="string">
            <text:p>Ludvík</text:p>
          </table:table-cell>
          <table:table-cell table:formula="of:=INDIRECT(CONCATENATE(&quot;Nastaveni.&quot;;ADDRESS(RANDBETWEEN(2;41);IF([.C55]=&quot;muž&quot;;2;4);4));1)" office:value-type="string" office:string-value="Foriš" calcext:value-type="string">
            <text:p>Foriš</text:p>
          </table:table-cell>
          <table:table-cell table:style-name="ce3" table:formula="of:=IF(RAND()&gt;0.5;&quot;muž&quot;;&quot;žena&quot;)" office:value-type="string" office:string-value="muž" calcext:value-type="string">
            <text:p>muž</text:p>
          </table:table-cell>
          <table:table-cell table:formula="of:=RANDBETWEEN(18264;36526)" office:value-type="date" office:date-value="1957-06-28" calcext:value-type="date">
            <text:p>28. 6. 1957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55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55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foris.ludvik@mail.cz" calcext:value-type="string">
            <text:p>foris.ludvik@mail.cz</text:p>
          </table:table-cell>
        </table:table-row>
        <table:table-row table:style-name="ro1">
          <table:table-cell table:formula="of:=INDIRECT(CONCATENATE(&quot;Nastaveni.&quot;;ADDRESS(RANDBETWEEN(2;41);IF([.C56]=&quot;muž&quot;;1;3);4));1)" office:value-type="string" office:string-value="Václav" calcext:value-type="string">
            <text:p>Václav</text:p>
          </table:table-cell>
          <table:table-cell table:formula="of:=INDIRECT(CONCATENATE(&quot;Nastaveni.&quot;;ADDRESS(RANDBETWEEN(2;41);IF([.C56]=&quot;muž&quot;;2;4);4));1)" office:value-type="string" office:string-value="Horák" calcext:value-type="string">
            <text:p>Horák</text:p>
          </table:table-cell>
          <table:table-cell table:style-name="ce3" table:formula="of:=IF(RAND()&gt;0.5;&quot;muž&quot;;&quot;žena&quot;)" office:value-type="string" office:string-value="muž" calcext:value-type="string">
            <text:p>muž</text:p>
          </table:table-cell>
          <table:table-cell table:formula="of:=RANDBETWEEN(18264;36526)" office:value-type="date" office:date-value="1989-01-19" calcext:value-type="date">
            <text:p>19. 1. 1989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56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56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horak.vaclav@mail.cz" calcext:value-type="string">
            <text:p>horak.vaclav@mail.cz</text:p>
          </table:table-cell>
        </table:table-row>
        <table:table-row table:style-name="ro1">
          <table:table-cell table:formula="of:=INDIRECT(CONCATENATE(&quot;Nastaveni.&quot;;ADDRESS(RANDBETWEEN(2;41);IF([.C57]=&quot;muž&quot;;1;3);4));1)" office:value-type="string" office:string-value="Rudolf" calcext:value-type="string">
            <text:p>Rudolf</text:p>
          </table:table-cell>
          <table:table-cell table:formula="of:=INDIRECT(CONCATENATE(&quot;Nastaveni.&quot;;ADDRESS(RANDBETWEEN(2;41);IF([.C57]=&quot;muž&quot;;2;4);4));1)" office:value-type="string" office:string-value="Bílý" calcext:value-type="string">
            <text:p>Bílý</text:p>
          </table:table-cell>
          <table:table-cell table:style-name="ce3" table:formula="of:=IF(RAND()&gt;0.5;&quot;muž&quot;;&quot;žena&quot;)" office:value-type="string" office:string-value="muž" calcext:value-type="string">
            <text:p>muž</text:p>
          </table:table-cell>
          <table:table-cell table:formula="of:=RANDBETWEEN(18264;36526)" office:value-type="date" office:date-value="1994-02-26" calcext:value-type="date">
            <text:p>26. 2. 1994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57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57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bily.rudolf@mail.cz" calcext:value-type="string">
            <text:p>bily.rudolf@mail.cz</text:p>
          </table:table-cell>
        </table:table-row>
        <table:table-row table:style-name="ro1">
          <table:table-cell table:formula="of:=INDIRECT(CONCATENATE(&quot;Nastaveni.&quot;;ADDRESS(RANDBETWEEN(2;41);IF([.C58]=&quot;muž&quot;;1;3);4));1)" office:value-type="string" office:string-value="Pavla" calcext:value-type="string">
            <text:p>Pavla</text:p>
          </table:table-cell>
          <table:table-cell table:formula="of:=INDIRECT(CONCATENATE(&quot;Nastaveni.&quot;;ADDRESS(RANDBETWEEN(2;41);IF([.C58]=&quot;muž&quot;;2;4);4));1)" office:value-type="string" office:string-value="Perná" calcext:value-type="string">
            <text:p>Perná</text:p>
          </table:table-cell>
          <table:table-cell table:style-name="ce3" table:formula="of:=IF(RAND()&gt;0.5;&quot;muž&quot;;&quot;žena&quot;)" office:value-type="string" office:string-value="žena" calcext:value-type="string">
            <text:p>žena</text:p>
          </table:table-cell>
          <table:table-cell table:formula="of:=RANDBETWEEN(18264;36526)" office:value-type="date" office:date-value="1988-02-03" calcext:value-type="date">
            <text:p>3. 2. 1988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58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58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perna.pavla@mail.cz" calcext:value-type="string">
            <text:p>perna.pavla@mail.cz</text:p>
          </table:table-cell>
        </table:table-row>
        <table:table-row table:style-name="ro1">
          <table:table-cell table:formula="of:=INDIRECT(CONCATENATE(&quot;Nastaveni.&quot;;ADDRESS(RANDBETWEEN(2;41);IF([.C59]=&quot;muž&quot;;1;3);4));1)" office:value-type="string" office:string-value="Helena" calcext:value-type="string">
            <text:p>Helena</text:p>
          </table:table-cell>
          <table:table-cell table:formula="of:=INDIRECT(CONCATENATE(&quot;Nastaveni.&quot;;ADDRESS(RANDBETWEEN(2;41);IF([.C59]=&quot;muž&quot;;2;4);4));1)" office:value-type="string" office:string-value="Ropická" calcext:value-type="string">
            <text:p>Ropická</text:p>
          </table:table-cell>
          <table:table-cell table:style-name="ce3" table:formula="of:=IF(RAND()&gt;0.5;&quot;muž&quot;;&quot;žena&quot;)" office:value-type="string" office:string-value="žena" calcext:value-type="string">
            <text:p>žena</text:p>
          </table:table-cell>
          <table:table-cell table:formula="of:=RANDBETWEEN(18264;36526)" office:value-type="date" office:date-value="1988-05-28" calcext:value-type="date">
            <text:p>28. 5. 1988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59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59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ropicka.helena@mail.cz" calcext:value-type="string">
            <text:p>ropicka.helena@mail.cz</text:p>
          </table:table-cell>
        </table:table-row>
        <table:table-row table:style-name="ro1">
          <table:table-cell table:formula="of:=INDIRECT(CONCATENATE(&quot;Nastaveni.&quot;;ADDRESS(RANDBETWEEN(2;41);IF([.C60]=&quot;muž&quot;;1;3);4));1)" office:value-type="string" office:string-value="David" calcext:value-type="string">
            <text:p>David</text:p>
          </table:table-cell>
          <table:table-cell table:formula="of:=INDIRECT(CONCATENATE(&quot;Nastaveni.&quot;;ADDRESS(RANDBETWEEN(2;41);IF([.C60]=&quot;muž&quot;;2;4);4));1)" office:value-type="string" office:string-value="Nárožný" calcext:value-type="string">
            <text:p>Nárožný</text:p>
          </table:table-cell>
          <table:table-cell table:style-name="ce3" table:formula="of:=IF(RAND()&gt;0.5;&quot;muž&quot;;&quot;žena&quot;)" office:value-type="string" office:string-value="muž" calcext:value-type="string">
            <text:p>muž</text:p>
          </table:table-cell>
          <table:table-cell table:formula="of:=RANDBETWEEN(18264;36526)" office:value-type="date" office:date-value="1991-08-03" calcext:value-type="date">
            <text:p>3. 8. 1991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60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60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narozny.david@mail.cz" calcext:value-type="string">
            <text:p>narozny.david@mail.cz</text:p>
          </table:table-cell>
        </table:table-row>
        <table:table-row table:style-name="ro1">
          <table:table-cell table:formula="of:=INDIRECT(CONCATENATE(&quot;Nastaveni.&quot;;ADDRESS(RANDBETWEEN(2;41);IF([.C61]=&quot;muž&quot;;1;3);4));1)" office:value-type="string" office:string-value="Evžen" calcext:value-type="string">
            <text:p>Evžen</text:p>
          </table:table-cell>
          <table:table-cell table:formula="of:=INDIRECT(CONCATENATE(&quot;Nastaveni.&quot;;ADDRESS(RANDBETWEEN(2;41);IF([.C61]=&quot;muž&quot;;2;4);4));1)" office:value-type="string" office:string-value="Fiala" calcext:value-type="string">
            <text:p>Fiala</text:p>
          </table:table-cell>
          <table:table-cell table:style-name="ce3" table:formula="of:=IF(RAND()&gt;0.5;&quot;muž&quot;;&quot;žena&quot;)" office:value-type="string" office:string-value="muž" calcext:value-type="string">
            <text:p>muž</text:p>
          </table:table-cell>
          <table:table-cell table:formula="of:=RANDBETWEEN(18264;36526)" office:value-type="date" office:date-value="1996-05-17" calcext:value-type="date">
            <text:p>17. 5. 1996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61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61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fiala.evzen@mail.cz" calcext:value-type="string">
            <text:p>fiala.evzen@mail.cz</text:p>
          </table:table-cell>
        </table:table-row>
        <table:table-row table:style-name="ro1">
          <table:table-cell table:formula="of:=INDIRECT(CONCATENATE(&quot;Nastaveni.&quot;;ADDRESS(RANDBETWEEN(2;41);IF([.C62]=&quot;muž&quot;;1;3);4));1)" office:value-type="string" office:string-value="Adéla" calcext:value-type="string">
            <text:p>Adéla</text:p>
          </table:table-cell>
          <table:table-cell table:formula="of:=INDIRECT(CONCATENATE(&quot;Nastaveni.&quot;;ADDRESS(RANDBETWEEN(2;41);IF([.C62]=&quot;muž&quot;;2;4);4));1)" office:value-type="string" office:string-value="Ornestová" calcext:value-type="string">
            <text:p>Ornestová</text:p>
          </table:table-cell>
          <table:table-cell table:style-name="ce3" table:formula="of:=IF(RAND()&gt;0.5;&quot;muž&quot;;&quot;žena&quot;)" office:value-type="string" office:string-value="žena" calcext:value-type="string">
            <text:p>žena</text:p>
          </table:table-cell>
          <table:table-cell table:formula="of:=RANDBETWEEN(18264;36526)" office:value-type="date" office:date-value="1980-09-12" calcext:value-type="date">
            <text:p>12. 9. 1980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62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62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ornestova.adela@mail.cz" calcext:value-type="string">
            <text:p>ornestova.adela@mail.cz</text:p>
          </table:table-cell>
        </table:table-row>
        <table:table-row table:style-name="ro1">
          <table:table-cell table:formula="of:=INDIRECT(CONCATENATE(&quot;Nastaveni.&quot;;ADDRESS(RANDBETWEEN(2;41);IF([.C63]=&quot;muž&quot;;1;3);4));1)" office:value-type="string" office:string-value="Zdena" calcext:value-type="string">
            <text:p>Zdena</text:p>
          </table:table-cell>
          <table:table-cell table:formula="of:=INDIRECT(CONCATENATE(&quot;Nastaveni.&quot;;ADDRESS(RANDBETWEEN(2;41);IF([.C63]=&quot;muž&quot;;2;4);4));1)" office:value-type="string" office:string-value="Olecká" calcext:value-type="string">
            <text:p>Olecká</text:p>
          </table:table-cell>
          <table:table-cell table:style-name="ce3" table:formula="of:=IF(RAND()&gt;0.5;&quot;muž&quot;;&quot;žena&quot;)" office:value-type="string" office:string-value="žena" calcext:value-type="string">
            <text:p>žena</text:p>
          </table:table-cell>
          <table:table-cell table:formula="of:=RANDBETWEEN(18264;36526)" office:value-type="date" office:date-value="1993-11-28" calcext:value-type="date">
            <text:p>28. 11. 1993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63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63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olecka.zdena@mail.cz" calcext:value-type="string">
            <text:p>olecka.zdena@mail.cz</text:p>
          </table:table-cell>
        </table:table-row>
        <table:table-row table:style-name="ro1">
          <table:table-cell table:formula="of:=INDIRECT(CONCATENATE(&quot;Nastaveni.&quot;;ADDRESS(RANDBETWEEN(2;41);IF([.C64]=&quot;muž&quot;;1;3);4));1)" office:value-type="string" office:string-value="Aurélie" calcext:value-type="string">
            <text:p>Aurélie</text:p>
          </table:table-cell>
          <table:table-cell table:formula="of:=INDIRECT(CONCATENATE(&quot;Nastaveni.&quot;;ADDRESS(RANDBETWEEN(2;41);IF([.C64]=&quot;muž&quot;;2;4);4));1)" office:value-type="string" office:string-value="Vojáčková" calcext:value-type="string">
            <text:p>Vojáčková</text:p>
          </table:table-cell>
          <table:table-cell table:style-name="ce3" table:formula="of:=IF(RAND()&gt;0.5;&quot;muž&quot;;&quot;žena&quot;)" office:value-type="string" office:string-value="žena" calcext:value-type="string">
            <text:p>žena</text:p>
          </table:table-cell>
          <table:table-cell table:formula="of:=RANDBETWEEN(18264;36526)" office:value-type="date" office:date-value="1995-09-25" calcext:value-type="date">
            <text:p>25. 9. 1995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64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64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vojackova.aurelie@mail.cz" calcext:value-type="string">
            <text:p>vojackova.aurelie@mail.cz</text:p>
          </table:table-cell>
        </table:table-row>
        <table:table-row table:style-name="ro1">
          <table:table-cell table:formula="of:=INDIRECT(CONCATENATE(&quot;Nastaveni.&quot;;ADDRESS(RANDBETWEEN(2;41);IF([.C65]=&quot;muž&quot;;1;3);4));1)" office:value-type="string" office:string-value="Danuše" calcext:value-type="string">
            <text:p>Danuše</text:p>
          </table:table-cell>
          <table:table-cell table:formula="of:=INDIRECT(CONCATENATE(&quot;Nastaveni.&quot;;ADDRESS(RANDBETWEEN(2;41);IF([.C65]=&quot;muž&quot;;2;4);4));1)" office:value-type="string" office:string-value="Kozánková" calcext:value-type="string">
            <text:p>Kozánková</text:p>
          </table:table-cell>
          <table:table-cell table:style-name="ce3" table:formula="of:=IF(RAND()&gt;0.5;&quot;muž&quot;;&quot;žena&quot;)" office:value-type="string" office:string-value="žena" calcext:value-type="string">
            <text:p>žena</text:p>
          </table:table-cell>
          <table:table-cell table:formula="of:=RANDBETWEEN(18264;36526)" office:value-type="date" office:date-value="1984-10-04" calcext:value-type="date">
            <text:p>4. 10. 1984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65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65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kozankova.danuse@mail.cz" calcext:value-type="string">
            <text:p>kozankova.danuse@mail.cz</text:p>
          </table:table-cell>
        </table:table-row>
        <table:table-row table:style-name="ro1">
          <table:table-cell table:formula="of:=INDIRECT(CONCATENATE(&quot;Nastaveni.&quot;;ADDRESS(RANDBETWEEN(2;41);IF([.C66]=&quot;muž&quot;;1;3);4));1)" office:value-type="string" office:string-value="Ludvík" calcext:value-type="string">
            <text:p>Ludvík</text:p>
          </table:table-cell>
          <table:table-cell table:formula="of:=INDIRECT(CONCATENATE(&quot;Nastaveni.&quot;;ADDRESS(RANDBETWEEN(2;41);IF([.C66]=&quot;muž&quot;;2;4);4));1)" office:value-type="string" office:string-value="Dvořák" calcext:value-type="string">
            <text:p>Dvořák</text:p>
          </table:table-cell>
          <table:table-cell table:style-name="ce3" table:formula="of:=IF(RAND()&gt;0.5;&quot;muž&quot;;&quot;žena&quot;)" office:value-type="string" office:string-value="muž" calcext:value-type="string">
            <text:p>muž</text:p>
          </table:table-cell>
          <table:table-cell table:formula="of:=RANDBETWEEN(18264;36526)" office:value-type="date" office:date-value="1960-12-30" calcext:value-type="date">
            <text:p>30. 12. 1960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66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66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dvorak.ludvik@mail.cz" calcext:value-type="string">
            <text:p>dvorak.ludvik@mail.cz</text:p>
          </table:table-cell>
        </table:table-row>
        <table:table-row table:style-name="ro1">
          <table:table-cell table:formula="of:=INDIRECT(CONCATENATE(&quot;Nastaveni.&quot;;ADDRESS(RANDBETWEEN(2;41);IF([.C67]=&quot;muž&quot;;1;3);4));1)" office:value-type="string" office:string-value="Blažena" calcext:value-type="string">
            <text:p>Blažena</text:p>
          </table:table-cell>
          <table:table-cell table:formula="of:=INDIRECT(CONCATENATE(&quot;Nastaveni.&quot;;ADDRESS(RANDBETWEEN(2;41);IF([.C67]=&quot;muž&quot;;2;4);4));1)" office:value-type="string" office:string-value="Lízlerová" calcext:value-type="string">
            <text:p>Lízlerová</text:p>
          </table:table-cell>
          <table:table-cell table:style-name="ce3" table:formula="of:=IF(RAND()&gt;0.5;&quot;muž&quot;;&quot;žena&quot;)" office:value-type="string" office:string-value="žena" calcext:value-type="string">
            <text:p>žena</text:p>
          </table:table-cell>
          <table:table-cell table:formula="of:=RANDBETWEEN(18264;36526)" office:value-type="date" office:date-value="1958-02-19" calcext:value-type="date">
            <text:p>19. 2. 1958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67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67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lizlerova.blazena@mail.cz" calcext:value-type="string">
            <text:p>lizlerova.blazena@mail.cz</text:p>
          </table:table-cell>
        </table:table-row>
        <table:table-row table:style-name="ro1">
          <table:table-cell table:formula="of:=INDIRECT(CONCATENATE(&quot;Nastaveni.&quot;;ADDRESS(RANDBETWEEN(2;41);IF([.C68]=&quot;muž&quot;;1;3);4));1)" office:value-type="string" office:string-value="Stanislava" calcext:value-type="string">
            <text:p>Stanislava</text:p>
          </table:table-cell>
          <table:table-cell table:formula="of:=INDIRECT(CONCATENATE(&quot;Nastaveni.&quot;;ADDRESS(RANDBETWEEN(2;41);IF([.C68]=&quot;muž&quot;;2;4);4));1)" office:value-type="string" office:string-value="Gregorová" calcext:value-type="string">
            <text:p>Gregorová</text:p>
          </table:table-cell>
          <table:table-cell table:style-name="ce3" table:formula="of:=IF(RAND()&gt;0.5;&quot;muž&quot;;&quot;žena&quot;)" office:value-type="string" office:string-value="žena" calcext:value-type="string">
            <text:p>žena</text:p>
          </table:table-cell>
          <table:table-cell table:formula="of:=RANDBETWEEN(18264;36526)" office:value-type="date" office:date-value="1985-01-01" calcext:value-type="date">
            <text:p>1. 1. 1985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68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68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gregorova.stanislava@mail.cz" calcext:value-type="string">
            <text:p>gregorova.stanislava@mail.cz</text:p>
          </table:table-cell>
        </table:table-row>
        <table:table-row table:style-name="ro1">
          <table:table-cell table:formula="of:=INDIRECT(CONCATENATE(&quot;Nastaveni.&quot;;ADDRESS(RANDBETWEEN(2;41);IF([.C69]=&quot;muž&quot;;1;3);4));1)" office:value-type="string" office:string-value="Karla" calcext:value-type="string">
            <text:p>Karla</text:p>
          </table:table-cell>
          <table:table-cell table:formula="of:=INDIRECT(CONCATENATE(&quot;Nastaveni.&quot;;ADDRESS(RANDBETWEEN(2;41);IF([.C69]=&quot;muž&quot;;2;4);4));1)" office:value-type="string" office:string-value="Mladá" calcext:value-type="string">
            <text:p>Mladá</text:p>
          </table:table-cell>
          <table:table-cell table:style-name="ce3" table:formula="of:=IF(RAND()&gt;0.5;&quot;muž&quot;;&quot;žena&quot;)" office:value-type="string" office:string-value="žena" calcext:value-type="string">
            <text:p>žena</text:p>
          </table:table-cell>
          <table:table-cell table:formula="of:=RANDBETWEEN(18264;36526)" office:value-type="date" office:date-value="1974-03-06" calcext:value-type="date">
            <text:p>6. 3. 1974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69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69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mlada.karla@mail.cz" calcext:value-type="string">
            <text:p>mlada.karla@mail.cz</text:p>
          </table:table-cell>
        </table:table-row>
        <table:table-row table:style-name="ro1">
          <table:table-cell table:formula="of:=INDIRECT(CONCATENATE(&quot;Nastaveni.&quot;;ADDRESS(RANDBETWEEN(2;41);IF([.C70]=&quot;muž&quot;;1;3);4));1)" office:value-type="string" office:string-value="Adalbert" calcext:value-type="string">
            <text:p>Adalbert</text:p>
          </table:table-cell>
          <table:table-cell table:formula="of:=INDIRECT(CONCATENATE(&quot;Nastaveni.&quot;;ADDRESS(RANDBETWEEN(2;41);IF([.C70]=&quot;muž&quot;;2;4);4));1)" office:value-type="string" office:string-value="Veselý" calcext:value-type="string">
            <text:p>Veselý</text:p>
          </table:table-cell>
          <table:table-cell table:style-name="ce3" table:formula="of:=IF(RAND()&gt;0.5;&quot;muž&quot;;&quot;žena&quot;)" office:value-type="string" office:string-value="muž" calcext:value-type="string">
            <text:p>muž</text:p>
          </table:table-cell>
          <table:table-cell table:formula="of:=RANDBETWEEN(18264;36526)" office:value-type="date" office:date-value="1994-06-11" calcext:value-type="date">
            <text:p>11. 6. 1994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70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70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vesely.adalbert@mail.cz" calcext:value-type="string">
            <text:p>vesely.adalbert@mail.cz</text:p>
          </table:table-cell>
        </table:table-row>
        <table:table-row table:style-name="ro1">
          <table:table-cell table:formula="of:=INDIRECT(CONCATENATE(&quot;Nastaveni.&quot;;ADDRESS(RANDBETWEEN(2;41);IF([.C71]=&quot;muž&quot;;1;3);4));1)" office:value-type="string" office:string-value="Aurélie" calcext:value-type="string">
            <text:p>Aurélie</text:p>
          </table:table-cell>
          <table:table-cell table:formula="of:=INDIRECT(CONCATENATE(&quot;Nastaveni.&quot;;ADDRESS(RANDBETWEEN(2;41);IF([.C71]=&quot;muž&quot;;2;4);4));1)" office:value-type="string" office:string-value="Václavíková" calcext:value-type="string">
            <text:p>Václavíková</text:p>
          </table:table-cell>
          <table:table-cell table:style-name="ce3" table:formula="of:=IF(RAND()&gt;0.5;&quot;muž&quot;;&quot;žena&quot;)" office:value-type="string" office:string-value="žena" calcext:value-type="string">
            <text:p>žena</text:p>
          </table:table-cell>
          <table:table-cell table:formula="of:=RANDBETWEEN(18264;36526)" office:value-type="date" office:date-value="1983-12-25" calcext:value-type="date">
            <text:p>25. 12. 1983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71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71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vaclavikova.aurelie@mail.cz" calcext:value-type="string">
            <text:p>vaclavikova.aurelie@mail.cz</text:p>
          </table:table-cell>
        </table:table-row>
        <table:table-row table:style-name="ro1">
          <table:table-cell table:formula="of:=INDIRECT(CONCATENATE(&quot;Nastaveni.&quot;;ADDRESS(RANDBETWEEN(2;41);IF([.C72]=&quot;muž&quot;;1;3);4));1)" office:value-type="string" office:string-value="Miroslav" calcext:value-type="string">
            <text:p>Miroslav</text:p>
          </table:table-cell>
          <table:table-cell table:formula="of:=INDIRECT(CONCATENATE(&quot;Nastaveni.&quot;;ADDRESS(RANDBETWEEN(2;41);IF([.C72]=&quot;muž&quot;;2;4);4));1)" office:value-type="string" office:string-value="Ďurik" calcext:value-type="string">
            <text:p>Ďurik</text:p>
          </table:table-cell>
          <table:table-cell table:style-name="ce3" table:formula="of:=IF(RAND()&gt;0.5;&quot;muž&quot;;&quot;žena&quot;)" office:value-type="string" office:string-value="muž" calcext:value-type="string">
            <text:p>muž</text:p>
          </table:table-cell>
          <table:table-cell table:formula="of:=RANDBETWEEN(18264;36526)" office:value-type="date" office:date-value="1963-01-18" calcext:value-type="date">
            <text:p>18. 1. 1963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72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72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ďurik.miroslav@mail.cz" calcext:value-type="string">
            <text:p>ďurik.miroslav@mail.cz</text:p>
          </table:table-cell>
        </table:table-row>
        <table:table-row table:style-name="ro1">
          <table:table-cell table:formula="of:=INDIRECT(CONCATENATE(&quot;Nastaveni.&quot;;ADDRESS(RANDBETWEEN(2;41);IF([.C73]=&quot;muž&quot;;1;3);4));1)" office:value-type="string" office:string-value="Božena" calcext:value-type="string">
            <text:p>Božena</text:p>
          </table:table-cell>
          <table:table-cell table:formula="of:=INDIRECT(CONCATENATE(&quot;Nastaveni.&quot;;ADDRESS(RANDBETWEEN(2;41);IF([.C73]=&quot;muž&quot;;2;4);4));1)" office:value-type="string" office:string-value="Ropická" calcext:value-type="string">
            <text:p>Ropická</text:p>
          </table:table-cell>
          <table:table-cell table:style-name="ce3" table:formula="of:=IF(RAND()&gt;0.5;&quot;muž&quot;;&quot;žena&quot;)" office:value-type="string" office:string-value="žena" calcext:value-type="string">
            <text:p>žena</text:p>
          </table:table-cell>
          <table:table-cell table:formula="of:=RANDBETWEEN(18264;36526)" office:value-type="date" office:date-value="1974-12-08" calcext:value-type="date">
            <text:p>8. 12. 1974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73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73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ropicka.bozena@mail.cz" calcext:value-type="string">
            <text:p>ropicka.bozena@mail.cz</text:p>
          </table:table-cell>
        </table:table-row>
        <table:table-row table:style-name="ro1">
          <table:table-cell table:formula="of:=INDIRECT(CONCATENATE(&quot;Nastaveni.&quot;;ADDRESS(RANDBETWEEN(2;41);IF([.C74]=&quot;muž&quot;;1;3);4));1)" office:value-type="string" office:string-value="Hugo" calcext:value-type="string">
            <text:p>Hugo</text:p>
          </table:table-cell>
          <table:table-cell table:formula="of:=INDIRECT(CONCATENATE(&quot;Nastaveni.&quot;;ADDRESS(RANDBETWEEN(2;41);IF([.C74]=&quot;muž&quot;;2;4);4));1)" office:value-type="string" office:string-value="Gott" calcext:value-type="string">
            <text:p>Gott</text:p>
          </table:table-cell>
          <table:table-cell table:style-name="ce3" table:formula="of:=IF(RAND()&gt;0.5;&quot;muž&quot;;&quot;žena&quot;)" office:value-type="string" office:string-value="muž" calcext:value-type="string">
            <text:p>muž</text:p>
          </table:table-cell>
          <table:table-cell table:formula="of:=RANDBETWEEN(18264;36526)" office:value-type="date" office:date-value="1980-09-11" calcext:value-type="date">
            <text:p>11. 9. 1980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74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74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gott.hugo@mail.cz" calcext:value-type="string">
            <text:p>gott.hugo@mail.cz</text:p>
          </table:table-cell>
        </table:table-row>
        <table:table-row table:style-name="ro1">
          <table:table-cell table:formula="of:=INDIRECT(CONCATENATE(&quot;Nastaveni.&quot;;ADDRESS(RANDBETWEEN(2;41);IF([.C75]=&quot;muž&quot;;1;3);4));1)" office:value-type="string" office:string-value="Gerta" calcext:value-type="string">
            <text:p>Gerta</text:p>
          </table:table-cell>
          <table:table-cell table:formula="of:=INDIRECT(CONCATENATE(&quot;Nastaveni.&quot;;ADDRESS(RANDBETWEEN(2;41);IF([.C75]=&quot;muž&quot;;2;4);4));1)" office:value-type="string" office:string-value="Janzáková" calcext:value-type="string">
            <text:p>Janzáková</text:p>
          </table:table-cell>
          <table:table-cell table:style-name="ce3" table:formula="of:=IF(RAND()&gt;0.5;&quot;muž&quot;;&quot;žena&quot;)" office:value-type="string" office:string-value="žena" calcext:value-type="string">
            <text:p>žena</text:p>
          </table:table-cell>
          <table:table-cell table:formula="of:=RANDBETWEEN(18264;36526)" office:value-type="date" office:date-value="1988-10-02" calcext:value-type="date">
            <text:p>2. 10. 1988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75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75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janzakova.gerta@mail.cz" calcext:value-type="string">
            <text:p>janzakova.gerta@mail.cz</text:p>
          </table:table-cell>
        </table:table-row>
        <table:table-row table:style-name="ro1">
          <table:table-cell table:formula="of:=INDIRECT(CONCATENATE(&quot;Nastaveni.&quot;;ADDRESS(RANDBETWEEN(2;41);IF([.C76]=&quot;muž&quot;;1;3);4));1)" office:value-type="string" office:string-value="Karel" calcext:value-type="string">
            <text:p>Karel</text:p>
          </table:table-cell>
          <table:table-cell table:formula="of:=INDIRECT(CONCATENATE(&quot;Nastaveni.&quot;;ADDRESS(RANDBETWEEN(2;41);IF([.C76]=&quot;muž&quot;;2;4);4));1)" office:value-type="string" office:string-value="Polák" calcext:value-type="string">
            <text:p>Polák</text:p>
          </table:table-cell>
          <table:table-cell table:style-name="ce3" table:formula="of:=IF(RAND()&gt;0.5;&quot;muž&quot;;&quot;žena&quot;)" office:value-type="string" office:string-value="muž" calcext:value-type="string">
            <text:p>muž</text:p>
          </table:table-cell>
          <table:table-cell table:formula="of:=RANDBETWEEN(18264;36526)" office:value-type="date" office:date-value="1962-05-26" calcext:value-type="date">
            <text:p>26. 5. 1962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76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76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polak.karel@mail.cz" calcext:value-type="string">
            <text:p>polak.karel@mail.cz</text:p>
          </table:table-cell>
        </table:table-row>
        <table:table-row table:style-name="ro1">
          <table:table-cell table:formula="of:=INDIRECT(CONCATENATE(&quot;Nastaveni.&quot;;ADDRESS(RANDBETWEEN(2;41);IF([.C77]=&quot;muž&quot;;1;3);4));1)" office:value-type="string" office:string-value="Ilona" calcext:value-type="string">
            <text:p>Ilona</text:p>
          </table:table-cell>
          <table:table-cell table:formula="of:=INDIRECT(CONCATENATE(&quot;Nastaveni.&quot;;ADDRESS(RANDBETWEEN(2;41);IF([.C77]=&quot;muž&quot;;2;4);4));1)" office:value-type="string" office:string-value="Janušinská" calcext:value-type="string">
            <text:p>Janušinská</text:p>
          </table:table-cell>
          <table:table-cell table:style-name="ce3" table:formula="of:=IF(RAND()&gt;0.5;&quot;muž&quot;;&quot;žena&quot;)" office:value-type="string" office:string-value="žena" calcext:value-type="string">
            <text:p>žena</text:p>
          </table:table-cell>
          <table:table-cell table:formula="of:=RANDBETWEEN(18264;36526)" office:value-type="date" office:date-value="1966-12-09" calcext:value-type="date">
            <text:p>9. 12. 1966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77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77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janusinska.ilona@mail.cz" calcext:value-type="string">
            <text:p>janusinska.ilona@mail.cz</text:p>
          </table:table-cell>
        </table:table-row>
        <table:table-row table:style-name="ro1">
          <table:table-cell table:formula="of:=INDIRECT(CONCATENATE(&quot;Nastaveni.&quot;;ADDRESS(RANDBETWEEN(2;41);IF([.C78]=&quot;muž&quot;;1;3);4));1)" office:value-type="string" office:string-value="Daniel" calcext:value-type="string">
            <text:p>Daniel</text:p>
          </table:table-cell>
          <table:table-cell table:formula="of:=INDIRECT(CONCATENATE(&quot;Nastaveni.&quot;;ADDRESS(RANDBETWEEN(2;41);IF([.C78]=&quot;muž&quot;;2;4);4));1)" office:value-type="string" office:string-value="Ulek" calcext:value-type="string">
            <text:p>Ulek</text:p>
          </table:table-cell>
          <table:table-cell table:style-name="ce3" table:formula="of:=IF(RAND()&gt;0.5;&quot;muž&quot;;&quot;žena&quot;)" office:value-type="string" office:string-value="muž" calcext:value-type="string">
            <text:p>muž</text:p>
          </table:table-cell>
          <table:table-cell table:formula="of:=RANDBETWEEN(18264;36526)" office:value-type="date" office:date-value="1988-03-04" calcext:value-type="date">
            <text:p>4. 3. 1988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78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78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ulek.daniel@mail.cz" calcext:value-type="string">
            <text:p>ulek.daniel@mail.cz</text:p>
          </table:table-cell>
        </table:table-row>
        <table:table-row table:style-name="ro1">
          <table:table-cell table:formula="of:=INDIRECT(CONCATENATE(&quot;Nastaveni.&quot;;ADDRESS(RANDBETWEEN(2;41);IF([.C79]=&quot;muž&quot;;1;3);4));1)" office:value-type="string" office:string-value="Stanislav" calcext:value-type="string">
            <text:p>Stanislav</text:p>
          </table:table-cell>
          <table:table-cell table:formula="of:=INDIRECT(CONCATENATE(&quot;Nastaveni.&quot;;ADDRESS(RANDBETWEEN(2;41);IF([.C79]=&quot;muž&quot;;2;4);4));1)" office:value-type="string" office:string-value="Závocký" calcext:value-type="string">
            <text:p>Závocký</text:p>
          </table:table-cell>
          <table:table-cell table:style-name="ce3" table:formula="of:=IF(RAND()&gt;0.5;&quot;muž&quot;;&quot;žena&quot;)" office:value-type="string" office:string-value="muž" calcext:value-type="string">
            <text:p>muž</text:p>
          </table:table-cell>
          <table:table-cell table:formula="of:=RANDBETWEEN(18264;36526)" office:value-type="date" office:date-value="1969-09-03" calcext:value-type="date">
            <text:p>3. 9. 1969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79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79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zavocky.stanislav@mail.cz" calcext:value-type="string">
            <text:p>zavocky.stanislav@mail.cz</text:p>
          </table:table-cell>
        </table:table-row>
        <table:table-row table:style-name="ro1">
          <table:table-cell table:formula="of:=INDIRECT(CONCATENATE(&quot;Nastaveni.&quot;;ADDRESS(RANDBETWEEN(2;41);IF([.C80]=&quot;muž&quot;;1;3);4));1)" office:value-type="string" office:string-value="Teofil" calcext:value-type="string">
            <text:p>Teofil</text:p>
          </table:table-cell>
          <table:table-cell table:formula="of:=INDIRECT(CONCATENATE(&quot;Nastaveni.&quot;;ADDRESS(RANDBETWEEN(2;41);IF([.C80]=&quot;muž&quot;;2;4);4));1)" office:value-type="string" office:string-value="Chaplin" calcext:value-type="string">
            <text:p>Chaplin</text:p>
          </table:table-cell>
          <table:table-cell table:style-name="ce3" table:formula="of:=IF(RAND()&gt;0.5;&quot;muž&quot;;&quot;žena&quot;)" office:value-type="string" office:string-value="muž" calcext:value-type="string">
            <text:p>muž</text:p>
          </table:table-cell>
          <table:table-cell table:formula="of:=RANDBETWEEN(18264;36526)" office:value-type="date" office:date-value="1955-09-17" calcext:value-type="date">
            <text:p>17. 9. 1955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80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80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chaplin.teofil@mail.cz" calcext:value-type="string">
            <text:p>chaplin.teofil@mail.cz</text:p>
          </table:table-cell>
        </table:table-row>
        <table:table-row table:style-name="ro1">
          <table:table-cell table:formula="of:=INDIRECT(CONCATENATE(&quot;Nastaveni.&quot;;ADDRESS(RANDBETWEEN(2;41);IF([.C81]=&quot;muž&quot;;1;3);4));1)" office:value-type="string" office:string-value="Petr" calcext:value-type="string">
            <text:p>Petr</text:p>
          </table:table-cell>
          <table:table-cell table:formula="of:=INDIRECT(CONCATENATE(&quot;Nastaveni.&quot;;ADDRESS(RANDBETWEEN(2;41);IF([.C81]=&quot;muž&quot;;2;4);4));1)" office:value-type="string" office:string-value="Závocký" calcext:value-type="string">
            <text:p>Závocký</text:p>
          </table:table-cell>
          <table:table-cell table:style-name="ce3" table:formula="of:=IF(RAND()&gt;0.5;&quot;muž&quot;;&quot;žena&quot;)" office:value-type="string" office:string-value="muž" calcext:value-type="string">
            <text:p>muž</text:p>
          </table:table-cell>
          <table:table-cell table:formula="of:=RANDBETWEEN(18264;36526)" office:value-type="date" office:date-value="1991-10-16" calcext:value-type="date">
            <text:p>16. 10. 1991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81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81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zavocky.petr@mail.cz" calcext:value-type="string">
            <text:p>zavocky.petr@mail.cz</text:p>
          </table:table-cell>
        </table:table-row>
        <table:table-row table:style-name="ro1">
          <table:table-cell table:formula="of:=INDIRECT(CONCATENATE(&quot;Nastaveni.&quot;;ADDRESS(RANDBETWEEN(2;41);IF([.C82]=&quot;muž&quot;;1;3);4));1)" office:value-type="string" office:string-value="Libuše" calcext:value-type="string">
            <text:p>Libuše</text:p>
          </table:table-cell>
          <table:table-cell table:formula="of:=INDIRECT(CONCATENATE(&quot;Nastaveni.&quot;;ADDRESS(RANDBETWEEN(2;41);IF([.C82]=&quot;muž&quot;;2;4);4));1)" office:value-type="string" office:string-value="Pertová" calcext:value-type="string">
            <text:p>Pertová</text:p>
          </table:table-cell>
          <table:table-cell table:style-name="ce3" table:formula="of:=IF(RAND()&gt;0.5;&quot;muž&quot;;&quot;žena&quot;)" office:value-type="string" office:string-value="žena" calcext:value-type="string">
            <text:p>žena</text:p>
          </table:table-cell>
          <table:table-cell table:formula="of:=RANDBETWEEN(18264;36526)" office:value-type="date" office:date-value="1994-04-26" calcext:value-type="date">
            <text:p>26. 4. 1994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82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82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pertova.libuse@mail.cz" calcext:value-type="string">
            <text:p>pertova.libuse@mail.cz</text:p>
          </table:table-cell>
        </table:table-row>
        <table:table-row table:style-name="ro1">
          <table:table-cell table:formula="of:=INDIRECT(CONCATENATE(&quot;Nastaveni.&quot;;ADDRESS(RANDBETWEEN(2;41);IF([.C83]=&quot;muž&quot;;1;3);4));1)" office:value-type="string" office:string-value="Tarzan" calcext:value-type="string">
            <text:p>Tarzan</text:p>
          </table:table-cell>
          <table:table-cell table:formula="of:=INDIRECT(CONCATENATE(&quot;Nastaveni.&quot;;ADDRESS(RANDBETWEEN(2;41);IF([.C83]=&quot;muž&quot;;2;4);4));1)" office:value-type="string" office:string-value="Ulek" calcext:value-type="string">
            <text:p>Ulek</text:p>
          </table:table-cell>
          <table:table-cell table:style-name="ce3" table:formula="of:=IF(RAND()&gt;0.5;&quot;muž&quot;;&quot;žena&quot;)" office:value-type="string" office:string-value="muž" calcext:value-type="string">
            <text:p>muž</text:p>
          </table:table-cell>
          <table:table-cell table:formula="of:=RANDBETWEEN(18264;36526)" office:value-type="date" office:date-value="1975-10-29" calcext:value-type="date">
            <text:p>29. 10. 1975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83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83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ulek.tarzan@mail.cz" calcext:value-type="string">
            <text:p>ulek.tarzan@mail.cz</text:p>
          </table:table-cell>
        </table:table-row>
        <table:table-row table:style-name="ro1">
          <table:table-cell table:formula="of:=INDIRECT(CONCATENATE(&quot;Nastaveni.&quot;;ADDRESS(RANDBETWEEN(2;41);IF([.C84]=&quot;muž&quot;;1;3);4));1)" office:value-type="string" office:string-value="Dana" calcext:value-type="string">
            <text:p>Dana</text:p>
          </table:table-cell>
          <table:table-cell table:formula="of:=INDIRECT(CONCATENATE(&quot;Nastaveni.&quot;;ADDRESS(RANDBETWEEN(2;41);IF([.C84]=&quot;muž&quot;;2;4);4));1)" office:value-type="string" office:string-value="Spozdilová" calcext:value-type="string">
            <text:p>Spozdilová</text:p>
          </table:table-cell>
          <table:table-cell table:style-name="ce3" table:formula="of:=IF(RAND()&gt;0.5;&quot;muž&quot;;&quot;žena&quot;)" office:value-type="string" office:string-value="žena" calcext:value-type="string">
            <text:p>žena</text:p>
          </table:table-cell>
          <table:table-cell table:formula="of:=RANDBETWEEN(18264;36526)" office:value-type="date" office:date-value="1972-02-27" calcext:value-type="date">
            <text:p>27. 2. 1972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84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84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spozdilova.dana@mail.cz" calcext:value-type="string">
            <text:p>spozdilova.dana@mail.cz</text:p>
          </table:table-cell>
        </table:table-row>
        <table:table-row table:style-name="ro1">
          <table:table-cell table:formula="of:=INDIRECT(CONCATENATE(&quot;Nastaveni.&quot;;ADDRESS(RANDBETWEEN(2;41);IF([.C85]=&quot;muž&quot;;1;3);4));1)" office:value-type="string" office:string-value="Bernard" calcext:value-type="string">
            <text:p>Bernard</text:p>
          </table:table-cell>
          <table:table-cell table:formula="of:=INDIRECT(CONCATENATE(&quot;Nastaveni.&quot;;ADDRESS(RANDBETWEEN(2;41);IF([.C85]=&quot;muž&quot;;2;4);4));1)" office:value-type="string" office:string-value="Maškulka" calcext:value-type="string">
            <text:p>Maškulka</text:p>
          </table:table-cell>
          <table:table-cell table:style-name="ce3" table:formula="of:=IF(RAND()&gt;0.5;&quot;muž&quot;;&quot;žena&quot;)" office:value-type="string" office:string-value="muž" calcext:value-type="string">
            <text:p>muž</text:p>
          </table:table-cell>
          <table:table-cell table:formula="of:=RANDBETWEEN(18264;36526)" office:value-type="date" office:date-value="1974-10-14" calcext:value-type="date">
            <text:p>14. 10. 1974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85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85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maskulka.bernard@mail.cz" calcext:value-type="string">
            <text:p>maskulka.bernard@mail.cz</text:p>
          </table:table-cell>
        </table:table-row>
        <table:table-row table:style-name="ro1">
          <table:table-cell table:formula="of:=INDIRECT(CONCATENATE(&quot;Nastaveni.&quot;;ADDRESS(RANDBETWEEN(2;41);IF([.C86]=&quot;muž&quot;;1;3);4));1)" office:value-type="string" office:string-value="Helena" calcext:value-type="string">
            <text:p>Helena</text:p>
          </table:table-cell>
          <table:table-cell table:formula="of:=INDIRECT(CONCATENATE(&quot;Nastaveni.&quot;;ADDRESS(RANDBETWEEN(2;41);IF([.C86]=&quot;muž&quot;;2;4);4));1)" office:value-type="string" office:string-value="Pokorná" calcext:value-type="string">
            <text:p>Pokorná</text:p>
          </table:table-cell>
          <table:table-cell table:style-name="ce3" table:formula="of:=IF(RAND()&gt;0.5;&quot;muž&quot;;&quot;žena&quot;)" office:value-type="string" office:string-value="žena" calcext:value-type="string">
            <text:p>žena</text:p>
          </table:table-cell>
          <table:table-cell table:formula="of:=RANDBETWEEN(18264;36526)" office:value-type="date" office:date-value="1994-02-12" calcext:value-type="date">
            <text:p>12. 2. 1994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86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86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pokorna.helena@mail.cz" calcext:value-type="string">
            <text:p>pokorna.helena@mail.cz</text:p>
          </table:table-cell>
        </table:table-row>
        <table:table-row table:style-name="ro1">
          <table:table-cell table:formula="of:=INDIRECT(CONCATENATE(&quot;Nastaveni.&quot;;ADDRESS(RANDBETWEEN(2;41);IF([.C87]=&quot;muž&quot;;1;3);4));1)" office:value-type="string" office:string-value="Tarzan" calcext:value-type="string">
            <text:p>Tarzan</text:p>
          </table:table-cell>
          <table:table-cell table:formula="of:=INDIRECT(CONCATENATE(&quot;Nastaveni.&quot;;ADDRESS(RANDBETWEEN(2;41);IF([.C87]=&quot;muž&quot;;2;4);4));1)" office:value-type="string" office:string-value="Závocký" calcext:value-type="string">
            <text:p>Závocký</text:p>
          </table:table-cell>
          <table:table-cell table:style-name="ce3" table:formula="of:=IF(RAND()&gt;0.5;&quot;muž&quot;;&quot;žena&quot;)" office:value-type="string" office:string-value="muž" calcext:value-type="string">
            <text:p>muž</text:p>
          </table:table-cell>
          <table:table-cell table:formula="of:=RANDBETWEEN(18264;36526)" office:value-type="date" office:date-value="1979-07-11" calcext:value-type="date">
            <text:p>11. 7. 1979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87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87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zavocky.tarzan@mail.cz" calcext:value-type="string">
            <text:p>zavocky.tarzan@mail.cz</text:p>
          </table:table-cell>
        </table:table-row>
        <table:table-row table:style-name="ro1">
          <table:table-cell table:formula="of:=INDIRECT(CONCATENATE(&quot;Nastaveni.&quot;;ADDRESS(RANDBETWEEN(2;41);IF([.C88]=&quot;muž&quot;;1;3);4));1)" office:value-type="string" office:string-value="Jan" calcext:value-type="string">
            <text:p>Jan</text:p>
          </table:table-cell>
          <table:table-cell table:formula="of:=INDIRECT(CONCATENATE(&quot;Nastaveni.&quot;;ADDRESS(RANDBETWEEN(2;41);IF([.C88]=&quot;muž&quot;;2;4);4));1)" office:value-type="string" office:string-value="Řehoř" calcext:value-type="string">
            <text:p>Řehoř</text:p>
          </table:table-cell>
          <table:table-cell table:style-name="ce3" table:formula="of:=IF(RAND()&gt;0.5;&quot;muž&quot;;&quot;žena&quot;)" office:value-type="string" office:string-value="muž" calcext:value-type="string">
            <text:p>muž</text:p>
          </table:table-cell>
          <table:table-cell table:formula="of:=RANDBETWEEN(18264;36526)" office:value-type="date" office:date-value="1970-04-20" calcext:value-type="date">
            <text:p>20. 4. 1970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88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88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rehor.jan@mail.cz" calcext:value-type="string">
            <text:p>rehor.jan@mail.cz</text:p>
          </table:table-cell>
        </table:table-row>
        <table:table-row table:style-name="ro1">
          <table:table-cell table:formula="of:=INDIRECT(CONCATENATE(&quot;Nastaveni.&quot;;ADDRESS(RANDBETWEEN(2;41);IF([.C89]=&quot;muž&quot;;1;3);4));1)" office:value-type="string" office:string-value="Pavla" calcext:value-type="string">
            <text:p>Pavla</text:p>
          </table:table-cell>
          <table:table-cell table:formula="of:=INDIRECT(CONCATENATE(&quot;Nastaveni.&quot;;ADDRESS(RANDBETWEEN(2;41);IF([.C89]=&quot;muž&quot;;2;4);4));1)" office:value-type="string" office:string-value="Pokorná" calcext:value-type="string">
            <text:p>Pokorná</text:p>
          </table:table-cell>
          <table:table-cell table:style-name="ce3" table:formula="of:=IF(RAND()&gt;0.5;&quot;muž&quot;;&quot;žena&quot;)" office:value-type="string" office:string-value="žena" calcext:value-type="string">
            <text:p>žena</text:p>
          </table:table-cell>
          <table:table-cell table:formula="of:=RANDBETWEEN(18264;36526)" office:value-type="date" office:date-value="1982-09-06" calcext:value-type="date">
            <text:p>6. 9. 1982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89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89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pokorna.pavla@mail.cz" calcext:value-type="string">
            <text:p>pokorna.pavla@mail.cz</text:p>
          </table:table-cell>
        </table:table-row>
        <table:table-row table:style-name="ro1">
          <table:table-cell table:formula="of:=INDIRECT(CONCATENATE(&quot;Nastaveni.&quot;;ADDRESS(RANDBETWEEN(2;41);IF([.C90]=&quot;muž&quot;;1;3);4));1)" office:value-type="string" office:string-value="Danuše" calcext:value-type="string">
            <text:p>Danuše</text:p>
          </table:table-cell>
          <table:table-cell table:formula="of:=INDIRECT(CONCATENATE(&quot;Nastaveni.&quot;;ADDRESS(RANDBETWEEN(2;41);IF([.C90]=&quot;muž&quot;;2;4);4));1)" office:value-type="string" office:string-value="Vopršálková" calcext:value-type="string">
            <text:p>Vopršálková</text:p>
          </table:table-cell>
          <table:table-cell table:style-name="ce3" table:formula="of:=IF(RAND()&gt;0.5;&quot;muž&quot;;&quot;žena&quot;)" office:value-type="string" office:string-value="žena" calcext:value-type="string">
            <text:p>žena</text:p>
          </table:table-cell>
          <table:table-cell table:formula="of:=RANDBETWEEN(18264;36526)" office:value-type="date" office:date-value="1986-08-11" calcext:value-type="date">
            <text:p>11. 8. 1986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90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90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voprsalkova.danuse@mail.cz" calcext:value-type="string">
            <text:p>voprsalkova.danuse@mail.cz</text:p>
          </table:table-cell>
        </table:table-row>
        <table:table-row table:style-name="ro1">
          <table:table-cell table:formula="of:=INDIRECT(CONCATENATE(&quot;Nastaveni.&quot;;ADDRESS(RANDBETWEEN(2;41);IF([.C91]=&quot;muž&quot;;1;3);4));1)" office:value-type="string" office:string-value="Karla" calcext:value-type="string">
            <text:p>Karla</text:p>
          </table:table-cell>
          <table:table-cell table:formula="of:=INDIRECT(CONCATENATE(&quot;Nastaveni.&quot;;ADDRESS(RANDBETWEEN(2;41);IF([.C91]=&quot;muž&quot;;2;4);4));1)" office:value-type="string" office:string-value="Mladá" calcext:value-type="string">
            <text:p>Mladá</text:p>
          </table:table-cell>
          <table:table-cell table:style-name="ce3" table:formula="of:=IF(RAND()&gt;0.5;&quot;muž&quot;;&quot;žena&quot;)" office:value-type="string" office:string-value="žena" calcext:value-type="string">
            <text:p>žena</text:p>
          </table:table-cell>
          <table:table-cell table:formula="of:=RANDBETWEEN(18264;36526)" office:value-type="date" office:date-value="1986-08-30" calcext:value-type="date">
            <text:p>30. 8. 1986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91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91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mlada.karla@mail.cz" calcext:value-type="string">
            <text:p>mlada.karla@mail.cz</text:p>
          </table:table-cell>
        </table:table-row>
        <table:table-row table:style-name="ro1">
          <table:table-cell table:formula="of:=INDIRECT(CONCATENATE(&quot;Nastaveni.&quot;;ADDRESS(RANDBETWEEN(2;41);IF([.C92]=&quot;muž&quot;;1;3);4));1)" office:value-type="string" office:string-value="Gerhard" calcext:value-type="string">
            <text:p>Gerhard</text:p>
          </table:table-cell>
          <table:table-cell table:formula="of:=INDIRECT(CONCATENATE(&quot;Nastaveni.&quot;;ADDRESS(RANDBETWEEN(2;41);IF([.C92]=&quot;muž&quot;;2;4);4));1)" office:value-type="string" office:string-value="Starý" calcext:value-type="string">
            <text:p>Starý</text:p>
          </table:table-cell>
          <table:table-cell table:style-name="ce3" table:formula="of:=IF(RAND()&gt;0.5;&quot;muž&quot;;&quot;žena&quot;)" office:value-type="string" office:string-value="muž" calcext:value-type="string">
            <text:p>muž</text:p>
          </table:table-cell>
          <table:table-cell table:formula="of:=RANDBETWEEN(18264;36526)" office:value-type="date" office:date-value="1992-03-07" calcext:value-type="date">
            <text:p>7. 3. 1992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92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92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stary.gerhard@mail.cz" calcext:value-type="string">
            <text:p>stary.gerhard@mail.cz</text:p>
          </table:table-cell>
        </table:table-row>
        <table:table-row table:style-name="ro1">
          <table:table-cell table:formula="of:=INDIRECT(CONCATENATE(&quot;Nastaveni.&quot;;ADDRESS(RANDBETWEEN(2;41);IF([.C93]=&quot;muž&quot;;1;3);4));1)" office:value-type="string" office:string-value="Teofil" calcext:value-type="string">
            <text:p>Teofil</text:p>
          </table:table-cell>
          <table:table-cell table:formula="of:=INDIRECT(CONCATENATE(&quot;Nastaveni.&quot;;ADDRESS(RANDBETWEEN(2;41);IF([.C93]=&quot;muž&quot;;2;4);4));1)" office:value-type="string" office:string-value="Procházka" calcext:value-type="string">
            <text:p>Procházka</text:p>
          </table:table-cell>
          <table:table-cell table:style-name="ce3" table:formula="of:=IF(RAND()&gt;0.5;&quot;muž&quot;;&quot;žena&quot;)" office:value-type="string" office:string-value="muž" calcext:value-type="string">
            <text:p>muž</text:p>
          </table:table-cell>
          <table:table-cell table:formula="of:=RANDBETWEEN(18264;36526)" office:value-type="date" office:date-value="1955-02-07" calcext:value-type="date">
            <text:p>7. 2. 1955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93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93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prochazka.teofil@mail.cz" calcext:value-type="string">
            <text:p>prochazka.teofil@mail.cz</text:p>
          </table:table-cell>
        </table:table-row>
        <table:table-row table:style-name="ro1">
          <table:table-cell table:formula="of:=INDIRECT(CONCATENATE(&quot;Nastaveni.&quot;;ADDRESS(RANDBETWEEN(2;41);IF([.C94]=&quot;muž&quot;;1;3);4));1)" office:value-type="string" office:string-value="Ladislav" calcext:value-type="string">
            <text:p>Ladislav</text:p>
          </table:table-cell>
          <table:table-cell table:formula="of:=INDIRECT(CONCATENATE(&quot;Nastaveni.&quot;;ADDRESS(RANDBETWEEN(2;41);IF([.C94]=&quot;muž&quot;;2;4);4));1)" office:value-type="string" office:string-value="Procházka" calcext:value-type="string">
            <text:p>Procházka</text:p>
          </table:table-cell>
          <table:table-cell table:style-name="ce3" table:formula="of:=IF(RAND()&gt;0.5;&quot;muž&quot;;&quot;žena&quot;)" office:value-type="string" office:string-value="muž" calcext:value-type="string">
            <text:p>muž</text:p>
          </table:table-cell>
          <table:table-cell table:formula="of:=RANDBETWEEN(18264;36526)" office:value-type="date" office:date-value="1967-10-27" calcext:value-type="date">
            <text:p>27. 10. 1967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94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94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prochazka.ladislav@mail.cz" calcext:value-type="string">
            <text:p>prochazka.ladislav@mail.cz</text:p>
          </table:table-cell>
        </table:table-row>
        <table:table-row table:style-name="ro1">
          <table:table-cell table:formula="of:=INDIRECT(CONCATENATE(&quot;Nastaveni.&quot;;ADDRESS(RANDBETWEEN(2;41);IF([.C95]=&quot;muž&quot;;1;3);4));1)" office:value-type="string" office:string-value="Florián" calcext:value-type="string">
            <text:p>Florián</text:p>
          </table:table-cell>
          <table:table-cell table:formula="of:=INDIRECT(CONCATENATE(&quot;Nastaveni.&quot;;ADDRESS(RANDBETWEEN(2;41);IF([.C95]=&quot;muž&quot;;2;4);4));1)" office:value-type="string" office:string-value="Hovorka" calcext:value-type="string">
            <text:p>Hovorka</text:p>
          </table:table-cell>
          <table:table-cell table:style-name="ce3" table:formula="of:=IF(RAND()&gt;0.5;&quot;muž&quot;;&quot;žena&quot;)" office:value-type="string" office:string-value="muž" calcext:value-type="string">
            <text:p>muž</text:p>
          </table:table-cell>
          <table:table-cell table:formula="of:=RANDBETWEEN(18264;36526)" office:value-type="date" office:date-value="1971-09-20" calcext:value-type="date">
            <text:p>20. 9. 1971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95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95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hovorka.florian@mail.cz" calcext:value-type="string">
            <text:p>hovorka.florian@mail.cz</text:p>
          </table:table-cell>
        </table:table-row>
        <table:table-row table:style-name="ro1">
          <table:table-cell table:formula="of:=INDIRECT(CONCATENATE(&quot;Nastaveni.&quot;;ADDRESS(RANDBETWEEN(2;41);IF([.C96]=&quot;muž&quot;;1;3);4));1)" office:value-type="string" office:string-value="Hana" calcext:value-type="string">
            <text:p>Hana</text:p>
          </table:table-cell>
          <table:table-cell table:formula="of:=INDIRECT(CONCATENATE(&quot;Nastaveni.&quot;;ADDRESS(RANDBETWEEN(2;41);IF([.C96]=&quot;muž&quot;;2;4);4));1)" office:value-type="string" office:string-value="Poláková" calcext:value-type="string">
            <text:p>Poláková</text:p>
          </table:table-cell>
          <table:table-cell table:style-name="ce3" table:formula="of:=IF(RAND()&gt;0.5;&quot;muž&quot;;&quot;žena&quot;)" office:value-type="string" office:string-value="žena" calcext:value-type="string">
            <text:p>žena</text:p>
          </table:table-cell>
          <table:table-cell table:formula="of:=RANDBETWEEN(18264;36526)" office:value-type="date" office:date-value="1961-05-13" calcext:value-type="date">
            <text:p>13. 5. 1961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96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96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polakova.hana@mail.cz" calcext:value-type="string">
            <text:p>polakova.hana@mail.cz</text:p>
          </table:table-cell>
        </table:table-row>
        <table:table-row table:style-name="ro1">
          <table:table-cell table:formula="of:=INDIRECT(CONCATENATE(&quot;Nastaveni.&quot;;ADDRESS(RANDBETWEEN(2;41);IF([.C97]=&quot;muž&quot;;1;3);4));1)" office:value-type="string" office:string-value="Ilona" calcext:value-type="string">
            <text:p>Ilona</text:p>
          </table:table-cell>
          <table:table-cell table:formula="of:=INDIRECT(CONCATENATE(&quot;Nastaveni.&quot;;ADDRESS(RANDBETWEEN(2;41);IF([.C97]=&quot;muž&quot;;2;4);4));1)" office:value-type="string" office:string-value="Sabadková" calcext:value-type="string">
            <text:p>Sabadková</text:p>
          </table:table-cell>
          <table:table-cell table:style-name="ce3" table:formula="of:=IF(RAND()&gt;0.5;&quot;muž&quot;;&quot;žena&quot;)" office:value-type="string" office:string-value="žena" calcext:value-type="string">
            <text:p>žena</text:p>
          </table:table-cell>
          <table:table-cell table:formula="of:=RANDBETWEEN(18264;36526)" office:value-type="date" office:date-value="1956-06-11" calcext:value-type="date">
            <text:p>11. 6. 1956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97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97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sabadkova.ilona@mail.cz" calcext:value-type="string">
            <text:p>sabadkova.ilona@mail.cz</text:p>
          </table:table-cell>
        </table:table-row>
        <table:table-row table:style-name="ro1">
          <table:table-cell table:formula="of:=INDIRECT(CONCATENATE(&quot;Nastaveni.&quot;;ADDRESS(RANDBETWEEN(2;41);IF([.C98]=&quot;muž&quot;;1;3);4));1)" office:value-type="string" office:string-value="Norbert" calcext:value-type="string">
            <text:p>Norbert</text:p>
          </table:table-cell>
          <table:table-cell table:formula="of:=INDIRECT(CONCATENATE(&quot;Nastaveni.&quot;;ADDRESS(RANDBETWEEN(2;41);IF([.C98]=&quot;muž&quot;;2;4);4));1)" office:value-type="string" office:string-value="Mašek" calcext:value-type="string">
            <text:p>Mašek</text:p>
          </table:table-cell>
          <table:table-cell table:style-name="ce3" table:formula="of:=IF(RAND()&gt;0.5;&quot;muž&quot;;&quot;žena&quot;)" office:value-type="string" office:string-value="muž" calcext:value-type="string">
            <text:p>muž</text:p>
          </table:table-cell>
          <table:table-cell table:formula="of:=RANDBETWEEN(18264;36526)" office:value-type="date" office:date-value="1975-11-19" calcext:value-type="date">
            <text:p>19. 11. 1975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98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98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masek.norbert@mail.cz" calcext:value-type="string">
            <text:p>masek.norbert@mail.cz</text:p>
          </table:table-cell>
        </table:table-row>
        <table:table-row table:style-name="ro1">
          <table:table-cell table:formula="of:=INDIRECT(CONCATENATE(&quot;Nastaveni.&quot;;ADDRESS(RANDBETWEEN(2;41);IF([.C99]=&quot;muž&quot;;1;3);4));1)" office:value-type="string" office:string-value="Ulrich" calcext:value-type="string">
            <text:p>Ulrich</text:p>
          </table:table-cell>
          <table:table-cell table:formula="of:=INDIRECT(CONCATENATE(&quot;Nastaveni.&quot;;ADDRESS(RANDBETWEEN(2;41);IF([.C99]=&quot;muž&quot;;2;4);4));1)" office:value-type="string" office:string-value="Polák" calcext:value-type="string">
            <text:p>Polák</text:p>
          </table:table-cell>
          <table:table-cell table:style-name="ce3" table:formula="of:=IF(RAND()&gt;0.5;&quot;muž&quot;;&quot;žena&quot;)" office:value-type="string" office:string-value="muž" calcext:value-type="string">
            <text:p>muž</text:p>
          </table:table-cell>
          <table:table-cell table:formula="of:=RANDBETWEEN(18264;36526)" office:value-type="date" office:date-value="1966-06-05" calcext:value-type="date">
            <text:p>5. 6. 1966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99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99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polak.ulrich@mail.cz" calcext:value-type="string">
            <text:p>polak.ulrich@mail.cz</text:p>
          </table:table-cell>
        </table:table-row>
        <table:table-row table:style-name="ro1">
          <table:table-cell table:formula="of:=INDIRECT(CONCATENATE(&quot;Nastaveni.&quot;;ADDRESS(RANDBETWEEN(2;41);IF([.C100]=&quot;muž&quot;;1;3);4));1)" office:value-type="string" office:string-value="Jiří" calcext:value-type="string">
            <text:p>Jiří</text:p>
          </table:table-cell>
          <table:table-cell table:formula="of:=INDIRECT(CONCATENATE(&quot;Nastaveni.&quot;;ADDRESS(RANDBETWEEN(2;41);IF([.C100]=&quot;muž&quot;;2;4);4));1)" office:value-type="string" office:string-value="Smutný" calcext:value-type="string">
            <text:p>Smutný</text:p>
          </table:table-cell>
          <table:table-cell table:style-name="ce3" table:formula="of:=IF(RAND()&gt;0.5;&quot;muž&quot;;&quot;žena&quot;)" office:value-type="string" office:string-value="muž" calcext:value-type="string">
            <text:p>muž</text:p>
          </table:table-cell>
          <table:table-cell table:formula="of:=RANDBETWEEN(18264;36526)" office:value-type="date" office:date-value="1953-02-17" calcext:value-type="date">
            <text:p>17. 2. 1953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100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100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smutny.jiri@mail.cz" calcext:value-type="string">
            <text:p>smutny.jiri@mail.cz</text:p>
          </table:table-cell>
        </table:table-row>
        <table:table-row table:style-name="ro1">
          <table:table-cell table:formula="of:=INDIRECT(CONCATENATE(&quot;Nastaveni.&quot;;ADDRESS(RANDBETWEEN(2;41);IF([.C101]=&quot;muž&quot;;1;3);4));1)" office:value-type="string" office:string-value="Ilona" calcext:value-type="string">
            <text:p>Ilona</text:p>
          </table:table-cell>
          <table:table-cell table:formula="of:=INDIRECT(CONCATENATE(&quot;Nastaveni.&quot;;ADDRESS(RANDBETWEEN(2;41);IF([.C101]=&quot;muž&quot;;2;4);4));1)" office:value-type="string" office:string-value="Gráfová" calcext:value-type="string">
            <text:p>Gráfová</text:p>
          </table:table-cell>
          <table:table-cell table:style-name="ce3" table:formula="of:=IF(RAND()&gt;0.5;&quot;muž&quot;;&quot;žena&quot;)" office:value-type="string" office:string-value="žena" calcext:value-type="string">
            <text:p>žena</text:p>
          </table:table-cell>
          <table:table-cell table:formula="of:=RANDBETWEEN(18264;36526)" office:value-type="date" office:date-value="1961-02-26" calcext:value-type="date">
            <text:p>26. 2. 1961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101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101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grafova.ilona@mail.cz" calcext:value-type="string">
            <text:p>grafova.ilona@mail.cz</text:p>
          </table:table-cell>
        </table:table-row>
        <table:table-row table:style-name="ro1">
          <table:table-cell table:formula="of:=INDIRECT(CONCATENATE(&quot;Nastaveni.&quot;;ADDRESS(RANDBETWEEN(2;41);IF([.C102]=&quot;muž&quot;;1;3);4));1)" office:value-type="string" office:string-value="Evžen" calcext:value-type="string">
            <text:p>Evžen</text:p>
          </table:table-cell>
          <table:table-cell table:formula="of:=INDIRECT(CONCATENATE(&quot;Nastaveni.&quot;;ADDRESS(RANDBETWEEN(2;41);IF([.C102]=&quot;muž&quot;;2;4);4));1)" office:value-type="string" office:string-value="Trevisi" calcext:value-type="string">
            <text:p>Trevisi</text:p>
          </table:table-cell>
          <table:table-cell table:style-name="ce3" table:formula="of:=IF(RAND()&gt;0.5;&quot;muž&quot;;&quot;žena&quot;)" office:value-type="string" office:string-value="muž" calcext:value-type="string">
            <text:p>muž</text:p>
          </table:table-cell>
          <table:table-cell table:formula="of:=RANDBETWEEN(18264;36526)" office:value-type="date" office:date-value="1993-05-05" calcext:value-type="date">
            <text:p>5. 5. 1993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102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102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trevisi.evzen@mail.cz" calcext:value-type="string">
            <text:p>trevisi.evzen@mail.cz</text:p>
          </table:table-cell>
        </table:table-row>
        <table:table-row table:style-name="ro1">
          <table:table-cell table:formula="of:=INDIRECT(CONCATENATE(&quot;Nastaveni.&quot;;ADDRESS(RANDBETWEEN(2;41);IF([.C103]=&quot;muž&quot;;1;3);4));1)" office:value-type="string" office:string-value="Damián" calcext:value-type="string">
            <text:p>Damián</text:p>
          </table:table-cell>
          <table:table-cell table:formula="of:=INDIRECT(CONCATENATE(&quot;Nastaveni.&quot;;ADDRESS(RANDBETWEEN(2;41);IF([.C103]=&quot;muž&quot;;2;4);4));1)" office:value-type="string" office:string-value="Kučera" calcext:value-type="string">
            <text:p>Kučera</text:p>
          </table:table-cell>
          <table:table-cell table:style-name="ce3" table:formula="of:=IF(RAND()&gt;0.5;&quot;muž&quot;;&quot;žena&quot;)" office:value-type="string" office:string-value="muž" calcext:value-type="string">
            <text:p>muž</text:p>
          </table:table-cell>
          <table:table-cell table:formula="of:=RANDBETWEEN(18264;36526)" office:value-type="date" office:date-value="1962-03-04" calcext:value-type="date">
            <text:p>4. 3. 1962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103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103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kucera.damian@mail.cz" calcext:value-type="string">
            <text:p>kucera.damian@mail.cz</text:p>
          </table:table-cell>
        </table:table-row>
        <table:table-row table:style-name="ro1">
          <table:table-cell table:formula="of:=INDIRECT(CONCATENATE(&quot;Nastaveni.&quot;;ADDRESS(RANDBETWEEN(2;41);IF([.C104]=&quot;muž&quot;;1;3);4));1)" office:value-type="string" office:string-value="Evženie" calcext:value-type="string">
            <text:p>Evženie</text:p>
          </table:table-cell>
          <table:table-cell table:formula="of:=INDIRECT(CONCATENATE(&quot;Nastaveni.&quot;;ADDRESS(RANDBETWEEN(2;41);IF([.C104]=&quot;muž&quot;;2;4);4));1)" office:value-type="string" office:string-value="Gráfová" calcext:value-type="string">
            <text:p>Gráfová</text:p>
          </table:table-cell>
          <table:table-cell table:style-name="ce3" table:formula="of:=IF(RAND()&gt;0.5;&quot;muž&quot;;&quot;žena&quot;)" office:value-type="string" office:string-value="žena" calcext:value-type="string">
            <text:p>žena</text:p>
          </table:table-cell>
          <table:table-cell table:formula="of:=RANDBETWEEN(18264;36526)" office:value-type="date" office:date-value="1980-01-07" calcext:value-type="date">
            <text:p>7. 1. 1980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104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104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grafova.evzenie@mail.cz" calcext:value-type="string">
            <text:p>grafova.evzenie@mail.cz</text:p>
          </table:table-cell>
        </table:table-row>
        <table:table-row table:style-name="ro1">
          <table:table-cell table:formula="of:=INDIRECT(CONCATENATE(&quot;Nastaveni.&quot;;ADDRESS(RANDBETWEEN(2;41);IF([.C105]=&quot;muž&quot;;1;3);4));1)" office:value-type="string" office:string-value="Karla" calcext:value-type="string">
            <text:p>Karla</text:p>
          </table:table-cell>
          <table:table-cell table:formula="of:=INDIRECT(CONCATENATE(&quot;Nastaveni.&quot;;ADDRESS(RANDBETWEEN(2;41);IF([.C105]=&quot;muž&quot;;2;4);4));1)" office:value-type="string" office:string-value="Pokorná" calcext:value-type="string">
            <text:p>Pokorná</text:p>
          </table:table-cell>
          <table:table-cell table:style-name="ce3" table:formula="of:=IF(RAND()&gt;0.5;&quot;muž&quot;;&quot;žena&quot;)" office:value-type="string" office:string-value="žena" calcext:value-type="string">
            <text:p>žena</text:p>
          </table:table-cell>
          <table:table-cell table:formula="of:=RANDBETWEEN(18264;36526)" office:value-type="date" office:date-value="1954-04-29" calcext:value-type="date">
            <text:p>29. 4. 1954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105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105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pokorna.karla@mail.cz" calcext:value-type="string">
            <text:p>pokorna.karla@mail.cz</text:p>
          </table:table-cell>
        </table:table-row>
        <table:table-row table:style-name="ro1">
          <table:table-cell table:formula="of:=INDIRECT(CONCATENATE(&quot;Nastaveni.&quot;;ADDRESS(RANDBETWEEN(2;41);IF([.C106]=&quot;muž&quot;;1;3);4));1)" office:value-type="string" office:string-value="Milada" calcext:value-type="string">
            <text:p>Milada</text:p>
          </table:table-cell>
          <table:table-cell table:formula="of:=INDIRECT(CONCATENATE(&quot;Nastaveni.&quot;;ADDRESS(RANDBETWEEN(2;41);IF([.C106]=&quot;muž&quot;;2;4);4));1)" office:value-type="string" office:string-value="Lízlerová" calcext:value-type="string">
            <text:p>Lízlerová</text:p>
          </table:table-cell>
          <table:table-cell table:style-name="ce3" table:formula="of:=IF(RAND()&gt;0.5;&quot;muž&quot;;&quot;žena&quot;)" office:value-type="string" office:string-value="žena" calcext:value-type="string">
            <text:p>žena</text:p>
          </table:table-cell>
          <table:table-cell table:formula="of:=RANDBETWEEN(18264;36526)" office:value-type="date" office:date-value="1955-01-04" calcext:value-type="date">
            <text:p>4. 1. 1955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106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106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lizlerova.milada@mail.cz" calcext:value-type="string">
            <text:p>lizlerova.milada@mail.cz</text:p>
          </table:table-cell>
        </table:table-row>
        <table:table-row table:style-name="ro1">
          <table:table-cell table:formula="of:=INDIRECT(CONCATENATE(&quot;Nastaveni.&quot;;ADDRESS(RANDBETWEEN(2;41);IF([.C107]=&quot;muž&quot;;1;3);4));1)" office:value-type="string" office:string-value="Xaver" calcext:value-type="string">
            <text:p>Xaver</text:p>
          </table:table-cell>
          <table:table-cell table:formula="of:=INDIRECT(CONCATENATE(&quot;Nastaveni.&quot;;ADDRESS(RANDBETWEEN(2;41);IF([.C107]=&quot;muž&quot;;2;4);4));1)" office:value-type="string" office:string-value="Závocký" calcext:value-type="string">
            <text:p>Závocký</text:p>
          </table:table-cell>
          <table:table-cell table:style-name="ce3" table:formula="of:=IF(RAND()&gt;0.5;&quot;muž&quot;;&quot;žena&quot;)" office:value-type="string" office:string-value="muž" calcext:value-type="string">
            <text:p>muž</text:p>
          </table:table-cell>
          <table:table-cell table:formula="of:=RANDBETWEEN(18264;36526)" office:value-type="date" office:date-value="1963-06-09" calcext:value-type="date">
            <text:p>9. 6. 1963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107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107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zavocky.xaver@mail.cz" calcext:value-type="string">
            <text:p>zavocky.xaver@mail.cz</text:p>
          </table:table-cell>
        </table:table-row>
        <table:table-row table:style-name="ro1">
          <table:table-cell table:formula="of:=INDIRECT(CONCATENATE(&quot;Nastaveni.&quot;;ADDRESS(RANDBETWEEN(2;41);IF([.C108]=&quot;muž&quot;;1;3);4));1)" office:value-type="string" office:string-value="Lucie" calcext:value-type="string">
            <text:p>Lucie</text:p>
          </table:table-cell>
          <table:table-cell table:formula="of:=INDIRECT(CONCATENATE(&quot;Nastaveni.&quot;;ADDRESS(RANDBETWEEN(2;41);IF([.C108]=&quot;muž&quot;;2;4);4));1)" office:value-type="string" office:string-value="Gregorová" calcext:value-type="string">
            <text:p>Gregorová</text:p>
          </table:table-cell>
          <table:table-cell table:style-name="ce3" table:formula="of:=IF(RAND()&gt;0.5;&quot;muž&quot;;&quot;žena&quot;)" office:value-type="string" office:string-value="žena" calcext:value-type="string">
            <text:p>žena</text:p>
          </table:table-cell>
          <table:table-cell table:formula="of:=RANDBETWEEN(18264;36526)" office:value-type="date" office:date-value="1990-06-11" calcext:value-type="date">
            <text:p>11. 6. 1990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108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108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gregorova.lucie@mail.cz" calcext:value-type="string">
            <text:p>gregorova.lucie@mail.cz</text:p>
          </table:table-cell>
        </table:table-row>
        <table:table-row table:style-name="ro1">
          <table:table-cell table:formula="of:=INDIRECT(CONCATENATE(&quot;Nastaveni.&quot;;ADDRESS(RANDBETWEEN(2;41);IF([.C109]=&quot;muž&quot;;1;3);4));1)" office:value-type="string" office:string-value="Waldemar" calcext:value-type="string">
            <text:p>Waldemar</text:p>
          </table:table-cell>
          <table:table-cell table:formula="of:=INDIRECT(CONCATENATE(&quot;Nastaveni.&quot;;ADDRESS(RANDBETWEEN(2;41);IF([.C109]=&quot;muž&quot;;2;4);4));1)" office:value-type="string" office:string-value="Černý" calcext:value-type="string">
            <text:p>Černý</text:p>
          </table:table-cell>
          <table:table-cell table:style-name="ce3" table:formula="of:=IF(RAND()&gt;0.5;&quot;muž&quot;;&quot;žena&quot;)" office:value-type="string" office:string-value="muž" calcext:value-type="string">
            <text:p>muž</text:p>
          </table:table-cell>
          <table:table-cell table:formula="of:=RANDBETWEEN(18264;36526)" office:value-type="date" office:date-value="1996-10-09" calcext:value-type="date">
            <text:p>9. 10. 1996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109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109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cerny.waldemar@mail.cz" calcext:value-type="string">
            <text:p>cerny.waldemar@mail.cz</text:p>
          </table:table-cell>
        </table:table-row>
        <table:table-row table:style-name="ro1">
          <table:table-cell table:formula="of:=INDIRECT(CONCATENATE(&quot;Nastaveni.&quot;;ADDRESS(RANDBETWEEN(2;41);IF([.C110]=&quot;muž&quot;;1;3);4));1)" office:value-type="string" office:string-value="Adam" calcext:value-type="string">
            <text:p>Adam</text:p>
          </table:table-cell>
          <table:table-cell table:formula="of:=INDIRECT(CONCATENATE(&quot;Nastaveni.&quot;;ADDRESS(RANDBETWEEN(2;41);IF([.C110]=&quot;muž&quot;;2;4);4));1)" office:value-type="string" office:string-value="Nárožný" calcext:value-type="string">
            <text:p>Nárožný</text:p>
          </table:table-cell>
          <table:table-cell table:style-name="ce3" table:formula="of:=IF(RAND()&gt;0.5;&quot;muž&quot;;&quot;žena&quot;)" office:value-type="string" office:string-value="muž" calcext:value-type="string">
            <text:p>muž</text:p>
          </table:table-cell>
          <table:table-cell table:formula="of:=RANDBETWEEN(18264;36526)" office:value-type="date" office:date-value="1995-02-18" calcext:value-type="date">
            <text:p>18. 2. 1995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110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110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narozny.adam@mail.cz" calcext:value-type="string">
            <text:p>narozny.adam@mail.cz</text:p>
          </table:table-cell>
        </table:table-row>
        <table:table-row table:style-name="ro1">
          <table:table-cell table:formula="of:=INDIRECT(CONCATENATE(&quot;Nastaveni.&quot;;ADDRESS(RANDBETWEEN(2;41);IF([.C111]=&quot;muž&quot;;1;3);4));1)" office:value-type="string" office:string-value="Damián" calcext:value-type="string">
            <text:p>Damián</text:p>
          </table:table-cell>
          <table:table-cell table:formula="of:=INDIRECT(CONCATENATE(&quot;Nastaveni.&quot;;ADDRESS(RANDBETWEEN(2;41);IF([.C111]=&quot;muž&quot;;2;4);4));1)" office:value-type="string" office:string-value="Nárožný" calcext:value-type="string">
            <text:p>Nárožný</text:p>
          </table:table-cell>
          <table:table-cell table:style-name="ce3" table:formula="of:=IF(RAND()&gt;0.5;&quot;muž&quot;;&quot;žena&quot;)" office:value-type="string" office:string-value="muž" calcext:value-type="string">
            <text:p>muž</text:p>
          </table:table-cell>
          <table:table-cell table:formula="of:=RANDBETWEEN(18264;36526)" office:value-type="date" office:date-value="1986-05-30" calcext:value-type="date">
            <text:p>30. 5. 1986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111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111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narozny.damian@mail.cz" calcext:value-type="string">
            <text:p>narozny.damian@mail.cz</text:p>
          </table:table-cell>
        </table:table-row>
        <table:table-row table:style-name="ro1">
          <table:table-cell table:formula="of:=INDIRECT(CONCATENATE(&quot;Nastaveni.&quot;;ADDRESS(RANDBETWEEN(2;41);IF([.C112]=&quot;muž&quot;;1;3);4));1)" office:value-type="string" office:string-value="Klaudie" calcext:value-type="string">
            <text:p>Klaudie</text:p>
          </table:table-cell>
          <table:table-cell table:formula="of:=INDIRECT(CONCATENATE(&quot;Nastaveni.&quot;;ADDRESS(RANDBETWEEN(2;41);IF([.C112]=&quot;muž&quot;;2;4);4));1)" office:value-type="string" office:string-value="Sabadková" calcext:value-type="string">
            <text:p>Sabadková</text:p>
          </table:table-cell>
          <table:table-cell table:style-name="ce3" table:formula="of:=IF(RAND()&gt;0.5;&quot;muž&quot;;&quot;žena&quot;)" office:value-type="string" office:string-value="žena" calcext:value-type="string">
            <text:p>žena</text:p>
          </table:table-cell>
          <table:table-cell table:formula="of:=RANDBETWEEN(18264;36526)" office:value-type="date" office:date-value="1962-05-31" calcext:value-type="date">
            <text:p>31. 5. 1962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112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112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sabadkova.klaudie@mail.cz" calcext:value-type="string">
            <text:p>sabadkova.klaudie@mail.cz</text:p>
          </table:table-cell>
        </table:table-row>
        <table:table-row table:style-name="ro1">
          <table:table-cell table:formula="of:=INDIRECT(CONCATENATE(&quot;Nastaveni.&quot;;ADDRESS(RANDBETWEEN(2;41);IF([.C113]=&quot;muž&quot;;1;3);4));1)" office:value-type="string" office:string-value="Tarzan" calcext:value-type="string">
            <text:p>Tarzan</text:p>
          </table:table-cell>
          <table:table-cell table:formula="of:=INDIRECT(CONCATENATE(&quot;Nastaveni.&quot;;ADDRESS(RANDBETWEEN(2;41);IF([.C113]=&quot;muž&quot;;2;4);4));1)" office:value-type="string" office:string-value="Ulek" calcext:value-type="string">
            <text:p>Ulek</text:p>
          </table:table-cell>
          <table:table-cell table:style-name="ce3" table:formula="of:=IF(RAND()&gt;0.5;&quot;muž&quot;;&quot;žena&quot;)" office:value-type="string" office:string-value="muž" calcext:value-type="string">
            <text:p>muž</text:p>
          </table:table-cell>
          <table:table-cell table:formula="of:=RANDBETWEEN(18264;36526)" office:value-type="date" office:date-value="1987-03-31" calcext:value-type="date">
            <text:p>31. 3. 1987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113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113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ulek.tarzan@mail.cz" calcext:value-type="string">
            <text:p>ulek.tarzan@mail.cz</text:p>
          </table:table-cell>
        </table:table-row>
        <table:table-row table:style-name="ro1">
          <table:table-cell table:formula="of:=INDIRECT(CONCATENATE(&quot;Nastaveni.&quot;;ADDRESS(RANDBETWEEN(2;41);IF([.C114]=&quot;muž&quot;;1;3);4));1)" office:value-type="string" office:string-value="Eva" calcext:value-type="string">
            <text:p>Eva</text:p>
          </table:table-cell>
          <table:table-cell table:formula="of:=INDIRECT(CONCATENATE(&quot;Nastaveni.&quot;;ADDRESS(RANDBETWEEN(2;41);IF([.C114]=&quot;muž&quot;;2;4);4));1)" office:value-type="string" office:string-value="Klaisová" calcext:value-type="string">
            <text:p>Klaisová</text:p>
          </table:table-cell>
          <table:table-cell table:style-name="ce3" table:formula="of:=IF(RAND()&gt;0.5;&quot;muž&quot;;&quot;žena&quot;)" office:value-type="string" office:string-value="žena" calcext:value-type="string">
            <text:p>žena</text:p>
          </table:table-cell>
          <table:table-cell table:formula="of:=RANDBETWEEN(18264;36526)" office:value-type="date" office:date-value="1997-05-10" calcext:value-type="date">
            <text:p>10. 5. 1997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114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114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klaisova.eva@mail.cz" calcext:value-type="string">
            <text:p>klaisova.eva@mail.cz</text:p>
          </table:table-cell>
        </table:table-row>
        <table:table-row table:style-name="ro1">
          <table:table-cell table:formula="of:=INDIRECT(CONCATENATE(&quot;Nastaveni.&quot;;ADDRESS(RANDBETWEEN(2;41);IF([.C115]=&quot;muž&quot;;1;3);4));1)" office:value-type="string" office:string-value="Adam" calcext:value-type="string">
            <text:p>Adam</text:p>
          </table:table-cell>
          <table:table-cell table:formula="of:=INDIRECT(CONCATENATE(&quot;Nastaveni.&quot;;ADDRESS(RANDBETWEEN(2;41);IF([.C115]=&quot;muž&quot;;2;4);4));1)" office:value-type="string" office:string-value="Mašek" calcext:value-type="string">
            <text:p>Mašek</text:p>
          </table:table-cell>
          <table:table-cell table:style-name="ce3" table:formula="of:=IF(RAND()&gt;0.5;&quot;muž&quot;;&quot;žena&quot;)" office:value-type="string" office:string-value="muž" calcext:value-type="string">
            <text:p>muž</text:p>
          </table:table-cell>
          <table:table-cell table:formula="of:=RANDBETWEEN(18264;36526)" office:value-type="date" office:date-value="1955-08-09" calcext:value-type="date">
            <text:p>9. 8. 1955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115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115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masek.adam@mail.cz" calcext:value-type="string">
            <text:p>masek.adam@mail.cz</text:p>
          </table:table-cell>
        </table:table-row>
        <table:table-row table:style-name="ro1">
          <table:table-cell table:formula="of:=INDIRECT(CONCATENATE(&quot;Nastaveni.&quot;;ADDRESS(RANDBETWEEN(2;41);IF([.C116]=&quot;muž&quot;;1;3);4));1)" office:value-type="string" office:string-value="Klaudius" calcext:value-type="string">
            <text:p>Klaudius</text:p>
          </table:table-cell>
          <table:table-cell table:formula="of:=INDIRECT(CONCATENATE(&quot;Nastaveni.&quot;;ADDRESS(RANDBETWEEN(2;41);IF([.C116]=&quot;muž&quot;;2;4);4));1)" office:value-type="string" office:string-value="Trautenberg" calcext:value-type="string">
            <text:p>Trautenberg</text:p>
          </table:table-cell>
          <table:table-cell table:style-name="ce3" table:formula="of:=IF(RAND()&gt;0.5;&quot;muž&quot;;&quot;žena&quot;)" office:value-type="string" office:string-value="muž" calcext:value-type="string">
            <text:p>muž</text:p>
          </table:table-cell>
          <table:table-cell table:formula="of:=RANDBETWEEN(18264;36526)" office:value-type="date" office:date-value="1952-02-25" calcext:value-type="date">
            <text:p>25. 2. 1952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116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116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trautenberg.klaudius@mail.cz" calcext:value-type="string">
            <text:p>trautenberg.klaudius@mail.cz</text:p>
          </table:table-cell>
        </table:table-row>
        <table:table-row table:style-name="ro1">
          <table:table-cell table:formula="of:=INDIRECT(CONCATENATE(&quot;Nastaveni.&quot;;ADDRESS(RANDBETWEEN(2;41);IF([.C117]=&quot;muž&quot;;1;3);4));1)" office:value-type="string" office:string-value="Ivan" calcext:value-type="string">
            <text:p>Ivan</text:p>
          </table:table-cell>
          <table:table-cell table:formula="of:=INDIRECT(CONCATENATE(&quot;Nastaveni.&quot;;ADDRESS(RANDBETWEEN(2;41);IF([.C117]=&quot;muž&quot;;2;4);4));1)" office:value-type="string" office:string-value="Pokorný" calcext:value-type="string">
            <text:p>Pokorný</text:p>
          </table:table-cell>
          <table:table-cell table:style-name="ce3" table:formula="of:=IF(RAND()&gt;0.5;&quot;muž&quot;;&quot;žena&quot;)" office:value-type="string" office:string-value="muž" calcext:value-type="string">
            <text:p>muž</text:p>
          </table:table-cell>
          <table:table-cell table:formula="of:=RANDBETWEEN(18264;36526)" office:value-type="date" office:date-value="1999-12-30" calcext:value-type="date">
            <text:p>30. 12. 1999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117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117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pokorny.ivan@mail.cz" calcext:value-type="string">
            <text:p>pokorny.ivan@mail.cz</text:p>
          </table:table-cell>
        </table:table-row>
        <table:table-row table:style-name="ro1">
          <table:table-cell table:formula="of:=INDIRECT(CONCATENATE(&quot;Nastaveni.&quot;;ADDRESS(RANDBETWEEN(2;41);IF([.C118]=&quot;muž&quot;;1;3);4));1)" office:value-type="string" office:string-value="Lenka" calcext:value-type="string">
            <text:p>Lenka</text:p>
          </table:table-cell>
          <table:table-cell table:formula="of:=INDIRECT(CONCATENATE(&quot;Nastaveni.&quot;;ADDRESS(RANDBETWEEN(2;41);IF([.C118]=&quot;muž&quot;;2;4);4));1)" office:value-type="string" office:string-value="Nováková" calcext:value-type="string">
            <text:p>Nováková</text:p>
          </table:table-cell>
          <table:table-cell table:style-name="ce3" table:formula="of:=IF(RAND()&gt;0.5;&quot;muž&quot;;&quot;žena&quot;)" office:value-type="string" office:string-value="žena" calcext:value-type="string">
            <text:p>žena</text:p>
          </table:table-cell>
          <table:table-cell table:formula="of:=RANDBETWEEN(18264;36526)" office:value-type="date" office:date-value="1960-06-01" calcext:value-type="date">
            <text:p>1. 6. 1960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118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118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novakova.lenka@mail.cz" calcext:value-type="string">
            <text:p>novakova.lenka@mail.cz</text:p>
          </table:table-cell>
        </table:table-row>
        <table:table-row table:style-name="ro1">
          <table:table-cell table:formula="of:=INDIRECT(CONCATENATE(&quot;Nastaveni.&quot;;ADDRESS(RANDBETWEEN(2;41);IF([.C119]=&quot;muž&quot;;1;3);4));1)" office:value-type="string" office:string-value="Ivan" calcext:value-type="string">
            <text:p>Ivan</text:p>
          </table:table-cell>
          <table:table-cell table:formula="of:=INDIRECT(CONCATENATE(&quot;Nastaveni.&quot;;ADDRESS(RANDBETWEEN(2;41);IF([.C119]=&quot;muž&quot;;2;4);4));1)" office:value-type="string" office:string-value="Maškulka" calcext:value-type="string">
            <text:p>Maškulka</text:p>
          </table:table-cell>
          <table:table-cell table:style-name="ce3" table:formula="of:=IF(RAND()&gt;0.5;&quot;muž&quot;;&quot;žena&quot;)" office:value-type="string" office:string-value="muž" calcext:value-type="string">
            <text:p>muž</text:p>
          </table:table-cell>
          <table:table-cell table:formula="of:=RANDBETWEEN(18264;36526)" office:value-type="date" office:date-value="1986-12-03" calcext:value-type="date">
            <text:p>3. 12. 1986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119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119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maskulka.ivan@mail.cz" calcext:value-type="string">
            <text:p>maskulka.ivan@mail.cz</text:p>
          </table:table-cell>
        </table:table-row>
        <table:table-row table:style-name="ro1">
          <table:table-cell table:formula="of:=INDIRECT(CONCATENATE(&quot;Nastaveni.&quot;;ADDRESS(RANDBETWEEN(2;41);IF([.C120]=&quot;muž&quot;;1;3);4));1)" office:value-type="string" office:string-value="Tarzan" calcext:value-type="string">
            <text:p>Tarzan</text:p>
          </table:table-cell>
          <table:table-cell table:formula="of:=INDIRECT(CONCATENATE(&quot;Nastaveni.&quot;;ADDRESS(RANDBETWEEN(2;41);IF([.C120]=&quot;muž&quot;;2;4);4));1)" office:value-type="string" office:string-value="Maškulka" calcext:value-type="string">
            <text:p>Maškulka</text:p>
          </table:table-cell>
          <table:table-cell table:style-name="ce3" table:formula="of:=IF(RAND()&gt;0.5;&quot;muž&quot;;&quot;žena&quot;)" office:value-type="string" office:string-value="muž" calcext:value-type="string">
            <text:p>muž</text:p>
          </table:table-cell>
          <table:table-cell table:formula="of:=RANDBETWEEN(18264;36526)" office:value-type="date" office:date-value="1950-05-17" calcext:value-type="date">
            <text:p>17. 5. 1950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120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120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maskulka.tarzan@mail.cz" calcext:value-type="string">
            <text:p>maskulka.tarzan@mail.cz</text:p>
          </table:table-cell>
        </table:table-row>
        <table:table-row table:style-name="ro1">
          <table:table-cell table:formula="of:=INDIRECT(CONCATENATE(&quot;Nastaveni.&quot;;ADDRESS(RANDBETWEEN(2;41);IF([.C121]=&quot;muž&quot;;1;3);4));1)" office:value-type="string" office:string-value="Evženie" calcext:value-type="string">
            <text:p>Evženie</text:p>
          </table:table-cell>
          <table:table-cell table:formula="of:=INDIRECT(CONCATENATE(&quot;Nastaveni.&quot;;ADDRESS(RANDBETWEEN(2;41);IF([.C121]=&quot;muž&quot;;2;4);4));1)" office:value-type="string" office:string-value="Krakonošová" calcext:value-type="string">
            <text:p>Krakonošová</text:p>
          </table:table-cell>
          <table:table-cell table:style-name="ce3" table:formula="of:=IF(RAND()&gt;0.5;&quot;muž&quot;;&quot;žena&quot;)" office:value-type="string" office:string-value="žena" calcext:value-type="string">
            <text:p>žena</text:p>
          </table:table-cell>
          <table:table-cell table:formula="of:=RANDBETWEEN(18264;36526)" office:value-type="date" office:date-value="1987-03-07" calcext:value-type="date">
            <text:p>7. 3. 1987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121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121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krakonosova.evzenie@mail.cz" calcext:value-type="string">
            <text:p>krakonosova.evzenie@mail.cz</text:p>
          </table:table-cell>
        </table:table-row>
        <table:table-row table:style-name="ro1">
          <table:table-cell table:formula="of:=INDIRECT(CONCATENATE(&quot;Nastaveni.&quot;;ADDRESS(RANDBETWEEN(2;41);IF([.C122]=&quot;muž&quot;;1;3);4));1)" office:value-type="string" office:string-value="Xaver" calcext:value-type="string">
            <text:p>Xaver</text:p>
          </table:table-cell>
          <table:table-cell table:formula="of:=INDIRECT(CONCATENATE(&quot;Nastaveni.&quot;;ADDRESS(RANDBETWEEN(2;41);IF([.C122]=&quot;muž&quot;;2;4);4));1)" office:value-type="string" office:string-value="Kučera" calcext:value-type="string">
            <text:p>Kučera</text:p>
          </table:table-cell>
          <table:table-cell table:style-name="ce3" table:formula="of:=IF(RAND()&gt;0.5;&quot;muž&quot;;&quot;žena&quot;)" office:value-type="string" office:string-value="muž" calcext:value-type="string">
            <text:p>muž</text:p>
          </table:table-cell>
          <table:table-cell table:formula="of:=RANDBETWEEN(18264;36526)" office:value-type="date" office:date-value="1965-12-12" calcext:value-type="date">
            <text:p>12. 12. 1965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122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122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kucera.xaver@mail.cz" calcext:value-type="string">
            <text:p>kucera.xaver@mail.cz</text:p>
          </table:table-cell>
        </table:table-row>
        <table:table-row table:style-name="ro1">
          <table:table-cell table:formula="of:=INDIRECT(CONCATENATE(&quot;Nastaveni.&quot;;ADDRESS(RANDBETWEEN(2;41);IF([.C123]=&quot;muž&quot;;1;3);4));1)" office:value-type="string" office:string-value="Bernard" calcext:value-type="string">
            <text:p>Bernard</text:p>
          </table:table-cell>
          <table:table-cell table:formula="of:=INDIRECT(CONCATENATE(&quot;Nastaveni.&quot;;ADDRESS(RANDBETWEEN(2;41);IF([.C123]=&quot;muž&quot;;2;4);4));1)" office:value-type="string" office:string-value="Svoboda" calcext:value-type="string">
            <text:p>Svoboda</text:p>
          </table:table-cell>
          <table:table-cell table:style-name="ce3" table:formula="of:=IF(RAND()&gt;0.5;&quot;muž&quot;;&quot;žena&quot;)" office:value-type="string" office:string-value="muž" calcext:value-type="string">
            <text:p>muž</text:p>
          </table:table-cell>
          <table:table-cell table:formula="of:=RANDBETWEEN(18264;36526)" office:value-type="date" office:date-value="1969-01-27" calcext:value-type="date">
            <text:p>27. 1. 1969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123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123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svoboda.bernard@mail.cz" calcext:value-type="string">
            <text:p>svoboda.bernard@mail.cz</text:p>
          </table:table-cell>
        </table:table-row>
        <table:table-row table:style-name="ro1">
          <table:table-cell table:formula="of:=INDIRECT(CONCATENATE(&quot;Nastaveni.&quot;;ADDRESS(RANDBETWEEN(2;41);IF([.C124]=&quot;muž&quot;;1;3);4));1)" office:value-type="string" office:string-value="Helena" calcext:value-type="string">
            <text:p>Helena</text:p>
          </table:table-cell>
          <table:table-cell table:formula="of:=INDIRECT(CONCATENATE(&quot;Nastaveni.&quot;;ADDRESS(RANDBETWEEN(2;41);IF([.C124]=&quot;muž&quot;;2;4);4));1)" office:value-type="string" office:string-value="Lízlerová" calcext:value-type="string">
            <text:p>Lízlerová</text:p>
          </table:table-cell>
          <table:table-cell table:style-name="ce3" table:formula="of:=IF(RAND()&gt;0.5;&quot;muž&quot;;&quot;žena&quot;)" office:value-type="string" office:string-value="žena" calcext:value-type="string">
            <text:p>žena</text:p>
          </table:table-cell>
          <table:table-cell table:formula="of:=RANDBETWEEN(18264;36526)" office:value-type="date" office:date-value="1991-02-21" calcext:value-type="date">
            <text:p>21. 2. 1991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124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124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lizlerova.helena@mail.cz" calcext:value-type="string">
            <text:p>lizlerova.helena@mail.cz</text:p>
          </table:table-cell>
        </table:table-row>
        <table:table-row table:style-name="ro1">
          <table:table-cell table:formula="of:=INDIRECT(CONCATENATE(&quot;Nastaveni.&quot;;ADDRESS(RANDBETWEEN(2;41);IF([.C125]=&quot;muž&quot;;1;3);4));1)" office:value-type="string" office:string-value="Pavel" calcext:value-type="string">
            <text:p>Pavel</text:p>
          </table:table-cell>
          <table:table-cell table:formula="of:=INDIRECT(CONCATENATE(&quot;Nastaveni.&quot;;ADDRESS(RANDBETWEEN(2;41);IF([.C125]=&quot;muž&quot;;2;4);4));1)" office:value-type="string" office:string-value="Závocký" calcext:value-type="string">
            <text:p>Závocký</text:p>
          </table:table-cell>
          <table:table-cell table:style-name="ce3" table:formula="of:=IF(RAND()&gt;0.5;&quot;muž&quot;;&quot;žena&quot;)" office:value-type="string" office:string-value="muž" calcext:value-type="string">
            <text:p>muž</text:p>
          </table:table-cell>
          <table:table-cell table:formula="of:=RANDBETWEEN(18264;36526)" office:value-type="date" office:date-value="1988-03-04" calcext:value-type="date">
            <text:p>4. 3. 1988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125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125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zavocky.pavel@mail.cz" calcext:value-type="string">
            <text:p>zavocky.pavel@mail.cz</text:p>
          </table:table-cell>
        </table:table-row>
        <table:table-row table:style-name="ro1">
          <table:table-cell table:formula="of:=INDIRECT(CONCATENATE(&quot;Nastaveni.&quot;;ADDRESS(RANDBETWEEN(2;41);IF([.C126]=&quot;muž&quot;;1;3);4));1)" office:value-type="string" office:string-value="Lucie" calcext:value-type="string">
            <text:p>Lucie</text:p>
          </table:table-cell>
          <table:table-cell table:formula="of:=INDIRECT(CONCATENATE(&quot;Nastaveni.&quot;;ADDRESS(RANDBETWEEN(2;41);IF([.C126]=&quot;muž&quot;;2;4);4));1)" office:value-type="string" office:string-value="Gregorová" calcext:value-type="string">
            <text:p>Gregorová</text:p>
          </table:table-cell>
          <table:table-cell table:style-name="ce3" table:formula="of:=IF(RAND()&gt;0.5;&quot;muž&quot;;&quot;žena&quot;)" office:value-type="string" office:string-value="žena" calcext:value-type="string">
            <text:p>žena</text:p>
          </table:table-cell>
          <table:table-cell table:formula="of:=RANDBETWEEN(18264;36526)" office:value-type="date" office:date-value="1999-03-14" calcext:value-type="date">
            <text:p>14. 3. 1999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126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126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gregorova.lucie@mail.cz" calcext:value-type="string">
            <text:p>gregorova.lucie@mail.cz</text:p>
          </table:table-cell>
        </table:table-row>
        <table:table-row table:style-name="ro1">
          <table:table-cell table:formula="of:=INDIRECT(CONCATENATE(&quot;Nastaveni.&quot;;ADDRESS(RANDBETWEEN(2;41);IF([.C127]=&quot;muž&quot;;1;3);4));1)" office:value-type="string" office:string-value="Danuše" calcext:value-type="string">
            <text:p>Danuše</text:p>
          </table:table-cell>
          <table:table-cell table:formula="of:=INDIRECT(CONCATENATE(&quot;Nastaveni.&quot;;ADDRESS(RANDBETWEEN(2;41);IF([.C127]=&quot;muž&quot;;2;4);4));1)" office:value-type="string" office:string-value="Rábová" calcext:value-type="string">
            <text:p>Rábová</text:p>
          </table:table-cell>
          <table:table-cell table:style-name="ce3" table:formula="of:=IF(RAND()&gt;0.5;&quot;muž&quot;;&quot;žena&quot;)" office:value-type="string" office:string-value="žena" calcext:value-type="string">
            <text:p>žena</text:p>
          </table:table-cell>
          <table:table-cell table:formula="of:=RANDBETWEEN(18264;36526)" office:value-type="date" office:date-value="1963-02-19" calcext:value-type="date">
            <text:p>19. 2. 1963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127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127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rabova.danuse@mail.cz" calcext:value-type="string">
            <text:p>rabova.danuse@mail.cz</text:p>
          </table:table-cell>
        </table:table-row>
        <table:table-row table:style-name="ro1">
          <table:table-cell table:formula="of:=INDIRECT(CONCATENATE(&quot;Nastaveni.&quot;;ADDRESS(RANDBETWEEN(2;41);IF([.C128]=&quot;muž&quot;;1;3);4));1)" office:value-type="string" office:string-value="Jan" calcext:value-type="string">
            <text:p>Jan</text:p>
          </table:table-cell>
          <table:table-cell table:formula="of:=INDIRECT(CONCATENATE(&quot;Nastaveni.&quot;;ADDRESS(RANDBETWEEN(2;41);IF([.C128]=&quot;muž&quot;;2;4);4));1)" office:value-type="string" office:string-value="Mašek" calcext:value-type="string">
            <text:p>Mašek</text:p>
          </table:table-cell>
          <table:table-cell table:style-name="ce3" table:formula="of:=IF(RAND()&gt;0.5;&quot;muž&quot;;&quot;žena&quot;)" office:value-type="string" office:string-value="muž" calcext:value-type="string">
            <text:p>muž</text:p>
          </table:table-cell>
          <table:table-cell table:formula="of:=RANDBETWEEN(18264;36526)" office:value-type="date" office:date-value="1953-12-25" calcext:value-type="date">
            <text:p>25. 12. 1953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128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128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masek.jan@mail.cz" calcext:value-type="string">
            <text:p>masek.jan@mail.cz</text:p>
          </table:table-cell>
        </table:table-row>
        <table:table-row table:style-name="ro1">
          <table:table-cell table:formula="of:=INDIRECT(CONCATENATE(&quot;Nastaveni.&quot;;ADDRESS(RANDBETWEEN(2;41);IF([.C129]=&quot;muž&quot;;1;3);4));1)" office:value-type="string" office:string-value="Damián" calcext:value-type="string">
            <text:p>Damián</text:p>
          </table:table-cell>
          <table:table-cell table:formula="of:=INDIRECT(CONCATENATE(&quot;Nastaveni.&quot;;ADDRESS(RANDBETWEEN(2;41);IF([.C129]=&quot;muž&quot;;2;4);4));1)" office:value-type="string" office:string-value="Habanec" calcext:value-type="string">
            <text:p>Habanec</text:p>
          </table:table-cell>
          <table:table-cell table:style-name="ce3" table:formula="of:=IF(RAND()&gt;0.5;&quot;muž&quot;;&quot;žena&quot;)" office:value-type="string" office:string-value="muž" calcext:value-type="string">
            <text:p>muž</text:p>
          </table:table-cell>
          <table:table-cell table:formula="of:=RANDBETWEEN(18264;36526)" office:value-type="date" office:date-value="1978-08-14" calcext:value-type="date">
            <text:p>14. 8. 1978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129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129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habanec.damian@mail.cz" calcext:value-type="string">
            <text:p>habanec.damian@mail.cz</text:p>
          </table:table-cell>
        </table:table-row>
        <table:table-row table:style-name="ro1">
          <table:table-cell table:formula="of:=INDIRECT(CONCATENATE(&quot;Nastaveni.&quot;;ADDRESS(RANDBETWEEN(2;41);IF([.C130]=&quot;muž&quot;;1;3);4));1)" office:value-type="string" office:string-value="Ivona" calcext:value-type="string">
            <text:p>Ivona</text:p>
          </table:table-cell>
          <table:table-cell table:formula="of:=INDIRECT(CONCATENATE(&quot;Nastaveni.&quot;;ADDRESS(RANDBETWEEN(2;41);IF([.C130]=&quot;muž&quot;;2;4);4));1)" office:value-type="string" office:string-value="Leherová" calcext:value-type="string">
            <text:p>Leherová</text:p>
          </table:table-cell>
          <table:table-cell table:style-name="ce3" table:formula="of:=IF(RAND()&gt;0.5;&quot;muž&quot;;&quot;žena&quot;)" office:value-type="string" office:string-value="žena" calcext:value-type="string">
            <text:p>žena</text:p>
          </table:table-cell>
          <table:table-cell table:formula="of:=RANDBETWEEN(18264;36526)" office:value-type="date" office:date-value="1956-08-23" calcext:value-type="date">
            <text:p>23. 8. 1956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130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130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leherova.ivona@mail.cz" calcext:value-type="string">
            <text:p>leherova.ivona@mail.cz</text:p>
          </table:table-cell>
        </table:table-row>
        <table:table-row table:style-name="ro1">
          <table:table-cell table:formula="of:=INDIRECT(CONCATENATE(&quot;Nastaveni.&quot;;ADDRESS(RANDBETWEEN(2;41);IF([.C131]=&quot;muž&quot;;1;3);4));1)" office:value-type="string" office:string-value="Mirka" calcext:value-type="string">
            <text:p>Mirka</text:p>
          </table:table-cell>
          <table:table-cell table:formula="of:=INDIRECT(CONCATENATE(&quot;Nastaveni.&quot;;ADDRESS(RANDBETWEEN(2;41);IF([.C131]=&quot;muž&quot;;2;4);4));1)" office:value-type="string" office:string-value="Zámečníková" calcext:value-type="string">
            <text:p>Zámečníková</text:p>
          </table:table-cell>
          <table:table-cell table:style-name="ce3" table:formula="of:=IF(RAND()&gt;0.5;&quot;muž&quot;;&quot;žena&quot;)" office:value-type="string" office:string-value="žena" calcext:value-type="string">
            <text:p>žena</text:p>
          </table:table-cell>
          <table:table-cell table:formula="of:=RANDBETWEEN(18264;36526)" office:value-type="date" office:date-value="1987-12-03" calcext:value-type="date">
            <text:p>3. 12. 1987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131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131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zamecnikova.mirka@mail.cz" calcext:value-type="string">
            <text:p>zamecnikova.mirka@mail.cz</text:p>
          </table:table-cell>
        </table:table-row>
        <table:table-row table:style-name="ro1">
          <table:table-cell table:formula="of:=INDIRECT(CONCATENATE(&quot;Nastaveni.&quot;;ADDRESS(RANDBETWEEN(2;41);IF([.C132]=&quot;muž&quot;;1;3);4));1)" office:value-type="string" office:string-value="Evžen" calcext:value-type="string">
            <text:p>Evžen</text:p>
          </table:table-cell>
          <table:table-cell table:formula="of:=INDIRECT(CONCATENATE(&quot;Nastaveni.&quot;;ADDRESS(RANDBETWEEN(2;41);IF([.C132]=&quot;muž&quot;;2;4);4));1)" office:value-type="string" office:string-value="Závocký" calcext:value-type="string">
            <text:p>Závocký</text:p>
          </table:table-cell>
          <table:table-cell table:style-name="ce3" table:formula="of:=IF(RAND()&gt;0.5;&quot;muž&quot;;&quot;žena&quot;)" office:value-type="string" office:string-value="muž" calcext:value-type="string">
            <text:p>muž</text:p>
          </table:table-cell>
          <table:table-cell table:formula="of:=RANDBETWEEN(18264;36526)" office:value-type="date" office:date-value="1958-03-30" calcext:value-type="date">
            <text:p>30. 3. 1958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132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132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zavocky.evzen@mail.cz" calcext:value-type="string">
            <text:p>zavocky.evzen@mail.cz</text:p>
          </table:table-cell>
        </table:table-row>
        <table:table-row table:style-name="ro1">
          <table:table-cell table:formula="of:=INDIRECT(CONCATENATE(&quot;Nastaveni.&quot;;ADDRESS(RANDBETWEEN(2;41);IF([.C133]=&quot;muž&quot;;1;3);4));1)" office:value-type="string" office:string-value="Ivan" calcext:value-type="string">
            <text:p>Ivan</text:p>
          </table:table-cell>
          <table:table-cell table:formula="of:=INDIRECT(CONCATENATE(&quot;Nastaveni.&quot;;ADDRESS(RANDBETWEEN(2;41);IF([.C133]=&quot;muž&quot;;2;4);4));1)" office:value-type="string" office:string-value="Chaplin" calcext:value-type="string">
            <text:p>Chaplin</text:p>
          </table:table-cell>
          <table:table-cell table:style-name="ce3" table:formula="of:=IF(RAND()&gt;0.5;&quot;muž&quot;;&quot;žena&quot;)" office:value-type="string" office:string-value="muž" calcext:value-type="string">
            <text:p>muž</text:p>
          </table:table-cell>
          <table:table-cell table:formula="of:=RANDBETWEEN(18264;36526)" office:value-type="date" office:date-value="1994-04-13" calcext:value-type="date">
            <text:p>13. 4. 1994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133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133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chaplin.ivan@mail.cz" calcext:value-type="string">
            <text:p>chaplin.ivan@mail.cz</text:p>
          </table:table-cell>
        </table:table-row>
        <table:table-row table:style-name="ro1">
          <table:table-cell table:formula="of:=INDIRECT(CONCATENATE(&quot;Nastaveni.&quot;;ADDRESS(RANDBETWEEN(2;41);IF([.C134]=&quot;muž&quot;;1;3);4));1)" office:value-type="string" office:string-value="Drahomíra" calcext:value-type="string">
            <text:p>Drahomíra</text:p>
          </table:table-cell>
          <table:table-cell table:formula="of:=INDIRECT(CONCATENATE(&quot;Nastaveni.&quot;;ADDRESS(RANDBETWEEN(2;41);IF([.C134]=&quot;muž&quot;;2;4);4));1)" office:value-type="string" office:string-value="Janušinská" calcext:value-type="string">
            <text:p>Janušinská</text:p>
          </table:table-cell>
          <table:table-cell table:style-name="ce3" table:formula="of:=IF(RAND()&gt;0.5;&quot;muž&quot;;&quot;žena&quot;)" office:value-type="string" office:string-value="žena" calcext:value-type="string">
            <text:p>žena</text:p>
          </table:table-cell>
          <table:table-cell table:formula="of:=RANDBETWEEN(18264;36526)" office:value-type="date" office:date-value="1992-02-04" calcext:value-type="date">
            <text:p>4. 2. 1992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134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134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janusinska.drahomira@mail.cz" calcext:value-type="string">
            <text:p>janusinska.drahomira@mail.cz</text:p>
          </table:table-cell>
        </table:table-row>
        <table:table-row table:style-name="ro1">
          <table:table-cell table:formula="of:=INDIRECT(CONCATENATE(&quot;Nastaveni.&quot;;ADDRESS(RANDBETWEEN(2;41);IF([.C135]=&quot;muž&quot;;1;3);4));1)" office:value-type="string" office:string-value="Václav" calcext:value-type="string">
            <text:p>Václav</text:p>
          </table:table-cell>
          <table:table-cell table:formula="of:=INDIRECT(CONCATENATE(&quot;Nastaveni.&quot;;ADDRESS(RANDBETWEEN(2;41);IF([.C135]=&quot;muž&quot;;2;4);4));1)" office:value-type="string" office:string-value="Smutný" calcext:value-type="string">
            <text:p>Smutný</text:p>
          </table:table-cell>
          <table:table-cell table:style-name="ce3" table:formula="of:=IF(RAND()&gt;0.5;&quot;muž&quot;;&quot;žena&quot;)" office:value-type="string" office:string-value="muž" calcext:value-type="string">
            <text:p>muž</text:p>
          </table:table-cell>
          <table:table-cell table:formula="of:=RANDBETWEEN(18264;36526)" office:value-type="date" office:date-value="1954-07-18" calcext:value-type="date">
            <text:p>18. 7. 1954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135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135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smutny.vaclav@mail.cz" calcext:value-type="string">
            <text:p>smutny.vaclav@mail.cz</text:p>
          </table:table-cell>
        </table:table-row>
        <table:table-row table:style-name="ro1">
          <table:table-cell table:formula="of:=INDIRECT(CONCATENATE(&quot;Nastaveni.&quot;;ADDRESS(RANDBETWEEN(2;41);IF([.C136]=&quot;muž&quot;;1;3);4));1)" office:value-type="string" office:string-value="Klaudius" calcext:value-type="string">
            <text:p>Klaudius</text:p>
          </table:table-cell>
          <table:table-cell table:formula="of:=INDIRECT(CONCATENATE(&quot;Nastaveni.&quot;;ADDRESS(RANDBETWEEN(2;41);IF([.C136]=&quot;muž&quot;;2;4);4));1)" office:value-type="string" office:string-value="Bína" calcext:value-type="string">
            <text:p>Bína</text:p>
          </table:table-cell>
          <table:table-cell table:style-name="ce3" table:formula="of:=IF(RAND()&gt;0.5;&quot;muž&quot;;&quot;žena&quot;)" office:value-type="string" office:string-value="muž" calcext:value-type="string">
            <text:p>muž</text:p>
          </table:table-cell>
          <table:table-cell table:formula="of:=RANDBETWEEN(18264;36526)" office:value-type="date" office:date-value="1977-01-27" calcext:value-type="date">
            <text:p>27. 1. 1977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136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136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bina.klaudius@mail.cz" calcext:value-type="string">
            <text:p>bina.klaudius@mail.cz</text:p>
          </table:table-cell>
        </table:table-row>
        <table:table-row table:style-name="ro1">
          <table:table-cell table:formula="of:=INDIRECT(CONCATENATE(&quot;Nastaveni.&quot;;ADDRESS(RANDBETWEEN(2;41);IF([.C137]=&quot;muž&quot;;1;3);4));1)" office:value-type="string" office:string-value="Žaneta" calcext:value-type="string">
            <text:p>Žaneta</text:p>
          </table:table-cell>
          <table:table-cell table:formula="of:=INDIRECT(CONCATENATE(&quot;Nastaveni.&quot;;ADDRESS(RANDBETWEEN(2;41);IF([.C137]=&quot;muž&quot;;2;4);4));1)" office:value-type="string" office:string-value="Zámečníková" calcext:value-type="string">
            <text:p>Zámečníková</text:p>
          </table:table-cell>
          <table:table-cell table:style-name="ce3" table:formula="of:=IF(RAND()&gt;0.5;&quot;muž&quot;;&quot;žena&quot;)" office:value-type="string" office:string-value="žena" calcext:value-type="string">
            <text:p>žena</text:p>
          </table:table-cell>
          <table:table-cell table:formula="of:=RANDBETWEEN(18264;36526)" office:value-type="date" office:date-value="1957-11-02" calcext:value-type="date">
            <text:p>2. 11. 1957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137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137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zamecnikova.zaneta@mail.cz" calcext:value-type="string">
            <text:p>zamecnikova.zaneta@mail.cz</text:p>
          </table:table-cell>
        </table:table-row>
        <table:table-row table:style-name="ro1">
          <table:table-cell table:formula="of:=INDIRECT(CONCATENATE(&quot;Nastaveni.&quot;;ADDRESS(RANDBETWEEN(2;41);IF([.C138]=&quot;muž&quot;;1;3);4));1)" office:value-type="string" office:string-value="Helena" calcext:value-type="string">
            <text:p>Helena</text:p>
          </table:table-cell>
          <table:table-cell table:formula="of:=INDIRECT(CONCATENATE(&quot;Nastaveni.&quot;;ADDRESS(RANDBETWEEN(2;41);IF([.C138]=&quot;muž&quot;;2;4);4));1)" office:value-type="string" office:string-value="Dobešová" calcext:value-type="string">
            <text:p>Dobešová</text:p>
          </table:table-cell>
          <table:table-cell table:style-name="ce3" table:formula="of:=IF(RAND()&gt;0.5;&quot;muž&quot;;&quot;žena&quot;)" office:value-type="string" office:string-value="žena" calcext:value-type="string">
            <text:p>žena</text:p>
          </table:table-cell>
          <table:table-cell table:formula="of:=RANDBETWEEN(18264;36526)" office:value-type="date" office:date-value="1986-07-03" calcext:value-type="date">
            <text:p>3. 7. 1986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138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138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dobesova.helena@mail.cz" calcext:value-type="string">
            <text:p>dobesova.helena@mail.cz</text:p>
          </table:table-cell>
        </table:table-row>
        <table:table-row table:style-name="ro1">
          <table:table-cell table:formula="of:=INDIRECT(CONCATENATE(&quot;Nastaveni.&quot;;ADDRESS(RANDBETWEEN(2;41);IF([.C139]=&quot;muž&quot;;1;3);4));1)" office:value-type="string" office:string-value="Iveta" calcext:value-type="string">
            <text:p>Iveta</text:p>
          </table:table-cell>
          <table:table-cell table:formula="of:=INDIRECT(CONCATENATE(&quot;Nastaveni.&quot;;ADDRESS(RANDBETWEEN(2;41);IF([.C139]=&quot;muž&quot;;2;4);4));1)" office:value-type="string" office:string-value="Lízlerová" calcext:value-type="string">
            <text:p>Lízlerová</text:p>
          </table:table-cell>
          <table:table-cell table:style-name="ce3" table:formula="of:=IF(RAND()&gt;0.5;&quot;muž&quot;;&quot;žena&quot;)" office:value-type="string" office:string-value="žena" calcext:value-type="string">
            <text:p>žena</text:p>
          </table:table-cell>
          <table:table-cell table:formula="of:=RANDBETWEEN(18264;36526)" office:value-type="date" office:date-value="1984-07-24" calcext:value-type="date">
            <text:p>24. 7. 1984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139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139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lizlerova.iveta@mail.cz" calcext:value-type="string">
            <text:p>lizlerova.iveta@mail.cz</text:p>
          </table:table-cell>
        </table:table-row>
        <table:table-row table:style-name="ro1">
          <table:table-cell table:formula="of:=INDIRECT(CONCATENATE(&quot;Nastaveni.&quot;;ADDRESS(RANDBETWEEN(2;41);IF([.C140]=&quot;muž&quot;;1;3);4));1)" office:value-type="string" office:string-value="Dana" calcext:value-type="string">
            <text:p>Dana</text:p>
          </table:table-cell>
          <table:table-cell table:formula="of:=INDIRECT(CONCATENATE(&quot;Nastaveni.&quot;;ADDRESS(RANDBETWEEN(2;41);IF([.C140]=&quot;muž&quot;;2;4);4));1)" office:value-type="string" office:string-value="Poláková" calcext:value-type="string">
            <text:p>Poláková</text:p>
          </table:table-cell>
          <table:table-cell table:style-name="ce3" table:formula="of:=IF(RAND()&gt;0.5;&quot;muž&quot;;&quot;žena&quot;)" office:value-type="string" office:string-value="žena" calcext:value-type="string">
            <text:p>žena</text:p>
          </table:table-cell>
          <table:table-cell table:formula="of:=RANDBETWEEN(18264;36526)" office:value-type="date" office:date-value="1972-06-11" calcext:value-type="date">
            <text:p>11. 6. 1972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140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140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polakova.dana@mail.cz" calcext:value-type="string">
            <text:p>polakova.dana@mail.cz</text:p>
          </table:table-cell>
        </table:table-row>
        <table:table-row table:style-name="ro1">
          <table:table-cell table:formula="of:=INDIRECT(CONCATENATE(&quot;Nastaveni.&quot;;ADDRESS(RANDBETWEEN(2;41);IF([.C141]=&quot;muž&quot;;1;3);4));1)" office:value-type="string" office:string-value="Dominik" calcext:value-type="string">
            <text:p>Dominik</text:p>
          </table:table-cell>
          <table:table-cell table:formula="of:=INDIRECT(CONCATENATE(&quot;Nastaveni.&quot;;ADDRESS(RANDBETWEEN(2;41);IF([.C141]=&quot;muž&quot;;2;4);4));1)" office:value-type="string" office:string-value="Habanec" calcext:value-type="string">
            <text:p>Habanec</text:p>
          </table:table-cell>
          <table:table-cell table:style-name="ce3" table:formula="of:=IF(RAND()&gt;0.5;&quot;muž&quot;;&quot;žena&quot;)" office:value-type="string" office:string-value="muž" calcext:value-type="string">
            <text:p>muž</text:p>
          </table:table-cell>
          <table:table-cell table:formula="of:=RANDBETWEEN(18264;36526)" office:value-type="date" office:date-value="1971-12-18" calcext:value-type="date">
            <text:p>18. 12. 1971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141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141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habanec.dominik@mail.cz" calcext:value-type="string">
            <text:p>habanec.dominik@mail.cz</text:p>
          </table:table-cell>
        </table:table-row>
        <table:table-row table:style-name="ro1">
          <table:table-cell table:formula="of:=INDIRECT(CONCATENATE(&quot;Nastaveni.&quot;;ADDRESS(RANDBETWEEN(2;41);IF([.C142]=&quot;muž&quot;;1;3);4));1)" office:value-type="string" office:string-value="Stanislava" calcext:value-type="string">
            <text:p>Stanislava</text:p>
          </table:table-cell>
          <table:table-cell table:formula="of:=INDIRECT(CONCATENATE(&quot;Nastaveni.&quot;;ADDRESS(RANDBETWEEN(2;41);IF([.C142]=&quot;muž&quot;;2;4);4));1)" office:value-type="string" office:string-value="Krakonošová" calcext:value-type="string">
            <text:p>Krakonošová</text:p>
          </table:table-cell>
          <table:table-cell table:style-name="ce3" table:formula="of:=IF(RAND()&gt;0.5;&quot;muž&quot;;&quot;žena&quot;)" office:value-type="string" office:string-value="žena" calcext:value-type="string">
            <text:p>žena</text:p>
          </table:table-cell>
          <table:table-cell table:formula="of:=RANDBETWEEN(18264;36526)" office:value-type="date" office:date-value="1957-10-23" calcext:value-type="date">
            <text:p>23. 10. 1957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142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142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krakonosova.stanislava@mail.cz" calcext:value-type="string">
            <text:p>krakonosova.stanislava@mail.cz</text:p>
          </table:table-cell>
        </table:table-row>
        <table:table-row table:style-name="ro1">
          <table:table-cell table:formula="of:=INDIRECT(CONCATENATE(&quot;Nastaveni.&quot;;ADDRESS(RANDBETWEEN(2;41);IF([.C143]=&quot;muž&quot;;1;3);4));1)" office:value-type="string" office:string-value="Klaudie" calcext:value-type="string">
            <text:p>Klaudie</text:p>
          </table:table-cell>
          <table:table-cell table:formula="of:=INDIRECT(CONCATENATE(&quot;Nastaveni.&quot;;ADDRESS(RANDBETWEEN(2;41);IF([.C143]=&quot;muž&quot;;2;4);4));1)" office:value-type="string" office:string-value="Doroženská" calcext:value-type="string">
            <text:p>Doroženská</text:p>
          </table:table-cell>
          <table:table-cell table:style-name="ce3" table:formula="of:=IF(RAND()&gt;0.5;&quot;muž&quot;;&quot;žena&quot;)" office:value-type="string" office:string-value="žena" calcext:value-type="string">
            <text:p>žena</text:p>
          </table:table-cell>
          <table:table-cell table:formula="of:=RANDBETWEEN(18264;36526)" office:value-type="date" office:date-value="1971-01-10" calcext:value-type="date">
            <text:p>10. 1. 1971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143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143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dorozenska.klaudie@mail.cz" calcext:value-type="string">
            <text:p>dorozenska.klaudie@mail.cz</text:p>
          </table:table-cell>
        </table:table-row>
        <table:table-row table:style-name="ro1">
          <table:table-cell table:formula="of:=INDIRECT(CONCATENATE(&quot;Nastaveni.&quot;;ADDRESS(RANDBETWEEN(2;41);IF([.C144]=&quot;muž&quot;;1;3);4));1)" office:value-type="string" office:string-value="Otýlie" calcext:value-type="string">
            <text:p>Otýlie</text:p>
          </table:table-cell>
          <table:table-cell table:formula="of:=INDIRECT(CONCATENATE(&quot;Nastaveni.&quot;;ADDRESS(RANDBETWEEN(2;41);IF([.C144]=&quot;muž&quot;;2;4);4));1)" office:value-type="string" office:string-value="Zámečníková" calcext:value-type="string">
            <text:p>Zámečníková</text:p>
          </table:table-cell>
          <table:table-cell table:style-name="ce3" table:formula="of:=IF(RAND()&gt;0.5;&quot;muž&quot;;&quot;žena&quot;)" office:value-type="string" office:string-value="žena" calcext:value-type="string">
            <text:p>žena</text:p>
          </table:table-cell>
          <table:table-cell table:formula="of:=RANDBETWEEN(18264;36526)" office:value-type="date" office:date-value="1955-06-08" calcext:value-type="date">
            <text:p>8. 6. 1955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144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144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zamecnikova.otylie@mail.cz" calcext:value-type="string">
            <text:p>zamecnikova.otylie@mail.cz</text:p>
          </table:table-cell>
        </table:table-row>
        <table:table-row table:style-name="ro1">
          <table:table-cell table:formula="of:=INDIRECT(CONCATENATE(&quot;Nastaveni.&quot;;ADDRESS(RANDBETWEEN(2;41);IF([.C145]=&quot;muž&quot;;1;3);4));1)" office:value-type="string" office:string-value="Miroslav" calcext:value-type="string">
            <text:p>Miroslav</text:p>
          </table:table-cell>
          <table:table-cell table:formula="of:=INDIRECT(CONCATENATE(&quot;Nastaveni.&quot;;ADDRESS(RANDBETWEEN(2;41);IF([.C145]=&quot;muž&quot;;2;4);4));1)" office:value-type="string" office:string-value="Mašek" calcext:value-type="string">
            <text:p>Mašek</text:p>
          </table:table-cell>
          <table:table-cell table:style-name="ce3" table:formula="of:=IF(RAND()&gt;0.5;&quot;muž&quot;;&quot;žena&quot;)" office:value-type="string" office:string-value="muž" calcext:value-type="string">
            <text:p>muž</text:p>
          </table:table-cell>
          <table:table-cell table:formula="of:=RANDBETWEEN(18264;36526)" office:value-type="date" office:date-value="1968-05-17" calcext:value-type="date">
            <text:p>17. 5. 1968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145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145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masek.miroslav@mail.cz" calcext:value-type="string">
            <text:p>masek.miroslav@mail.cz</text:p>
          </table:table-cell>
        </table:table-row>
        <table:table-row table:style-name="ro1">
          <table:table-cell table:formula="of:=INDIRECT(CONCATENATE(&quot;Nastaveni.&quot;;ADDRESS(RANDBETWEEN(2;41);IF([.C146]=&quot;muž&quot;;1;3);4));1)" office:value-type="string" office:string-value="Hana" calcext:value-type="string">
            <text:p>Hana</text:p>
          </table:table-cell>
          <table:table-cell table:formula="of:=INDIRECT(CONCATENATE(&quot;Nastaveni.&quot;;ADDRESS(RANDBETWEEN(2;41);IF([.C146]=&quot;muž&quot;;2;4);4));1)" office:value-type="string" office:string-value="Černá" calcext:value-type="string">
            <text:p>Černá</text:p>
          </table:table-cell>
          <table:table-cell table:style-name="ce3" table:formula="of:=IF(RAND()&gt;0.5;&quot;muž&quot;;&quot;žena&quot;)" office:value-type="string" office:string-value="žena" calcext:value-type="string">
            <text:p>žena</text:p>
          </table:table-cell>
          <table:table-cell table:formula="of:=RANDBETWEEN(18264;36526)" office:value-type="date" office:date-value="1960-09-10" calcext:value-type="date">
            <text:p>10. 9. 1960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146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146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cerna.hana@mail.cz" calcext:value-type="string">
            <text:p>cerna.hana@mail.cz</text:p>
          </table:table-cell>
        </table:table-row>
        <table:table-row table:style-name="ro1">
          <table:table-cell table:formula="of:=INDIRECT(CONCATENATE(&quot;Nastaveni.&quot;;ADDRESS(RANDBETWEEN(2;41);IF([.C147]=&quot;muž&quot;;1;3);4));1)" office:value-type="string" office:string-value="Mirka" calcext:value-type="string">
            <text:p>Mirka</text:p>
          </table:table-cell>
          <table:table-cell table:formula="of:=INDIRECT(CONCATENATE(&quot;Nastaveni.&quot;;ADDRESS(RANDBETWEEN(2;41);IF([.C147]=&quot;muž&quot;;2;4);4));1)" office:value-type="string" office:string-value="Dvořáková" calcext:value-type="string">
            <text:p>Dvořáková</text:p>
          </table:table-cell>
          <table:table-cell table:style-name="ce3" table:formula="of:=IF(RAND()&gt;0.5;&quot;muž&quot;;&quot;žena&quot;)" office:value-type="string" office:string-value="žena" calcext:value-type="string">
            <text:p>žena</text:p>
          </table:table-cell>
          <table:table-cell table:formula="of:=RANDBETWEEN(18264;36526)" office:value-type="date" office:date-value="1953-04-17" calcext:value-type="date">
            <text:p>17. 4. 1953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147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147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dvorakova.mirka@mail.cz" calcext:value-type="string">
            <text:p>dvorakova.mirka@mail.cz</text:p>
          </table:table-cell>
        </table:table-row>
        <table:table-row table:style-name="ro1">
          <table:table-cell table:formula="of:=INDIRECT(CONCATENATE(&quot;Nastaveni.&quot;;ADDRESS(RANDBETWEEN(2;41);IF([.C148]=&quot;muž&quot;;1;3);4));1)" office:value-type="string" office:string-value="Iva" calcext:value-type="string">
            <text:p>Iva</text:p>
          </table:table-cell>
          <table:table-cell table:formula="of:=INDIRECT(CONCATENATE(&quot;Nastaveni.&quot;;ADDRESS(RANDBETWEEN(2;41);IF([.C148]=&quot;muž&quot;;2;4);4));1)" office:value-type="string" office:string-value="Nováková" calcext:value-type="string">
            <text:p>Nováková</text:p>
          </table:table-cell>
          <table:table-cell table:style-name="ce3" table:formula="of:=IF(RAND()&gt;0.5;&quot;muž&quot;;&quot;žena&quot;)" office:value-type="string" office:string-value="žena" calcext:value-type="string">
            <text:p>žena</text:p>
          </table:table-cell>
          <table:table-cell table:formula="of:=RANDBETWEEN(18264;36526)" office:value-type="date" office:date-value="1998-01-22" calcext:value-type="date">
            <text:p>22. 1. 1998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148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148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novakova.iva@mail.cz" calcext:value-type="string">
            <text:p>novakova.iva@mail.cz</text:p>
          </table:table-cell>
        </table:table-row>
        <table:table-row table:style-name="ro1">
          <table:table-cell table:formula="of:=INDIRECT(CONCATENATE(&quot;Nastaveni.&quot;;ADDRESS(RANDBETWEEN(2;41);IF([.C149]=&quot;muž&quot;;1;3);4));1)" office:value-type="string" office:string-value="Aleš" calcext:value-type="string">
            <text:p>Aleš</text:p>
          </table:table-cell>
          <table:table-cell table:formula="of:=INDIRECT(CONCATENATE(&quot;Nastaveni.&quot;;ADDRESS(RANDBETWEEN(2;41);IF([.C149]=&quot;muž&quot;;2;4);4));1)" office:value-type="string" office:string-value="Feber" calcext:value-type="string">
            <text:p>Feber</text:p>
          </table:table-cell>
          <table:table-cell table:style-name="ce3" table:formula="of:=IF(RAND()&gt;0.5;&quot;muž&quot;;&quot;žena&quot;)" office:value-type="string" office:string-value="muž" calcext:value-type="string">
            <text:p>muž</text:p>
          </table:table-cell>
          <table:table-cell table:formula="of:=RANDBETWEEN(18264;36526)" office:value-type="date" office:date-value="1951-03-21" calcext:value-type="date">
            <text:p>21. 3. 1951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149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149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feber.ales@mail.cz" calcext:value-type="string">
            <text:p>feber.ales@mail.cz</text:p>
          </table:table-cell>
        </table:table-row>
        <table:table-row table:style-name="ro1">
          <table:table-cell table:formula="of:=INDIRECT(CONCATENATE(&quot;Nastaveni.&quot;;ADDRESS(RANDBETWEEN(2;41);IF([.C150]=&quot;muž&quot;;1;3);4));1)" office:value-type="string" office:string-value="Klaudius" calcext:value-type="string">
            <text:p>Klaudius</text:p>
          </table:table-cell>
          <table:table-cell table:formula="of:=INDIRECT(CONCATENATE(&quot;Nastaveni.&quot;;ADDRESS(RANDBETWEEN(2;41);IF([.C150]=&quot;muž&quot;;2;4);4));1)" office:value-type="string" office:string-value="Zábava" calcext:value-type="string">
            <text:p>Zábava</text:p>
          </table:table-cell>
          <table:table-cell table:style-name="ce3" table:formula="of:=IF(RAND()&gt;0.5;&quot;muž&quot;;&quot;žena&quot;)" office:value-type="string" office:string-value="muž" calcext:value-type="string">
            <text:p>muž</text:p>
          </table:table-cell>
          <table:table-cell table:formula="of:=RANDBETWEEN(18264;36526)" office:value-type="date" office:date-value="1989-06-09" calcext:value-type="date">
            <text:p>9. 6. 1989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150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150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zabava.klaudius@mail.cz" calcext:value-type="string">
            <text:p>zabava.klaudius@mail.cz</text:p>
          </table:table-cell>
        </table:table-row>
        <table:table-row table:style-name="ro1">
          <table:table-cell table:formula="of:=INDIRECT(CONCATENATE(&quot;Nastaveni.&quot;;ADDRESS(RANDBETWEEN(2;41);IF([.C151]=&quot;muž&quot;;1;3);4));1)" office:value-type="string" office:string-value="David" calcext:value-type="string">
            <text:p>David</text:p>
          </table:table-cell>
          <table:table-cell table:formula="of:=INDIRECT(CONCATENATE(&quot;Nastaveni.&quot;;ADDRESS(RANDBETWEEN(2;41);IF([.C151]=&quot;muž&quot;;2;4);4));1)" office:value-type="string" office:string-value="Závocký" calcext:value-type="string">
            <text:p>Závocký</text:p>
          </table:table-cell>
          <table:table-cell table:style-name="ce3" table:formula="of:=IF(RAND()&gt;0.5;&quot;muž&quot;;&quot;žena&quot;)" office:value-type="string" office:string-value="muž" calcext:value-type="string">
            <text:p>muž</text:p>
          </table:table-cell>
          <table:table-cell table:formula="of:=RANDBETWEEN(18264;36526)" office:value-type="date" office:date-value="1996-12-07" calcext:value-type="date">
            <text:p>7. 12. 1996</text:p>
          </table:table-cell>
          <table:table-cell table:formula="of:=LOWER(CONCATENATE(SUBSTITUTE(SUBSTITUTE(SUBSTITUTE(SUBSTITUTE(SUBSTITUTE (SUBSTITUTE(SUBSTITUTE(SUBSTITUTE(SUBSTITUTE(SUBSTITUTE (SUBSTITUTE(SUBSTITUTE(SUBSTITUTE(SUBSTITUTE(SUBSTITUTE (SUBSTITUTE(SUBSTITUTE(SUBSTITUTE(SUBSTITUTE([.B151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.&quot;;SUBSTITUTE(SUBSTITUTE(SUBSTITUTE(SUBSTITUTE(SUBSTITUTE (SUBSTITUTE(SUBSTITUTE(SUBSTITUTE(SUBSTITUTE(SUBSTITUTE (SUBSTITUTE(SUBSTITUTE(SUBSTITUTE(SUBSTITUTE(SUBSTITUTE (SUBSTITUTE(SUBSTITUTE(SUBSTITUTE(SUBSTITUTE([.A151];&quot;Ž&quot;;&quot;Z&quot;) ;&quot;Č&quot;;&quot;C&quot;);&quot;Ř&quot;;&quot;R&quot;);&quot;Š&quot;;&quot;S&quot;);&quot;Ě&quot;;&quot;E&quot;);&quot;ť&quot;;&quot;t&quot;);&quot;ď&quot;;&quot;d&quot;) ;&quot;ň&quot;;&quot;n&quot;);&quot;ú&quot;;&quot;u&quot;);&quot;ů&quot;;&quot;u&quot;);&quot;é&quot;;&quot;e&quot;);&quot;ý&quot;;&quot;y&quot;);&quot;ž&quot;;&quot;z&quot;) ;&quot;ř&quot;;&quot;r&quot;);&quot;č&quot;;&quot;c&quot;);&quot;š&quot;;&quot;s&quot;);&quot;ě&quot;;&quot;e&quot;);&quot;í&quot;;&quot;i&quot;);&quot;á&quot;;&quot;a&quot;);&quot;@&quot;;&quot;mail.cz&quot;))" office:value-type="string" office:string-value="zavocky.david@mail.cz" calcext:value-type="string">
            <text:p>zavocky.david@mail.cz</text:p>
          </table:table-cell>
        </table:table-row>
        <table:table-row table:style-name="ro1" table:number-rows-repeated="104842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Nastaveni" table:style-name="ta1">
        <table:table-column table:style-name="co7" table:number-columns-repeated="2" table:default-cell-style-name="Default"/>
        <table:table-column table:style-name="co8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užské jméno</text:p>
          </table:table-cell>
          <table:table-cell office:value-type="string" calcext:value-type="string">
            <text:p>Mužské příjmení</text:p>
          </table:table-cell>
          <table:table-cell office:value-type="string" calcext:value-type="string">
            <text:p>Ženské jméno</text:p>
          </table:table-cell>
          <table:table-cell office:value-type="string" calcext:value-type="string">
            <text:p>Ženské příjmení</text:p>
          </table:table-cell>
        </table:table-row>
        <table:table-row table:style-name="ro1">
          <table:table-cell office:value-type="string" calcext:value-type="string">
            <text:p>Aleš</text:p>
          </table:table-cell>
          <table:table-cell office:value-type="string" calcext:value-type="string">
            <text:p>Dvořák</text:p>
          </table:table-cell>
          <table:table-cell office:value-type="string" calcext:value-type="string">
            <text:p>Adéla</text:p>
          </table:table-cell>
          <table:table-cell office:value-type="string" calcext:value-type="string">
            <text:p>Ephraimová</text:p>
          </table:table-cell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Černý</text:p>
          </table:table-cell>
          <table:table-cell office:value-type="string" calcext:value-type="string">
            <text:p>Alena</text:p>
          </table:table-cell>
          <table:table-cell office:value-type="string" calcext:value-type="string">
            <text:p>Erbsová</text:p>
          </table:table-cell>
        </table:table-row>
        <table:table-row table:style-name="ro1">
          <table:table-cell office:value-type="string" calcext:value-type="string">
            <text:p>Adalbert</text:p>
          </table:table-cell>
          <table:table-cell office:value-type="string" calcext:value-type="string">
            <text:p>Žlutý</text:p>
          </table:table-cell>
          <table:table-cell office:value-type="string" calcext:value-type="string">
            <text:p>Blažena</text:p>
          </table:table-cell>
          <table:table-cell office:value-type="string" calcext:value-type="string">
            <text:p>Gregorová</text:p>
          </table:table-cell>
        </table:table-row>
        <table:table-row table:style-name="ro1">
          <table:table-cell office:value-type="string" calcext:value-type="string">
            <text:p>Alexandr</text:p>
          </table:table-cell>
          <table:table-cell office:value-type="string" calcext:value-type="string">
            <text:p>Bílý</text:p>
          </table:table-cell>
          <table:table-cell office:value-type="string" calcext:value-type="string">
            <text:p>Božena</text:p>
          </table:table-cell>
          <table:table-cell office:value-type="string" calcext:value-type="string">
            <text:p>Gráfová</text:p>
          </table:table-cell>
        </table:table-row>
        <table:table-row table:style-name="ro1">
          <table:table-cell office:value-type="string" calcext:value-type="string">
            <text:p>Bernard</text:p>
          </table:table-cell>
          <table:table-cell office:value-type="string" calcext:value-type="string">
            <text:p>Svoboda</text:p>
          </table:table-cell>
          <table:table-cell office:value-type="string" calcext:value-type="string">
            <text:p>Cecílie</text:p>
          </table:table-cell>
          <table:table-cell office:value-type="string" calcext:value-type="string">
            <text:p>Gulevičová</text:p>
          </table:table-cell>
        </table:table-row>
        <table:table-row table:style-name="ro1">
          <table:table-cell office:value-type="string" calcext:value-type="string">
            <text:p>Bohuš</text:p>
          </table:table-cell>
          <table:table-cell office:value-type="string" calcext:value-type="string">
            <text:p>Kučera</text:p>
          </table:table-cell>
          <table:table-cell office:value-type="string" calcext:value-type="string">
            <text:p>Drahomíra</text:p>
          </table:table-cell>
          <table:table-cell office:value-type="string" calcext:value-type="string">
            <text:p>Janušinská</text:p>
          </table:table-cell>
        </table:table-row>
        <table:table-row table:style-name="ro1">
          <table:table-cell office:value-type="string" calcext:value-type="string">
            <text:p>Cyril</text:p>
          </table:table-cell>
          <table:table-cell office:value-type="string" calcext:value-type="string">
            <text:p>Hladký</text:p>
          </table:table-cell>
          <table:table-cell office:value-type="string" calcext:value-type="string">
            <text:p>Danuše</text:p>
          </table:table-cell>
          <table:table-cell office:value-type="string" calcext:value-type="string">
            <text:p>Janzáková</text:p>
          </table:table-cell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Veselý</text:p>
          </table:table-cell>
          <table:table-cell office:value-type="string" calcext:value-type="string">
            <text:p>Dana</text:p>
          </table:table-cell>
          <table:table-cell office:value-type="string" calcext:value-type="string">
            <text:p>Klaisová</text:p>
          </table:table-cell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Smutný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Kozánková</text:p>
          </table:table-cell>
        </table:table-row>
        <table:table-row table:style-name="ro1">
          <table:table-cell office:value-type="string" calcext:value-type="string">
            <text:p>Damián</text:p>
          </table:table-cell>
          <table:table-cell office:value-type="string" calcext:value-type="string">
            <text:p>Horák</text:p>
          </table:table-cell>
          <table:table-cell office:value-type="string" calcext:value-type="string">
            <text:p>Evženie</text:p>
          </table:table-cell>
          <table:table-cell office:value-type="string" calcext:value-type="string">
            <text:p>Klaková</text:p>
          </table:table-cell>
        </table:table-row>
        <table:table-row table:style-name="ro1">
          <table:table-cell office:value-type="string" calcext:value-type="string">
            <text:p>Dominik</text:p>
          </table:table-cell>
          <table:table-cell office:value-type="string" calcext:value-type="string">
            <text:p>Pokorný</text:p>
          </table:table-cell>
          <table:table-cell office:value-type="string" calcext:value-type="string">
            <text:p>Františka</text:p>
          </table:table-cell>
          <table:table-cell office:value-type="string" calcext:value-type="string">
            <text:p>Leherová</text:p>
          </table:table-cell>
        </table:table-row>
        <table:table-row table:style-name="ro1">
          <table:table-cell office:value-type="string" calcext:value-type="string">
            <text:p>Evžen</text:p>
          </table:table-cell>
          <table:table-cell office:value-type="string" calcext:value-type="string">
            <text:p>Novák</text:p>
          </table:table-cell>
          <table:table-cell office:value-type="string" calcext:value-type="string">
            <text:p>Gerta</text:p>
          </table:table-cell>
          <table:table-cell office:value-type="string" calcext:value-type="string">
            <text:p>Lízlerová</text:p>
          </table:table-cell>
        </table:table-row>
        <table:table-row table:style-name="ro1">
          <table:table-cell office:value-type="string" calcext:value-type="string">
            <text:p>Ervín</text:p>
          </table:table-cell>
          <table:table-cell office:value-type="string" calcext:value-type="string">
            <text:p>Starý</text:p>
          </table:table-cell>
          <table:table-cell office:value-type="string" calcext:value-type="string">
            <text:p>Hana</text:p>
          </table:table-cell>
          <table:table-cell office:value-type="string" calcext:value-type="string">
            <text:p>Lehovičová</text:p>
          </table:table-cell>
        </table:table-row>
        <table:table-row table:style-name="ro1">
          <table:table-cell office:value-type="string" calcext:value-type="string">
            <text:p>Florián</text:p>
          </table:table-cell>
          <table:table-cell office:value-type="string" calcext:value-type="string">
            <text:p>Mladý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Ornestová</text:p>
          </table:table-cell>
        </table:table-row>
        <table:table-row table:style-name="ro1">
          <table:table-cell office:value-type="string" calcext:value-type="string">
            <text:p>Gustav</text:p>
          </table:table-cell>
          <table:table-cell office:value-type="string" calcext:value-type="string">
            <text:p>Procházka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Olecká</text:p>
          </table:table-cell>
        </table:table-row>
        <table:table-row table:style-name="ro1">
          <table:table-cell office:value-type="string" calcext:value-type="string">
            <text:p>Gerhard</text:p>
          </table:table-cell>
          <table:table-cell office:value-type="string" calcext:value-type="string">
            <text:p>Mašek</text:p>
          </table:table-cell>
          <table:table-cell office:value-type="string" calcext:value-type="string">
            <text:p>Iveta</text:p>
          </table:table-cell>
          <table:table-cell office:value-type="string" calcext:value-type="string">
            <text:p>Rábová</text:p>
          </table:table-cell>
        </table:table-row>
        <table:table-row table:style-name="ro1">
          <table:table-cell office:value-type="string" calcext:value-type="string">
            <text:p>Hugo</text:p>
          </table:table-cell>
          <table:table-cell office:value-type="string" calcext:value-type="string">
            <text:p>Maškulka</text:p>
          </table:table-cell>
          <table:table-cell office:value-type="string" calcext:value-type="string">
            <text:p>Ivona</text:p>
          </table:table-cell>
          <table:table-cell office:value-type="string" calcext:value-type="string">
            <text:p>Ropická</text:p>
          </table:table-cell>
        </table:table-row>
        <table:table-row table:style-name="ro1">
          <table:table-cell office:value-type="string" calcext:value-type="string">
            <text:p>Horymír</text:p>
          </table:table-cell>
          <table:table-cell office:value-type="string" calcext:value-type="string">
            <text:p>Žampach</text:p>
          </table:table-cell>
          <table:table-cell office:value-type="string" calcext:value-type="string">
            <text:p>Ilona</text:p>
          </table:table-cell>
          <table:table-cell office:value-type="string" calcext:value-type="string">
            <text:p>Rabanová</text:p>
          </table:table-cell>
        </table:table-row>
        <table:table-row table:style-name="ro1">
          <table:table-cell office:value-type="string" calcext:value-type="string">
            <text:p>Ivo</text:p>
          </table:table-cell>
          <table:table-cell office:value-type="string" calcext:value-type="string">
            <text:p>Řehoř</text:p>
          </table:table-cell>
          <table:table-cell office:value-type="string" calcext:value-type="string">
            <text:p>Jana</text:p>
          </table:table-cell>
          <table:table-cell office:value-type="string" calcext:value-type="string">
            <text:p>Sabadková</text:p>
          </table:table-cell>
        </table:table-row>
        <table:table-row table:style-name="ro1">
          <table:table-cell office:value-type="string" calcext:value-type="string">
            <text:p>Ivan</text:p>
          </table:table-cell>
          <table:table-cell office:value-type="string" calcext:value-type="string">
            <text:p>Bína</text:p>
          </table:table-cell>
          <table:table-cell office:value-type="string" calcext:value-type="string">
            <text:p>Jelena</text:p>
          </table:table-cell>
          <table:table-cell office:value-type="string" calcext:value-type="string">
            <text:p>Spozdilová</text:p>
          </table:table-cell>
        </table:table-row>
        <table:table-row table:style-name="ro1">
          <table:table-cell office:value-type="string" calcext:value-type="string">
            <text:p>Jan</text:p>
          </table:table-cell>
          <table:table-cell office:value-type="string" calcext:value-type="string">
            <text:p>Gott</text:p>
          </table:table-cell>
          <table:table-cell office:value-type="string" calcext:value-type="string">
            <text:p>Karla</text:p>
          </table:table-cell>
          <table:table-cell office:value-type="string" calcext:value-type="string">
            <text:p>Nováková</text:p>
          </table:table-cell>
        </table:table-row>
        <table:table-row table:style-name="ro1">
          <table:table-cell office:value-type="string" calcext:value-type="string">
            <text:p>Jiří</text:p>
          </table:table-cell>
          <table:table-cell office:value-type="string" calcext:value-type="string">
            <text:p>Polák</text:p>
          </table:table-cell>
          <table:table-cell office:value-type="string" calcext:value-type="string">
            <text:p>Klaudie</text:p>
          </table:table-cell>
          <table:table-cell office:value-type="string" calcext:value-type="string">
            <text:p>Horáková</text:p>
          </table:table-cell>
        </table:table-row>
        <table:table-row table:style-name="ro1">
          <table:table-cell office:value-type="string" calcext:value-type="string">
            <text:p>Klaudius</text:p>
          </table:table-cell>
          <table:table-cell office:value-type="string" calcext:value-type="string">
            <text:p>Pabišta</text:p>
          </table:table-cell>
          <table:table-cell office:value-type="string" calcext:value-type="string">
            <text:p>Lucie</text:p>
          </table:table-cell>
          <table:table-cell office:value-type="string" calcext:value-type="string">
            <text:p>Poláková</text:p>
          </table:table-cell>
        </table:table-row>
        <table:table-row table:style-name="ro1">
          <table:table-cell office:value-type="string" calcext:value-type="string">
            <text:p>Karel</text:p>
          </table:table-cell>
          <table:table-cell office:value-type="string" calcext:value-type="string">
            <text:p>Hovorka</text:p>
          </table:table-cell>
          <table:table-cell office:value-type="string" calcext:value-type="string">
            <text:p>Filoména</text:p>
          </table:table-cell>
          <table:table-cell office:value-type="string" calcext:value-type="string">
            <text:p>Mašková</text:p>
          </table:table-cell>
        </table:table-row>
        <table:table-row table:style-name="ro1">
          <table:table-cell office:value-type="string" calcext:value-type="string">
            <text:p>Ludvík</text:p>
          </table:table-cell>
          <table:table-cell office:value-type="string" calcext:value-type="string">
            <text:p>Ďurik</text:p>
          </table:table-cell>
          <table:table-cell office:value-type="string" calcext:value-type="string">
            <text:p>Milada</text:p>
          </table:table-cell>
          <table:table-cell office:value-type="string" calcext:value-type="string">
            <text:p>Mladá</text:p>
          </table:table-cell>
        </table:table-row>
        <table:table-row table:style-name="ro1">
          <table:table-cell office:value-type="string" calcext:value-type="string">
            <text:p>Ladislav</text:p>
          </table:table-cell>
          <table:table-cell office:value-type="string" calcext:value-type="string">
            <text:p>Belzer</text:p>
          </table:table-cell>
          <table:table-cell office:value-type="string" calcext:value-type="string">
            <text:p>Lenka</text:p>
          </table:table-cell>
          <table:table-cell office:value-type="string" calcext:value-type="string">
            <text:p>Zelená</text:p>
          </table:table-cell>
        </table:table-row>
        <table:table-row table:style-name="ro1">
          <table:table-cell office:value-type="string" calcext:value-type="string">
            <text:p>Miroslav</text:p>
          </table:table-cell>
          <table:table-cell office:value-type="string" calcext:value-type="string">
            <text:p>Trautenberg</text:p>
          </table:table-cell>
          <table:table-cell office:value-type="string" calcext:value-type="string">
            <text:p>Lída</text:p>
          </table:table-cell>
          <table:table-cell office:value-type="string" calcext:value-type="string">
            <text:p>Krakonošová</text:p>
          </table:table-cell>
        </table:table-row>
        <table:table-row table:style-name="ro1">
          <table:table-cell office:value-type="string" calcext:value-type="string">
            <text:p>Norbert</text:p>
          </table:table-cell>
          <table:table-cell office:value-type="string" calcext:value-type="string">
            <text:p>Trevisi</text:p>
          </table:table-cell>
          <table:table-cell office:value-type="string" calcext:value-type="string">
            <text:p>Libuše</text:p>
          </table:table-cell>
          <table:table-cell office:value-type="string" calcext:value-type="string">
            <text:p>Černá</text:p>
          </table:table-cell>
        </table:table-row>
        <table:table-row table:style-name="ro1">
          <table:table-cell office:value-type="string" calcext:value-type="string">
            <text:p>Oto</text:p>
          </table:table-cell>
          <table:table-cell office:value-type="string" calcext:value-type="string">
            <text:p>Závocký</text:p>
          </table:table-cell>
          <table:table-cell office:value-type="string" calcext:value-type="string">
            <text:p>Mirka</text:p>
          </table:table-cell>
          <table:table-cell office:value-type="string" calcext:value-type="string">
            <text:p>Dvořáková</text:p>
          </table:table-cell>
        </table:table-row>
        <table:table-row table:style-name="ro1">
          <table:table-cell office:value-type="string" calcext:value-type="string">
            <text:p>Petr</text:p>
          </table:table-cell>
          <table:table-cell office:value-type="string" calcext:value-type="string">
            <text:p>Zikuda</text:p>
          </table:table-cell>
          <table:table-cell office:value-type="string" calcext:value-type="string">
            <text:p>Naďa</text:p>
          </table:table-cell>
          <table:table-cell office:value-type="string" calcext:value-type="string">
            <text:p>Vobrátilová</text:p>
          </table:table-cell>
        </table:table-row>
        <table:table-row table:style-name="ro1">
          <table:table-cell office:value-type="string" calcext:value-type="string">
            <text:p>Pavel</text:p>
          </table:table-cell>
          <table:table-cell office:value-type="string" calcext:value-type="string">
            <text:p>Zábava</text:p>
          </table:table-cell>
          <table:table-cell office:value-type="string" calcext:value-type="string">
            <text:p>Naděžda</text:p>
          </table:table-cell>
          <table:table-cell office:value-type="string" calcext:value-type="string">
            <text:p>Vopršálková</text:p>
          </table:table-cell>
        </table:table-row>
        <table:table-row table:style-name="ro1">
          <table:table-cell office:value-type="string" calcext:value-type="string">
            <text:p>Rudolf</text:p>
          </table:table-cell>
          <table:table-cell office:value-type="string" calcext:value-type="string">
            <text:p>Fiala</text:p>
          </table:table-cell>
          <table:table-cell office:value-type="string" calcext:value-type="string">
            <text:p>Otýlie</text:p>
          </table:table-cell>
          <table:table-cell office:value-type="string" calcext:value-type="string">
            <text:p>Dobešová</text:p>
          </table:table-cell>
        </table:table-row>
        <table:table-row table:style-name="ro1">
          <table:table-cell office:value-type="string" calcext:value-type="string">
            <text:p>Stanislav</text:p>
          </table:table-cell>
          <table:table-cell office:value-type="string" calcext:value-type="string">
            <text:p>Foriš</text:p>
          </table:table-cell>
          <table:table-cell office:value-type="string" calcext:value-type="string">
            <text:p>Pavla</text:p>
          </table:table-cell>
          <table:table-cell office:value-type="string" calcext:value-type="string">
            <text:p>Pokorná</text:p>
          </table:table-cell>
        </table:table-row>
        <table:table-row table:style-name="ro1">
          <table:table-cell office:value-type="string" calcext:value-type="string">
            <text:p>Tarzan</text:p>
          </table:table-cell>
          <table:table-cell office:value-type="string" calcext:value-type="string">
            <text:p>Feber</text:p>
          </table:table-cell>
          <table:table-cell office:value-type="string" calcext:value-type="string">
            <text:p>Radka</text:p>
          </table:table-cell>
          <table:table-cell office:value-type="string" calcext:value-type="string">
            <text:p>Václavíková</text:p>
          </table:table-cell>
        </table:table-row>
        <table:table-row table:style-name="ro1">
          <table:table-cell office:value-type="string" calcext:value-type="string">
            <text:p>Teofil</text:p>
          </table:table-cell>
          <table:table-cell office:value-type="string" calcext:value-type="string">
            <text:p>Ulek</text:p>
          </table:table-cell>
          <table:table-cell office:value-type="string" calcext:value-type="string">
            <text:p>Stanislava</text:p>
          </table:table-cell>
          <table:table-cell office:value-type="string" calcext:value-type="string">
            <text:p>Doroženská</text:p>
          </table:table-cell>
        </table:table-row>
        <table:table-row table:style-name="ro1">
          <table:table-cell office:value-type="string" calcext:value-type="string">
            <text:p>Ulrich</text:p>
          </table:table-cell>
          <table:table-cell office:value-type="string" calcext:value-type="string">
            <text:p>Cábel</text:p>
          </table:table-cell>
          <table:table-cell office:value-type="string" calcext:value-type="string">
            <text:p>Aurélie</text:p>
          </table:table-cell>
          <table:table-cell office:value-type="string" calcext:value-type="string">
            <text:p>Zámečníková</text:p>
          </table:table-cell>
        </table:table-row>
        <table:table-row table:style-name="ro1">
          <table:table-cell office:value-type="string" calcext:value-type="string">
            <text:p>Václav</text:p>
          </table:table-cell>
          <table:table-cell office:value-type="string" calcext:value-type="string">
            <text:p>Chaplin</text:p>
          </table:table-cell>
          <table:table-cell office:value-type="string" calcext:value-type="string">
            <text:p>Teta</text:p>
          </table:table-cell>
          <table:table-cell office:value-type="string" calcext:value-type="string">
            <text:p>Drsná</text:p>
          </table:table-cell>
        </table:table-row>
        <table:table-row table:style-name="ro1">
          <table:table-cell office:value-type="string" calcext:value-type="string">
            <text:p>Waldemar</text:p>
          </table:table-cell>
          <table:table-cell office:value-type="string" calcext:value-type="string">
            <text:p>Nejezchleba</text:p>
          </table:table-cell>
          <table:table-cell office:value-type="string" calcext:value-type="string">
            <text:p>Vladěna</text:p>
          </table:table-cell>
          <table:table-cell office:value-type="string" calcext:value-type="string">
            <text:p>Vojáčková</text:p>
          </table:table-cell>
        </table:table-row>
        <table:table-row table:style-name="ro1">
          <table:table-cell office:value-type="string" calcext:value-type="string">
            <text:p>Xaver</text:p>
          </table:table-cell>
          <table:table-cell office:value-type="string" calcext:value-type="string">
            <text:p>Nárožný</text:p>
          </table:table-cell>
          <table:table-cell office:value-type="string" calcext:value-type="string">
            <text:p>Zdena</text:p>
          </table:table-cell>
          <table:table-cell office:value-type="string" calcext:value-type="string">
            <text:p>Pertová</text:p>
          </table:table-cell>
        </table:table-row>
        <table:table-row table:style-name="ro1">
          <table:table-cell office:value-type="string" calcext:value-type="string">
            <text:p>Zdeněk</text:p>
          </table:table-cell>
          <table:table-cell office:value-type="string" calcext:value-type="string">
            <text:p>Habanec</text:p>
          </table:table-cell>
          <table:table-cell office:value-type="string" calcext:value-type="string">
            <text:p>Žaneta</text:p>
          </table:table-cell>
          <table:table-cell office:value-type="string" calcext:value-type="string">
            <text:p>Perná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7P1" style:volatile="true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7P2" style:volatile="true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12P1" style:volatile="true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12P2" style:volatile="true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13P0"/>
    </number:currency-style>
    <number:date-style style:name="N114">
      <number:day number:style="long"/>
      <number:text>. </number:text>
      <number:month number:style="long"/>
      <number:text>. </number:text>
      <number:year number:style="long"/>
    </number:date-style>
    <number:number-style style:name="N10107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7" number:language="cs" number:country="CZ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7P0"/>
    </number:number-style>
    <number:number-style style:name="N10108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8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09" number:language="cs" number:country="CZ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09P0"/>
    </number:number-style>
    <number:number-style style:name="N10110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0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0P0"/>
    </number:number-style>
    <number:date-style style:name="N10111" number:language="cs" number:country="CZ">
      <number:day/>
      <number:text>.</number:text>
      <number:month/>
      <number:text>.</number:text>
      <number:year number:style="long"/>
    </number:date-style>
    <number:date-style style:name="N10112" number:language="cs" number:country="CZ">
      <number:day/>
      <number:text>.</number:text>
      <number:month number:textual="true"/>
      <number:text>.</number:text>
      <number:year/>
    </number:date-style>
    <number:date-style style:name="N10113" number:language="cs" number:country="CZ">
      <number:day/>
      <number:text>.</number:text>
      <number:month number:textual="true"/>
    </number:date-style>
    <number:date-style style:name="N10114" number:language="cs" number:country="CZ">
      <number:month number:textual="true"/>
      <number:text>.</number:text>
      <number:year/>
    </number:date-style>
    <number:time-style style:name="N10115" number:language="cs" number:country="CZ">
      <number:hours/>
      <number:text>:</number:text>
      <number:minutes number:style="long"/>
      <number:text> </number:text>
      <number:am-pm/>
    </number:time-style>
    <number:time-style style:name="N10116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cs" number:country="CZ">
      <number:hours/>
      <number:text>:</number:text>
      <number:minutes number:style="long"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19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0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0" number:language="cs" number:country="CZ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1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2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2" number:language="cs" number:country="CZ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3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4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4P2" style:volatile="true" number:language="cs" number:country="CZ">
      <loext:text> </loext:text>
      <loext:fill-character> </loext:fill-character>
      <number:text>-      </number:text>
    </number:number-style>
    <number:text-style style:name="N10124" number:language="cs" number:country="CZ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25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25P2" style:volatile="true" number:language="cs" number:country="CZ">
      <loext:text> </loext:text>
      <loext:fill-character> </loext:fill-character>
      <number:text>- Kč </number:text>
    </number:number-style>
    <number:text-style style:name="N10125" number:language="cs" number:country="CZ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6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6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26" number:language="cs" number:country="CZ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3">00.00.0000</text:date>, <text:time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Martinek</meta:initial-creator>
    <meta:creation-date>2018-11-13T22:05:51.249647375</meta:creation-date>
    <dc:date>2018-11-13T23:27:56.146334306</dc:date>
    <dc:creator>David Martinek</dc:creator>
    <meta:editing-duration>PT11M51S</meta:editing-duration>
    <meta:editing-cycles>4</meta:editing-cycles>
    <meta:generator>LibreOffice/6.0.6.2$Linux_X86_64 LibreOffice_project/00m0$Build-2</meta:generator>
    <meta:document-statistic meta:table-count="2" meta:cell-count="919" meta:object-count="0"/>
  </office:meta>
</office:document-meta>
</file>